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min-height="1.126cm" fo:min-width="7.6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26cm" fo:min-width="7.672cm" fo:padding-top="0.127cm" fo:padding-bottom="0.127cm" fo:padding-left="0.254cm" fo:padding-right="0.254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solid" svg:stroke-width="0.026cm" svg:stroke-color="#000000" draw:stroke-linejoin="miter" svg:stroke-linecap="square" draw:fill="solid" draw:fill-color="#00cc99" draw:opacity="24%" draw:textarea-horizontal-align="justify" draw:textarea-vertical-align="top" draw:auto-grow-height="false" draw:fit-to-size="shrink-to-fit" style:shrink-to-fit="true" fo:min-height="6.235cm" fo:min-width="15.519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26cm" svg:stroke-color="#000000" draw:stroke-linejoin="miter" svg:stroke-linecap="square" draw:fill="solid" draw:fill-color="#8585e0" draw:opacity="26%" draw:textarea-horizontal-align="left" draw:textarea-vertical-align="top" draw:auto-grow-height="false" fo:min-height="6.808cm" fo:min-width="15.035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svg:stroke-linecap="square" draw:fill="solid" draw:fill-color="#7878de" draw:textarea-horizontal-align="justify" draw:textarea-vertical-align="top" draw:auto-grow-height="false" fo:min-height="1.536cm" fo:min-width="3.32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svg:stroke-linecap="square" draw:fill="solid" draw:fill-color="#7878de" draw:textarea-horizontal-align="justify" draw:textarea-vertical-align="top" draw:auto-grow-height="false" fo:min-height="1.536cm" fo:min-width="3.23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492cm" fo:min-width="6.273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4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4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8cm" fo:min-width="0.099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638cm" fo:min-width="0.398cm" fo:padding-top="0.13cm" fo:padding-bottom="0.13cm" fo:padding-left="0.25cm" fo:padding-right="0.25cm" fo:wrap-option="no-wrap" draw:shadow-color="#808080"/>
    </style:style>
    <style:style style:name="gr6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8cm" fo:min-width="0.099cm" fo:padding-top="0.13cm" fo:padding-bottom="0.13cm" fo:padding-left="0.25cm" fo:padding-right="0.25cm" fo:wrap-option="no-wrap" draw:shadow-color="#808080"/>
    </style:style>
    <style:style style:name="gr6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7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638cm" fo:min-width="0.398cm" fo:padding-top="0.13cm" fo:padding-bottom="0.13cm" fo:padding-left="0.25cm" fo:padding-right="0.25cm" fo:wrap-option="no-wrap" draw:shadow-color="#808080"/>
    </style:style>
    <style:style style:name="gr8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8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10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638cm" fo:min-width="0.398cm" fo:padding-top="0.13cm" fo:padding-bottom="0.13cm" fo:padding-left="0.25cm" fo:padding-right="0.25cm" fo:wrap-option="no-wrap" draw:shadow-color="#808080"/>
    </style:style>
    <style:style style:name="gr10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10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638cm" fo:min-width="0.398cm" fo:padding-top="0.13cm" fo:padding-bottom="0.13cm" fo:padding-left="0.25cm" fo:padding-right="0.25cm" fo:wrap-option="no-wrap" draw:shadow-color="#808080"/>
    </style:style>
    <style:style style:name="gr10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8cm" fo:min-width="0.099cm" fo:padding-top="0.13cm" fo:padding-bottom="0.13cm" fo:padding-left="0.25cm" fo:padding-right="0.25cm" fo:wrap-option="no-wrap" draw:shadow-color="#808080"/>
    </style:style>
    <style:style style:name="gr11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11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11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638cm" fo:min-width="2.643cm" fo:padding-top="0.13cm" fo:padding-bottom="0.13cm" fo:padding-left="0.25cm" fo:padding-right="0.25cm" fo:wrap-option="no-wrap" draw:shadow-color="#808080"/>
    </style:style>
    <style:style style:name="gr11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11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11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638cm" fo:min-width="2.643cm" fo:padding-top="0.13cm" fo:padding-bottom="0.13cm" fo:padding-left="0.25cm" fo:padding-right="0.25cm" fo:wrap-option="no-wrap" draw:shadow-color="#808080"/>
    </style:style>
    <style:style style:name="gr11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638cm" fo:min-width="0.398cm" fo:padding-top="0.13cm" fo:padding-bottom="0.13cm" fo:padding-left="0.25cm" fo:padding-right="0.25cm" fo:wrap-option="no-wrap" draw:shadow-color="#808080"/>
    </style:style>
    <style:style style:name="gr11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13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13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638cm" fo:min-width="2.643cm" fo:padding-top="0.13cm" fo:padding-bottom="0.13cm" fo:padding-left="0.25cm" fo:padding-right="0.25cm" fo:wrap-option="no-wrap" draw:shadow-color="#808080"/>
    </style:style>
    <style:style style:name="gr13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13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13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638cm" fo:min-width="2.643cm" fo:padding-top="0.13cm" fo:padding-bottom="0.13cm" fo:padding-left="0.25cm" fo:padding-right="0.25cm" fo:wrap-option="no-wrap" draw:shadow-color="#808080"/>
    </style:style>
    <style:style style:name="gr13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8cm" fo:min-width="0.099cm" fo:padding-top="0.13cm" fo:padding-bottom="0.13cm" fo:padding-left="0.25cm" fo:padding-right="0.25cm" fo:wrap-option="no-wrap" draw:shadow-color="#808080"/>
    </style:style>
    <style:style style:name="gr13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1.087cm" fo:min-width="2.943cm" fo:padding-top="0.13cm" fo:padding-bottom="0.13cm" fo:padding-left="0.25cm" fo:padding-right="0.25cm" fo:wrap-option="no-wrap" draw:shadow-color="#808080"/>
    </style:style>
    <style:style style:name="gr13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638cm" fo:min-width="0.398cm" fo:padding-top="0.13cm" fo:padding-bottom="0.13cm" fo:padding-left="0.25cm" fo:padding-right="0.25cm" fo:wrap-option="no-wrap" draw:shadow-color="#808080"/>
    </style:style>
    <style:style style:name="gr13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14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638cm" fo:min-width="0.398cm" fo:padding-top="0.13cm" fo:padding-bottom="0.13cm" fo:padding-left="0.25cm" fo:padding-right="0.25cm" fo:wrap-option="no-wrap" draw:shadow-color="#808080"/>
    </style:style>
    <style:style style:name="gr14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16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638cm" fo:min-width="0.398cm" fo:padding-top="0.13cm" fo:padding-bottom="0.13cm" fo:padding-left="0.25cm" fo:padding-right="0.25cm" fo:wrap-option="no-wrap" draw:shadow-color="#808080"/>
    </style:style>
    <style:style style:name="gr16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16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638cm" fo:min-width="0.398cm" fo:padding-top="0.13cm" fo:padding-bottom="0.13cm" fo:padding-left="0.25cm" fo:padding-right="0.25cm" fo:wrap-option="no-wrap" draw:shadow-color="#808080"/>
    </style:style>
    <style:style style:name="gr16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17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8cm" fo:min-width="0.098cm" fo:padding-top="0.13cm" fo:padding-bottom="0.13cm" fo:padding-left="0.25cm" fo:padding-right="0.25cm" fo:wrap-option="no-wrap" draw:shadow-color="#808080"/>
    </style:style>
    <style:style style:name="gr17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17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8cm" fo:min-width="0.099cm" fo:padding-top="0.13cm" fo:padding-bottom="0.13cm" fo:padding-left="0.25cm" fo:padding-right="0.25cm" fo:wrap-option="no-wrap" draw:shadow-color="#808080"/>
    </style:style>
    <style:style style:name="gr17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17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638cm" fo:min-width="0.399cm" fo:padding-top="0.13cm" fo:padding-bottom="0.13cm" fo:padding-left="0.25cm" fo:padding-right="0.25cm" fo:wrap-option="no-wrap" draw:shadow-color="#808080"/>
    </style:style>
    <style:style style:name="gr17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638cm" fo:min-width="0.398cm" fo:padding-top="0.13cm" fo:padding-bottom="0.13cm" fo:padding-left="0.25cm" fo:padding-right="0.25cm" fo:wrap-option="no-wrap" draw:shadow-color="#808080"/>
    </style:style>
    <style:style style:name="gr18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18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18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8cm" fo:min-width="0.099cm" fo:padding-top="0.13cm" fo:padding-bottom="0.13cm" fo:padding-left="0.25cm" fo:padding-right="0.25cm" fo:wrap-option="no-wrap" draw:shadow-color="#808080"/>
    </style:style>
    <style:style style:name="gr18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18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8cm" fo:min-width="0.098cm" fo:padding-top="0.13cm" fo:padding-bottom="0.13cm" fo:padding-left="0.25cm" fo:padding-right="0.25cm" fo:wrap-option="no-wrap" draw:shadow-color="#808080"/>
    </style:style>
    <style:style style:name="gr18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19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19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8cm" fo:min-width="0.099cm" fo:padding-top="0.13cm" fo:padding-bottom="0.13cm" fo:padding-left="0.25cm" fo:padding-right="0.25cm" fo:wrap-option="no-wrap" draw:shadow-color="#808080"/>
    </style:style>
    <style:style style:name="gr20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639cm" fo:min-width="0.398cm" fo:padding-top="0.13cm" fo:padding-bottom="0.13cm" fo:padding-left="0.25cm" fo:padding-right="0.25cm" fo:wrap-option="no-wrap" draw:shadow-color="#808080"/>
    </style:style>
    <style:style style:name="gr20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8cm" fo:min-width="0.098cm" fo:padding-top="0.13cm" fo:padding-bottom="0.13cm" fo:padding-left="0.25cm" fo:padding-right="0.25cm" fo:wrap-option="no-wrap" draw:shadow-color="#808080"/>
    </style:style>
    <style:style style:name="gr20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8cm" fo:min-width="0.098cm" fo:padding-top="0.13cm" fo:padding-bottom="0.13cm" fo:padding-left="0.25cm" fo:padding-right="0.25cm" fo:wrap-option="no-wrap" draw:shadow-color="#808080"/>
    </style:style>
    <style:style style:name="gr20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20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8cm" fo:min-width="0.099cm" fo:padding-top="0.13cm" fo:padding-bottom="0.13cm" fo:padding-left="0.25cm" fo:padding-right="0.25cm" fo:wrap-option="no-wrap" draw:shadow-color="#808080"/>
    </style:style>
    <style:style style:name="gr21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21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8cm" fo:min-width="0.098cm" fo:padding-top="0.13cm" fo:padding-bottom="0.13cm" fo:padding-left="0.25cm" fo:padding-right="0.25cm" fo:wrap-option="no-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8cm" fo:min-width="0.099cm" fo:padding-top="0.13cm" fo:padding-bottom="0.13cm" fo:padding-left="0.25cm" fo:padding-right="0.25cm" fo:wrap-option="no-wrap" draw:shadow-color="#808080"/>
    </style:style>
    <style:style style:name="gr21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8cm" fo:min-width="0.099cm" fo:padding-top="0.13cm" fo:padding-bottom="0.13cm" fo:padding-left="0.25cm" fo:padding-right="0.25cm" fo:wrap-option="no-wrap" draw:shadow-color="#808080"/>
    </style:style>
    <style:style style:name="gr22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23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638cm" fo:min-width="0.398cm" fo:padding-top="0.13cm" fo:padding-bottom="0.13cm" fo:padding-left="0.25cm" fo:padding-right="0.25cm" fo:wrap-option="no-wrap" draw:shadow-color="#808080"/>
    </style:style>
    <style:style style:name="gr232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23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23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8cm" fo:min-width="0.098cm" fo:padding-top="0.13cm" fo:padding-bottom="0.13cm" fo:padding-left="0.25cm" fo:padding-right="0.25cm" fo:wrap-option="no-wrap" draw:shadow-color="#808080"/>
    </style:style>
    <style:style style:name="gr23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23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8cm" fo:min-width="0.099cm" fo:padding-top="0.13cm" fo:padding-bottom="0.13cm" fo:padding-left="0.25cm" fo:padding-right="0.25cm" fo:wrap-option="no-wrap" draw:shadow-color="#808080"/>
    </style:style>
    <style:style style:name="gr23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24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24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26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638cm" fo:min-width="0.398cm" fo:padding-top="0.13cm" fo:padding-bottom="0.13cm" fo:padding-left="0.25cm" fo:padding-right="0.25cm" fo:wrap-option="no-wrap" draw:shadow-color="#808080"/>
    </style:style>
    <style:style style:name="gr26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26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8cm" fo:min-width="0.098cm" fo:padding-top="0.13cm" fo:padding-bottom="0.13cm" fo:padding-left="0.25cm" fo:padding-right="0.25cm" fo:wrap-option="no-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27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27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638cm" fo:min-width="0.398cm" fo:padding-top="0.13cm" fo:padding-bottom="0.13cm" fo:padding-left="0.25cm" fo:padding-right="0.25cm" fo:wrap-option="no-wrap" draw:shadow-color="#808080"/>
    </style:style>
    <style:style style:name="gr28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281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8cm" fo:min-width="0.099cm" fo:padding-top="0.13cm" fo:padding-bottom="0.13cm" fo:padding-left="0.25cm" fo:padding-right="0.25cm" fo:wrap-option="no-wrap" draw:shadow-color="#808080"/>
    </style:style>
    <style:style style:name="gr29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638cm" fo:min-width="0.398cm" fo:padding-top="0.13cm" fo:padding-bottom="0.13cm" fo:padding-left="0.25cm" fo:padding-right="0.25cm" fo:wrap-option="no-wrap" draw:shadow-color="#808080"/>
    </style:style>
    <style:style style:name="gr29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303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304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8cm" fo:min-width="0.099cm" fo:padding-top="0.13cm" fo:padding-bottom="0.13cm" fo:padding-left="0.25cm" fo:padding-right="0.25cm" fo:wrap-option="no-wrap" draw:shadow-color="#808080"/>
    </style:style>
    <style:style style:name="gr305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306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638cm" fo:min-width="0.398cm" fo:padding-top="0.13cm" fo:padding-bottom="0.13cm" fo:padding-left="0.25cm" fo:padding-right="0.25cm" fo:wrap-option="no-wrap" draw:shadow-color="#808080"/>
    </style:style>
    <style:style style:name="gr30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3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7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328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329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638cm" fo:min-width="0.398cm" fo:padding-top="0.13cm" fo:padding-bottom="0.13cm" fo:padding-left="0.25cm" fo:padding-right="0.25cm" fo:wrap-option="no-wrap" draw:shadow-color="#808080"/>
    </style:style>
    <style:style style:name="gr330" style:family="graphic" style:parent-style-name="standard" style:list-style-name="L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3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gr3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draw:fit-to-size="shrink-to-fit" style:shrink-to-fit="true" fo:min-height="0.375cm" fo:min-width="5.232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69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top" fo:min-height="12.4cm" draw:shadow-color="#808080"/>
    </style:style>
    <style:style style:name="pr4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287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928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Title1-notes">
      <style:graphic-properties draw:fill-color="#ffffff" fo:min-height="12.4cm"/>
    </style:style>
    <style:style style:name="pr7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1.291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Title5-title">
      <style:graphic-properties draw:stroke="none" draw:fill="none" draw:fill-color="#ffffff" draw:textarea-horizontal-align="justify" draw:textarea-vertical-align="middle" draw:auto-grow-height="false" draw:auto-grow-width="false" fo:min-height="2.287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Title5-notes">
      <style:graphic-properties draw:fill-color="#ffffff" fo:min-height="12.4cm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352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Title1-notes">
      <style:graphic-properties draw:stroke="none" draw:fill="none" draw:fill-color="#ffffff" draw:textarea-horizontal-align="justify" draw:textarea-vertical-align="top" fo:min-height="12.4cm" draw:shadow-color="#808080"/>
    </style:style>
    <style:style style:name="pr12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929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6.293cm" style:use-optimal-column-width="false"/>
    </style:style>
    <style:style style:name="co2" style:family="table-column">
      <style:table-column-properties style:column-width="11.201cm" style:use-optimal-column-width="false"/>
    </style:style>
    <style:style style:name="co3" style:family="table-column">
      <style:table-column-properties style:column-width="7.915cm" style:use-optimal-column-width="false"/>
    </style:style>
    <style:style style:name="co4" style:family="table-column">
      <style:table-column-properties style:column-width="3.246cm" style:use-optimal-column-width="false"/>
    </style:style>
    <style:style style:name="ro1" style:family="table-row">
      <style:table-row-properties style:row-height="1.779cm"/>
    </style:style>
    <style:style style:name="ro2" style:family="table-row">
      <style:table-row-properties style:row-height="1.38cm"/>
    </style:style>
    <style:style style:name="ro3" style:family="table-row">
      <style:table-row-properties style:row-height="1.778cm"/>
    </style:style>
    <style:style style:name="ro4" style:family="table-row">
      <style:table-row-properties style:row-height="1.939cm"/>
    </style:style>
    <style:style style:name="ro5" style:family="table-row">
      <style:table-row-properties style:row-height="1.781cm"/>
    </style:style>
    <style:style style:name="ro6" style:family="table-row">
      <style:table-row-properties style:row-height="1.5cm"/>
    </style:style>
    <style:style style:name="ro7" style:family="table-row">
      <style:table-row-properties style:row-height="1.402cm"/>
    </style:style>
    <style:style style:name="ro8" style:family="table-row">
      <style:table-row-properties style:row-height="1.794cm"/>
    </style:style>
    <style:style style:name="ro9" style:family="table-row">
      <style:table-row-properties style:row-height="2.131cm"/>
    </style:style>
    <style:style style:name="ro10" style:family="table-row">
      <style:table-row-properties style:row-height="2.724cm"/>
    </style:style>
    <style:style style:name="ce1" style:family="table-cell">
      <loext:graphic-properties draw:fill="solid" draw:fill-color="#00cc99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2" style:family="table-cell">
      <loext:graphic-properties draw:fill="solid" draw:fill-color="#00cc99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3" style:family="table-cell">
      <loext:graphic-properties draw:fill="solid" draw:fill-color="#00cc99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4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5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6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7" style:family="table-cell">
      <loext:graphic-properties draw:fill="solid" draw:fill-color="#e7f6ef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8" style:family="table-cell">
      <loext:graphic-properties draw:fill="solid" draw:fill-color="#e7f6ef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9" style:family="table-cell">
      <loext:graphic-properties draw:fill="solid" draw:fill-color="#e7f6ef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0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1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2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3" style:family="table-cell">
      <loext:graphic-properties draw:fill="solid" draw:fill-color="#e7f6ef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4" style:family="table-cell">
      <loext:graphic-properties draw:fill="solid" draw:fill-color="#e7f6ef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5" style:family="table-cell">
      <loext:graphic-properties draw:fill="solid" draw:fill-color="#e7f6ef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6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7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8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19" style:family="table-cell">
      <loext:graphic-properties draw:fill="solid" draw:fill-color="#e7f6ef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20" style:family="table-cell">
      <loext:graphic-properties draw:fill="solid" draw:fill-color="#e7f6ef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21" style:family="table-cell">
      <loext:graphic-properties draw:fill="solid" draw:fill-color="#e7f6ef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22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23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24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25" style:family="table-cell">
      <loext:graphic-properties draw:fill="solid" draw:fill-color="#e7f6ef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26" style:family="table-cell">
      <loext:graphic-properties draw:fill="solid" draw:fill-color="#e7f6ef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27" style:family="table-cell">
      <loext:graphic-properties draw:fill="solid" draw:fill-color="#e7f6ef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28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29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30" style:family="table-cell">
      <loext:graphic-properties draw:fill="solid" draw:fill-color="#cbecde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text-indent="0cm" fo:border="0.23pt solid #ffffff" style:punctuation-wrap="hanging" style:line-break="strict"/>
    </style:style>
    <style:style style:name="ce3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0.54pt solid #000000"/>
    </style:style>
    <style:style style:name="ce3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088cm" fo:margin-bottom="0cm" fo:text-align="center" fo:text-indent="0cm" fo:border="0.54pt solid #000000"/>
    </style:style>
    <style:style style:name="P1" style:family="paragraph">
      <style:paragraph-properties fo:margin-left="0cm" fo:margin-right="0cm" fo:margin-top="0cm" fo:margin-bottom="0cm" fo:text-align="end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end" fo:text-indent="0cm"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211cm" fo:margin-bottom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7" style:family="paragraph">
      <style:paragraph-properties fo:margin-left="0cm" fo:margin-right="0cm" fo:text-align="end" fo:text-indent="0cm"/>
    </style:style>
    <style:style style:name="P8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.158cm" fo:margin-bottom="0cm" fo:text-indent="0cm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text-indent="0cm" style:punctuation-wrap="hanging" style:line-break="strict"/>
    </style:style>
    <style:style style:name="P13" style:family="paragraph">
      <style:paragraph-properties fo:margin-left="2.063cm" fo:margin-right="0cm" fo:margin-top="0.158cm" fo:margin-bottom="0cm" fo:text-indent="-0.793cm"/>
    </style:style>
    <style:style style:name="P14" style:family="paragraph">
      <style:paragraph-properties fo:margin-left="0.952cm" fo:margin-right="0cm" fo:margin-top="0.211cm" fo:margin-bottom="0cm" fo:text-indent="-0.952cm"/>
    </style:style>
    <style:style style:name="P15" style:family="paragraph">
      <loext:graphic-properties draw:fill="solid" draw:fill-color="#00cc99" draw:opacity="24%"/>
      <style:paragraph-properties fo:margin-left="0cm" fo:margin-right="0cm" fo:margin-top="0cm" fo:margin-bottom="0cm" fo:text-indent="0cm" style:writing-mode="lr-tb" style:font-independent-line-spacing="true"/>
    </style:style>
    <style:style style:name="P16" style:family="paragraph">
      <loext:graphic-properties draw:fill="solid" draw:fill-color="#8585e0" draw:opacity="26%"/>
      <style:paragraph-properties style:writing-mode="lr-tb" style:font-independent-line-spacing="true"/>
    </style:style>
    <style:style style:name="P17" style:family="paragraph">
      <loext:graphic-properties draw:fill="solid" draw:fill-color="#7878de"/>
      <style:paragraph-properties fo:margin-left="0cm" fo:margin-right="0cm" fo:text-indent="0cm" style:writing-mode="lr-tb" style:font-independent-line-spacing="true"/>
    </style:style>
    <style:style style:name="P18" style:family="paragraph">
      <style:paragraph-properties fo:margin-left="0.952cm" fo:margin-right="0cm" fo:margin-top="0.211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style:paragraph-properties fo:margin-left="0cm" fo:margin-right="0cm" fo:margin-top="0cm" fo:margin-bottom="0cm" fo:text-indent="0cm"/>
    </style:style>
    <style:style style:name="P22" style:family="paragraph">
      <style:paragraph-properties fo:margin-left="0cm" fo:margin-right="0cm" fo:margin-top="0.141cm" fo:margin-bottom="0cm" fo:text-indent="0cm"/>
    </style:style>
    <style:style style:name="P23" style:family="paragraph">
      <style:paragraph-properties fo:margin-left="0cm" fo:margin-right="0cm" fo:margin-top="0.211cm" fo:margin-bottom="0cm" fo:line-height="90%" fo:text-indent="0cm"/>
    </style:style>
    <style:style style:name="P24" style:family="paragraph">
      <style:paragraph-properties fo:margin-left="0.952cm" fo:margin-right="0cm" fo:margin-top="0.123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5" style:family="paragraph">
      <style:paragraph-properties fo:margin-left="0.952cm" fo:margin-right="0cm" fo:margin-top="0.123cm" fo:margin-bottom="0cm" fo:line-height="90%" fo:text-indent="-0.952cm"/>
    </style:style>
    <style:style style:name="P26" style:family="paragraph">
      <style:paragraph-properties fo:margin-left="0cm" fo:margin-right="0cm" fo:margin-top="0.123cm" fo:margin-bottom="0cm" fo:line-height="90%" fo:text-indent="0cm"/>
    </style:style>
    <style:style style:name="P27" style:family="paragraph">
      <style:paragraph-properties fo:margin-left="0.952cm" fo:margin-right="0cm" fo:margin-top="0.141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8" style:family="paragraph">
      <style:paragraph-properties fo:margin-left="0.952cm" fo:margin-right="0cm" fo:margin-top="0.141cm" fo:margin-bottom="0cm" fo:text-indent="-0.952cm"/>
    </style:style>
    <style:style style:name="P29" style:family="paragraph">
      <style:paragraph-properties fo:margin-left="0cm" fo:margin-right="0cm" fo:margin-top="0.158cm" fo:margin-bottom="0cm" fo:line-height="90%" fo:text-indent="0cm"/>
    </style:style>
    <style:style style:name="P30" style:family="paragraph">
      <style:paragraph-properties fo:margin-left="2.063cm" fo:margin-right="0cm" fo:margin-top="0.158cm" fo:margin-bottom="0cm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1" style:family="paragraph">
      <style:paragraph-properties fo:margin-left="0.952cm" fo:margin-right="0cm" fo:margin-top="0.123cm" fo:margin-bottom="0cm" fo:text-indent="-0.952cm"/>
    </style:style>
    <style:style style:name="P32" style:family="paragraph">
      <style:paragraph-properties fo:margin-left="0cm" fo:margin-right="0cm" fo:margin-top="0.123cm" fo:margin-bottom="0cm" fo:text-indent="0cm"/>
    </style:style>
    <style:style style:name="P33" style:family="paragraph">
      <style:paragraph-properties fo:margin-left="0cm" fo:margin-right="0cm" fo:margin-top="0.176cm" fo:margin-bottom="0cm" fo:text-indent="0cm"/>
    </style:style>
    <style:style style:name="P34" style:family="paragraph">
      <style:paragraph-properties fo:margin-left="0cm" fo:margin-right="0cm" fo:margin-top="0.088cm" fo:margin-bottom="0cm" fo:text-align="center" fo:text-indent="0cm"/>
    </style:style>
    <style:style style:name="P35" style:family="paragraph">
      <style:paragraph-properties fo:margin-left="0cm" fo:margin-right="0cm" fo:margin-top="0.176cm" fo:margin-bottom="0cm" fo:text-align="center" fo:text-indent="0cm"/>
    </style:style>
    <style:style style:name="P36" style:family="paragraph">
      <style:paragraph-properties fo:margin-left="0cm" fo:margin-right="0cm" fo:margin-top="0.176cm" fo:margin-bottom="0cm" fo:line-height="90%" fo:text-indent="0cm"/>
    </style:style>
    <style:style style:name="P37" style:family="paragraph">
      <style:paragraph-properties fo:margin-left="0cm" fo:margin-right="0cm" fo:margin-top="0.141cm" fo:margin-bottom="0cm" fo:line-height="90%" fo:text-indent="0cm"/>
    </style:style>
    <style:style style:name="P38" style:family="paragraph">
      <style:paragraph-properties fo:margin-left="0cm" fo:margin-right="0cm" fo:margin-top="0.141cm" fo:margin-bottom="0cm" fo:line-height="90%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9" style:family="paragraph">
      <style:paragraph-properties fo:margin-left="0.952cm" fo:margin-right="0cm" fo:margin-top="0.176cm" fo:margin-bottom="0cm" fo:line-height="90%" fo:text-indent="-0.952cm"/>
    </style:style>
    <style:style style:name="P40" style:family="paragraph">
      <style:paragraph-properties fo:margin-left="0cm" fo:margin-right="0cm" fo:margin-top="0.158cm" fo:margin-bottom="0cm" fo:line-height="100%" fo:text-indent="0cm"/>
    </style:style>
    <style:style style:name="P41" style:family="paragraph">
      <style:paragraph-properties fo:margin-left="2.063cm" fo:margin-right="0cm" fo:margin-top="0.141cm" fo:margin-bottom="0cm" fo:line-height="90%" fo:text-indent="-0.793cm"/>
    </style:style>
    <style:style style:name="P42" style:family="paragraph">
      <style:paragraph-properties fo:margin-left="0.952cm" fo:margin-right="0cm" fo:margin-top="0.211cm" fo:margin-bottom="0cm" fo:line-height="90%" fo:text-indent="-0.952cm"/>
    </style:style>
    <style:style style:name="P43" style:family="paragraph">
      <style:paragraph-properties fo:margin-left="0.952cm" fo:margin-right="0cm" fo:margin-top="0.211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4" style:family="paragraph">
      <style:paragraph-properties fo:margin-left="0cm" fo:margin-right="0cm" fo:margin-top="0.211cm" fo:margin-bottom="0cm" fo:line-height="90%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5" style:family="paragraph">
      <style:paragraph-properties fo:margin-left="0cm" fo:margin-right="0cm" fo:margin-top="0.158cm" fo:margin-bottom="0cm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6" style:family="paragraph">
      <style:paragraph-properties fo:margin-left="2.063cm" fo:margin-right="0cm" fo:margin-top="0.141cm" fo:margin-bottom="0cm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7" style:family="paragraph">
      <style:paragraph-properties fo:margin-left="2.063cm" fo:margin-right="0cm" fo:margin-top="0.141cm" fo:margin-bottom="0cm" fo:text-indent="-0.793cm"/>
    </style:style>
    <style:style style:name="P48" style:family="paragraph">
      <style:paragraph-properties fo:margin-left="0cm" fo:margin-right="0cm" fo:margin-top="0.211cm" fo:margin-bottom="0cm" fo:line-height="100%" fo:text-indent="0cm"/>
    </style:style>
    <style:style style:name="P49" style:family="paragraph">
      <style:paragraph-properties fo:margin-left="0cm" fo:margin-right="0cm" fo:margin-top="0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0" style:family="paragraph">
      <style:paragraph-properties fo:margin-left="0cm" fo:margin-right="0cm" fo:margin-top="0.352cm" fo:margin-bottom="0cm" fo:text-indent="0cm"/>
    </style:style>
    <style:style style:name="P51" style:family="paragraph">
      <loext:graphic-properties draw:fill="none" draw:fill-color="#ffffff"/>
      <style:paragraph-properties fo:margin-left="0cm" fo:margin-right="0cm" fo:margin-top="0.352cm" fo:margin-bottom="0cm" fo:text-indent="0cm" style:writing-mode="lr-tb" style:font-independent-line-spacing="true"/>
    </style:style>
    <style:style style:name="P52" style:family="paragraph">
      <style:paragraph-properties fo:margin-left="0cm" fo:margin-right="0cm" fo:margin-top="0.44cm" fo:margin-bottom="0cm" fo:text-indent="0cm"/>
    </style:style>
    <style:style style:name="P53" style:family="paragraph">
      <loext:graphic-properties draw:fill="none" draw:fill-color="#ffffff"/>
      <style:paragraph-properties fo:margin-left="0cm" fo:margin-right="0cm" fo:margin-top="0.44cm" fo:margin-bottom="0cm" fo:text-indent="0cm" style:writing-mode="lr-tb" style:font-independent-line-spacing="true"/>
    </style:style>
    <style:style style:name="P54" style:family="paragraph">
      <style:paragraph-properties fo:margin-left="0cm" fo:margin-right="0cm" fo:margin-top="0.088cm" fo:margin-bottom="0cm" fo:text-indent="0cm"/>
    </style:style>
    <style:style style:name="P55" style:family="paragraph">
      <style:paragraph-properties fo:margin-left="2.222cm" fo:margin-right="0cm" fo:margin-top="0.158cm" fo:margin-bottom="0cm" fo:text-indent="-0.952cm"/>
    </style:style>
    <style:style style:name="P56" style:family="paragraph">
      <style:paragraph-properties fo:margin-left="2.222cm" fo:margin-right="0cm" fo:margin-top="0.158cm" fo:margin-bottom="0cm" fo:text-indent="-0.952cm">
        <style:tab-stops>
          <style:tab-stop style:position="0cm"/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</style:style>
    <style:style style:name="P57" style:family="paragraph">
      <style:paragraph-properties fo:margin-left="0cm" fo:margin-right="0cm" fo:margin-top="0cm" fo:margin-bottom="0cm" fo:line-height="100%" fo:text-indent="0cm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P59" style:family="paragraph">
      <style:paragraph-properties fo:margin-left="2.063cm" fo:margin-right="0cm" fo:margin-top="0.158cm" fo:margin-bottom="0cm" fo:line-height="90%" fo:text-indent="-0.793cm"/>
    </style:style>
    <style:style style:name="P60" style:family="paragraph">
      <style:paragraph-properties fo:margin-left="2.063cm" fo:margin-right="0cm" fo:margin-top="0.158cm" fo:margin-bottom="0cm" fo:line-height="9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61" style:family="paragraph">
      <style:paragraph-properties fo:margin-left="0.952cm" fo:margin-right="0cm" fo:margin-top="0.158cm" fo:margin-bottom="0cm" fo:line-height="90%" fo:text-indent="-0.952cm"/>
    </style:style>
    <style:style style:name="P62" style:family="paragraph">
      <style:paragraph-properties fo:margin-left="0cm" fo:margin-right="0cm" fo:margin-top="0cm" fo:margin-bottom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4" style:family="paragraph">
      <style:paragraph-properties fo:margin-left="0cm" fo:margin-right="0cm" fo:margin-top="0.141cm" fo:margin-bottom="0cm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T1" style:family="text">
      <style:text-properties fo:font-size="8pt" fo:language="en" fo:country="US" style:font-size-asian="8pt" style:language-asian="en" style:country-asian="US" style:font-size-complex="8pt" style:language-complex="en" style:country-complex="US"/>
    </style:style>
    <style:style style:name="T2" style:family="text">
      <style:text-properties fo:color="#000000" fo:language="en" fo:country="US" style:language-asian="en" style:country-asian="US" style:language-complex="en" style:country-complex="US"/>
    </style:style>
    <style:style style:name="T3" style:family="text">
      <style:text-properties fo:language="en" fo:country="US" style:language-asian="en" style:country-asian="US" style:language-complex="en" style:country-complex="US"/>
    </style:style>
    <style:style style:name="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5" style:family="text">
      <style:text-properties fo:color="#ccccff" fo:language="en" fo:country="US" style:language-asian="en" style:country-asian="US" style:language-complex="en" style:country-complex="US"/>
    </style:style>
    <style:style style:name="T6" style:family="text">
      <style:text-properties fo:color="#ffffff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7" style:family="text">
      <style:text-properties fo:color="#000000" fo:font-size="18pt" fo:language="en" fo:country="US" style:font-size-asian="18pt" style:language-asian="en" style:country-asian="US" style:font-size-complex="18pt" style:language-complex="en" style:country-complex="US"/>
    </style:style>
    <style:style style:name="T8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9" style:family="text">
      <style:text-properties fo:color="#ff0000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0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1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12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13" style:family="text">
      <style:text-properties fo:font-size="14pt" fo:language="en" fo:country="US" fo:font-style="italic" style:font-size-asian="14pt" style:language-asian="en" style:country-asian="US" style:font-style-asian="italic" style:font-size-complex="14pt" style:language-complex="en" style:country-complex="US" style:font-style-complex="italic"/>
    </style:style>
    <style:style style:name="T14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5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16" style:family="text">
      <style:text-properties fo:font-size="24pt" fo:language="en" fo:country="US" fo:font-style="italic" fo:font-weight="bold" style:font-size-asian="24pt" style:language-asian="en" style:country-asian="US" style:font-style-asian="italic" style:font-weight-asian="bold" style:font-size-complex="24pt" style:language-complex="en" style:country-complex="US" style:font-style-complex="italic" style:font-weight-complex="bold"/>
    </style:style>
    <style:style style:name="T17" style:family="tex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T18" style:family="text">
      <style:text-properties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19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20" style:family="text">
      <style:text-properties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21" style:family="text">
      <style:text-properties style:font-name="Symbol" fo:language="en" fo:country="US" style:font-name-asian="Symbol" style:language-asian="en" style:country-asian="US" style:font-name-complex="Symbol" style:language-complex="en" style:country-complex="US"/>
    </style:style>
    <style:style style:name="T22" style:family="text">
      <style:text-properties style:text-position="30% 58%" fo:language="en" fo:country="US" style:language-asian="en" style:country-asian="US" style:language-complex="en" style:country-complex="US"/>
    </style:style>
    <style:style style:name="T23" style:family="text">
      <style:text-properties style:text-position="-25% 58%" fo:language="en" fo:country="US" style:language-asian="en" style:country-asian="US" style:language-complex="en" style:country-complex="US"/>
    </style:style>
    <style:style style:name="T24" style:family="text">
      <style:text-properties style:text-position="-25% 58%" fo:font-size="16pt" fo:language="en" fo:country="US" style:font-size-asian="16pt" style:language-asian="en" style:country-asian="US" style:font-size-complex="16pt" style:language-complex="en" style:country-complex="US"/>
    </style:style>
    <style:style style:name="T25" style:family="text">
      <style:text-properties style:font-name="Symbol" fo:font-size="16pt" fo:language="en" fo:country="US" style:font-name-asian="Symbol" style:font-size-asian="16pt" style:language-asian="en" style:country-asian="US" style:font-name-complex="Symbol" style:font-size-complex="16pt" style:language-complex="en" style:country-complex="US"/>
    </style:style>
    <style:style style:name="T26" style:family="text">
      <style:text-properties style:text-position="30% 58%" fo:font-size="16pt" fo:language="en" fo:country="US" style:font-size-asian="16pt" style:language-asian="en" style:country-asian="US" style:font-size-complex="16pt" style:language-complex="en" style:country-complex="US"/>
    </style:style>
    <style:style style:name="T27" style:family="text">
      <style:text-properties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28" style:family="text">
      <style:text-properties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29" style:family="text">
      <style:text-properties style:font-name="Wingdings" fo:font-size="16pt" fo:language="en" fo:country="US" style:font-name-asian="Wingdings" style:font-size-asian="16pt" style:language-asian="en" style:country-asian="US" style:font-name-complex="Wingdings" style:font-size-complex="16pt" style:language-complex="en" style:country-complex="US"/>
    </style:style>
    <style:style style:name="T30" style:family="text">
      <style:text-properties fo:font-size="16pt" fo:language="en" fo:country="US" style:text-underline-style="solid" style:text-underline-width="auto" style:text-underline-color="font-color" style:font-size-asian="16pt" style:language-asian="en" style:country-asian="US" style:font-size-complex="16pt" style:language-complex="en" style:country-complex="US"/>
    </style:style>
    <style:style style:name="T31" style:family="text">
      <style:text-properties style:text-position="30% 58%" fo:font-size="20pt" fo:language="en" fo:country="US" style:font-size-asian="20pt" style:language-asian="en" style:country-asian="US" style:font-size-complex="20pt" style:language-complex="en" style:country-complex="US"/>
    </style:style>
    <style:style style:name="T32" style:family="text">
      <style:text-properties style:text-position="-25% 58%" fo:font-size="20pt" fo:language="en" fo:country="US" style:font-size-asian="20pt" style:language-asian="en" style:country-asian="US" style:font-size-complex="20pt" style:language-complex="en" style:country-complex="US"/>
    </style:style>
    <style:style style:name="T33" style:family="text">
      <style:text-properties style:font-name="Symbol" fo:font-size="20pt" fo:language="en" fo:country="US" style:font-name-asian="Symbol" style:font-size-asian="20pt" style:language-asian="en" style:country-asian="US" style:font-name-complex="Symbol" style:font-size-complex="20pt" style:language-complex="en" style:country-complex="US"/>
    </style:style>
    <style:style style:name="T34" style:family="text">
      <style:text-properties style:font-name="Wingdings" fo:language="en" fo:country="US" style:font-name-asian="Wingdings" style:language-asian="en" style:country-asian="US" style:font-name-complex="Wingdings" style:language-complex="en" style:country-complex="US"/>
    </style:style>
    <style:style style:name="T35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36" style:family="text">
      <style:text-properties style:text-position="-25% 58%" fo:font-size="24pt" fo:language="en" fo:country="US" style:font-size-asian="24pt" style:language-asian="en" style:country-asian="US" style:font-size-complex="24pt" style:language-complex="en" style:country-complex="US"/>
    </style:style>
    <style:style style:name="T37" style:family="text">
      <style:text-properties style:font-name="Symbol" fo:font-size="14pt" fo:language="en" fo:country="US" style:font-name-asian="Symbol" style:font-size-asian="14pt" style:language-asian="en" style:country-asian="US" style:font-name-complex="Symbol" style:font-size-complex="14pt" style:language-complex="en" style:country-complex="US"/>
    </style:style>
    <style:style style:name="T38" style:family="text">
      <style:text-properties style:text-position="-25% 58%" fo:font-size="14pt" fo:language="en" fo:country="US" style:font-size-asian="14pt" style:language-asian="en" style:country-asian="US" style:font-size-complex="14pt" style:language-complex="en" style:country-complex="US"/>
    </style:style>
    <style:style style:name="T39" style:family="text">
      <style:text-properties fo:color="#000000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40" style:family="text">
      <style:text-properties fo:color="#000000" style:text-position="30% 58%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41" style:family="text">
      <style:text-properties style:font-name="Symbol" fo:font-size="18pt" fo:language="en" fo:country="US" style:font-name-asian="Symbol" style:font-size-asian="18pt" style:language-asian="en" style:country-asian="US" style:font-name-complex="Symbol" style:font-size-complex="18pt" style:language-complex="en" style:country-complex="US"/>
    </style:style>
    <style:style style:name="T42" style:family="text">
      <style:text-properties style:text-position="-25% 58%" fo:font-size="18pt" fo:language="en" fo:country="US" style:font-size-asian="18pt" style:language-asian="en" style:country-asian="US" style:font-size-complex="18pt" style:language-complex="en" style:country-complex="US"/>
    </style:style>
    <style:style style:name="T43" style:family="text">
      <style:text-properties style:font-name="Wingdings" fo:font-size="18pt" fo:language="en" fo:country="US" style:font-name-asian="Wingdings" style:font-size-asian="18pt" style:language-asian="en" style:country-asian="US" style:font-name-complex="Wingdings" style:font-size-complex="18pt" style:language-complex="en" style:country-complex="US"/>
    </style:style>
    <style:style style:name="T44" style:family="text">
      <style:text-properties style:font-name="Courier New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">
        <style:list-level-properties text:space-before="1.27cm" text:min-label-width="0.793cm"/>
        <style:text-properties style:font-name="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">
        <style:list-level-properties text:min-label-width="0.952cm"/>
        <style:text-properties style:font-name="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">
        <style:list-level-properties/>
        <style:text-properties style:font-name="Symbol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 text:min-label-width="1.27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">
        <style:list-level-properties/>
        <style:text-properties style:font-name="Symbol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•">
        <style:list-level-properties text:min-label-width="0.952cm"/>
        <style:text-properties style:font-name="Courier New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6"/>
      <draw:page draw:name="IT250 Automata and Compiler Design (3-0-2)" draw:style-name="dp1" draw:master-page-name="Default" presentation:use-date-time-name="dtd1">
        <draw:custom-shape draw:name="Slide Number Placeholder 5" draw:style-name="gr1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23.283cm" svg:height="4.022cm" svg:x="2.116cm" svg:y="5.503cm" presentation:class="title" presentation:user-transformed="true">
          <draw:text-box>
            <text:list text:style-name="L2">
              <text:list-header>
                <text:p text:style-name="P3"><text:span text:style-name="T2">IT250 Automata and Compiler Design (3-0-2)</text:span></text:p>
              </text:list-header>
            </text:list>
          </draw:text-box>
        </draw:frame>
        <draw:frame presentation:style-name="pr2" draw:text-style-name="P4" draw:layer="layout" svg:width="19.262cm" svg:height="4.868cm" svg:x="4.233cm" svg:y="10.795cm" presentation:class="subtitle" presentation:user-transformed="true">
          <draw:text-box>
            <text:list text:style-name="L2">
              <text:list-header>
                <text:p text:style-name="P5"><text:span text:style-name="T3"/></text:p>
                <text:p text:style-name="P5"><text:span text:style-name="T3"/></text:p>
              </text:list-header>
            </text:list>
          </draw:text-box>
        </draw:frame>
        <presentation:notes draw:style-name="dp2" presentation:use-date-time-name="dtd2">
          <draw:custom-shape draw:name="Rectangle 2" draw:style-name="gr2" draw:text-style-name="P6" draw:layer="layout" svg:width="8.18cm" svg:height="1.38cm" svg:x="0cm" svg:y="0cm">
            <text:list text:style-name="L1">
              <text:list-header>
                <text:p text:style-name="P3"><text:span text:style-name="T4">lec00-outlin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" draw:text-style-name="P8" draw:layer="layout" svg:width="8.18cm" svg:height="1.38cm" svg:x="10.702cm" svg:y="0cm">
            <text:list text:style-name="L1">
              <text:list-header>
                <text:p text:style-name="P7"><text:span text:style-name="T4"><text:date style:data-style-name="D6" text:date-value="2020-01-24">January 24, 2020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3" draw:text-style-name="P8" draw:layer="layout" svg:width="8.18cm" svg:height="1.38cm" svg:x="10.702cm" svg:y="26.194cm">
            <text:list text:style-name="L1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931cm" svg:height="10.337cm" svg:x="1.98cm" svg:y="2.068cm" draw:page-number="1" presentation:class="page"/>
          <draw:frame presentation:style-name="pr3" draw:text-style-name="P9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Course Information" draw:style-name="dp1" draw:master-page-name="Title1" presentation:use-date-time-name="dtd1">
        <draw:custom-shape draw:name="Slide Number Placeholder 5" draw:style-name="gr4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Course Information</text:span></text:p>
              </text:list-header>
            </text:list>
          </draw:text-box>
        </draw:frame>
        <draw:frame presentation:style-name="pr5" draw:text-style-name="P4" draw:layer="layout" svg:width="26.035cm" svg:height="14.181cm" svg:x="1.057cm" svg:y="3.386cm" presentation:class="outline" presentation:user-transformed="true">
          <draw:text-box>
            <text:list text:style-name="L3">
              <text:list-item>
                <text:p text:style-name="P5"><text:span text:style-name="T3">Instructor <text:s/>: <text:s text:c="2"/>Dr. Prakash Raghavendra <text:s text:c="2"/>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Email: <text:s/></text:span><text:span text:style-name="T5"><text:a xlink:href="mailto:srp1970@gmail.com" xlink:type="simple">srp1970@gmail.com</text:a></text:span></text:p>
                  </text:list-item>
                  <text:list-item>
                    <text:p text:style-name="P10"><text:span text:style-name="T3">MTech/IITM, PhD (IISc/CSA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Classes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Friday afternoon (2-3 hours) </text:span></text:p>
                  </text:list-item>
                  <text:list-item>
                    <text:p text:style-name="P10"><text:span text:style-name="T3">Saturday morning (two hours)</text:span></text:p>
                  </text:list-item>
                  <text:list-item>
                    <text:p text:style-name="P10"><text:span text:style-name="T3">~36 hours of teaching (Jan-April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Evaluation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Two projects (10 * 2)</text:span></text:p>
                  </text:list-item>
                  <text:list-item>
                    <text:p text:style-name="P10"><text:span text:style-name="T3">Mid Sem (30)</text:span></text:p>
                  </text:list-item>
                  <text:list-item>
                    <text:p text:style-name="P10"><text:span text:style-name="T3">End Sem (50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Text Books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Compilers: Principles, Techniques and Tools, by Aho, Sethi and Ullman, Pearson Education</text:span></text:p>
                  </text:list-item>
                  <text:list-item>
                    <text:p text:style-name="P10"><text:span text:style-name="T3">Compiler Design in C by Allen Holub, Prentice Hall</text:span></text:p>
                    <text:p text:style-name="P10"><text:span text:style-name="T3"/></text:p>
                  </text:list-item>
                </text:list>
              </text:list-item>
            </text:list>
            <text:list text:style-name="L3">
              <text:list-header>
                <text:p text:style-name="P5"><text:span text:style-name="T3"/></text:p>
                <text:p text:style-name="P5"><text:span text:style-name="T3"/></text:p>
              </text:list-header>
            </text:list>
          </draw:text-box>
        </draw:frame>
        <presentation:notes draw:style-name="dp3">
          <draw:page-thumbnail draw:style-name="gr5" draw:layer="layout" svg:width="14.931cm" svg:height="10.337cm" svg:x="1.979cm" svg:y="2.067cm" draw:page-number="2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Course Plan" draw:style-name="dp1" draw:master-page-name="Title1" presentation:use-date-time-name="dtd1">
        <draw:frame presentation:style-name="pr7" draw:text-style-name="P4" draw:layer="layout" svg:width="25.408cm" svg:height="1.544cm" svg:x="1.557cm" svg:y="0.004cm" presentation:class="title" presentation:user-transformed="true">
          <draw:text-box>
            <text:list text:style-name="L2">
              <text:list-header>
                <text:p text:style-name="P3"><text:span text:style-name="T3">Course Plan</text:span></text:p>
              </text:list-header>
            </text:list>
          </draw:text-box>
        </draw:frame>
        <draw:frame draw:layer="layout" svg:width="25.408cm" svg:height="16.91cm" svg:x="0.551cm" svg:y="1.548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list text:style-name="L5">
                  <text:list-header>
                    <text:p text:style-name="P12"><text:span text:style-name="T6">Week (Friday/Saturday)</text:span></text:p>
                  </text:list-header>
                </text:list>
              </table:table-cell>
              <table:table-cell table:style-name="ce2">
                <text:list text:continue-numbering="true" text:style-name="L5">
                  <text:list-header>
                    <text:p text:style-name="P12"><text:span text:style-name="T6">Plan</text:span></text:p>
                  </text:list-header>
                </text:list>
              </table:table-cell>
              <table:table-cell table:style-name="ce3">
                <text:list text:continue-numbering="true" text:style-name="L5">
                  <text:list-header>
                    <text:p text:style-name="P12"><text:span text:style-name="T6">Remarks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style-name="L1">
                  <text:list-header>
                    <text:p text:style-name="P12"><text:span text:style-name="T7">Jan 10-11 (#1)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12"><text:span text:style-name="T7">Overview of Compilers, Lexical Analysis, DFA/NFA</text:span></text:p>
                  </text:list-header>
                </text:list>
              </table:table-cell>
              <table:table-cell table:style-name="ce6"/>
            </table:table-row>
            <table:table-row table:style-name="ro2">
              <table:table-cell table:style-name="ce7">
                <text:list text:continue-numbering="true" text:style-name="L1">
                  <text:list-header>
                    <text:p text:style-name="P12"><text:span text:style-name="T8">Jan 24-25 (#2)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2"><text:span text:style-name="T7">Top-Down Parsers</text:span></text:p>
                  </text:list-header>
                </text:list>
              </table:table-cell>
              <table:table-cell table:style-name="ce9">
                <text:list text:style-name="L6">
                  <text:list-header>
                    <text:p text:style-name="P12"><text:span text:style-name="T9">Assignment #1</text:span></text:p>
                  </text:list-header>
                </text:list>
              </table:table-cell>
            </table:table-row>
            <table:table-row table:style-name="ro1">
              <table:table-cell table:style-name="ce10">
                <text:list text:style-name="L1">
                  <text:list-header>
                    <text:p text:style-name="P12"><text:span text:style-name="T7">Feb 10-15</text:span></text:p>
                  </text:list-header>
                </text:list>
              </table:table-cell>
              <table:table-cell table:style-name="ce11">
                <text:list text:continue-numbering="true" text:style-name="L1">
                  <text:list-header>
                    <text:p text:style-name="P12"><text:span text:style-name="T7">Mid-Sem Exams (No Classes)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12"><text:span text:style-name="T7">DFA/NFA, CFG, PDA, TM, Top-Down Parsing</text:span></text:p>
                  </text:list-header>
                </text:list>
              </table:table-cell>
            </table:table-row>
            <table:table-row table:style-name="ro3">
              <table:table-cell table:style-name="ce13">
                <text:list text:continue-numbering="true" text:style-name="L1">
                  <text:list-header>
                    <text:p text:style-name="P12"><text:span text:style-name="T7">Feb 21-22 (#3)</text:span></text:p>
                  </text:list-header>
                </text:list>
              </table:table-cell>
              <table:table-cell table:style-name="ce14">
                <text:list text:continue-numbering="true" text:style-name="L1">
                  <text:list-header>
                    <text:p text:style-name="P12"><text:span text:style-name="T7">Bottom-up Parsers</text:span></text:p>
                  </text:list-header>
                </text:list>
              </table:table-cell>
              <table:table-cell table:style-name="ce15">
                <text:list text:continue-numbering="true" text:style-name="L1">
                  <text:list-header>
                    <text:p text:style-name="P12"><text:span text:style-name="T7">MidSem papers evaluation</text:span></text:p>
                  </text:list-header>
                </text:list>
              </table:table-cell>
            </table:table-row>
            <table:table-row table:style-name="ro4">
              <table:table-cell table:style-name="ce16">
                <text:list text:continue-numbering="true" text:style-name="L1">
                  <text:list-header>
                    <text:p text:style-name="P12"><text:span text:style-name="T7">Feb 21-22 (Holidays), Feb 28-29 (Incident)</text:span></text:p>
                  </text:list-header>
                </text:list>
              </table:table-cell>
              <table:table-cell table:style-name="ce17">
                <text:list text:continue-numbering="true" text:style-name="L1">
                  <text:list-header>
                    <text:p text:style-name="P12"><text:span text:style-name="T7">No Classes</text:span></text:p>
                  </text:list-header>
                </text:list>
              </table:table-cell>
              <table:table-cell table:style-name="ce18">
                <text:list text:continue-numbering="true" text:style-name="L1">
                  <text:list-header>
                    <text:p text:style-name="P12"><text:span text:style-name="T7">Mahashivaratri, INCIDENT</text:span></text:p>
                  </text:list-header>
                </text:list>
              </table:table-cell>
            </table:table-row>
            <table:table-row table:style-name="ro5">
              <table:table-cell table:style-name="ce19">
                <text:list text:continue-numbering="true" text:style-name="L1">
                  <text:list-header>
                    <text:p text:style-name="P12"><text:span text:style-name="T7">Mar 06-07 (#4)</text:span></text:p>
                  </text:list-header>
                </text:list>
              </table:table-cell>
              <table:table-cell table:style-name="ce20">
                <text:list text:continue-numbering="true" text:style-name="L1">
                  <text:list-header>
                    <text:p text:style-name="P12"><text:span text:style-name="T7">Bottom-up Parsers (Contd), Syntax Directed Translation</text:span></text:p>
                  </text:list-header>
                </text:list>
              </table:table-cell>
              <table:table-cell table:style-name="ce21">
                <text:list text:style-name="L6">
                  <text:list-header>
                    <text:p text:style-name="P12"><text:span text:style-name="T9">Assignment #2</text:span></text:p>
                    <text:p text:style-name="P12"><text:span text:style-name="T9"/></text:p>
                  </text:list-header>
                </text:list>
              </table:table-cell>
            </table:table-row>
            <table:table-row table:style-name="ro6">
              <table:table-cell table:style-name="ce22">
                <text:list text:style-name="L1">
                  <text:list-header>
                    <text:p text:style-name="P12"><text:span text:style-name="T7">Mar 20-21 (#5)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2"><text:span text:style-name="T7">Intermediate Code Generation</text:span></text:p>
                  </text:list-header>
                </text:list>
              </table:table-cell>
              <table:table-cell table:style-name="ce24"/>
            </table:table-row>
            <table:table-row table:style-name="ro7">
              <table:table-cell table:style-name="ce25">
                <text:list text:continue-numbering="true" text:style-name="L1">
                  <text:list-header>
                    <text:p text:style-name="P12"><text:span text:style-name="T7">Apr 3-4 (#6)</text:span></text:p>
                  </text:list-header>
                </text:list>
              </table:table-cell>
              <table:table-cell table:style-name="ce26">
                <text:list text:continue-numbering="true" text:style-name="L1">
                  <text:list-header>
                    <text:p text:style-name="P12"><text:span text:style-name="T7">Code Optimization</text:span></text:p>
                  </text:list-header>
                </text:list>
              </table:table-cell>
              <table:table-cell table:style-name="ce27">
                <text:list text:continue-numbering="true" text:style-name="L1">
                  <text:list-header>
                    <text:p text:style-name="P12"><text:span text:style-name="T7">Apr 17 – Classes end</text:span></text:p>
                  </text:list-header>
                </text:list>
              </table:table-cell>
            </table:table-row>
            <table:table-row table:style-name="ro8">
              <table:table-cell table:style-name="ce28">
                <text:list text:continue-numbering="true" text:style-name="L1">
                  <text:list-header>
                    <text:p text:style-name="P12"><text:span text:style-name="T7">Apr 20-May 01 (#7)</text:span></text:p>
                  </text:list-header>
                </text:list>
              </table:table-cell>
              <table:table-cell table:style-name="ce29">
                <text:list text:continue-numbering="true" text:style-name="L1">
                  <text:list-header>
                    <text:p text:style-name="P12"><text:span text:style-name="T7">End Sem Exams</text:span></text:p>
                  </text:list-header>
                </text:list>
              </table:table-cell>
              <table:table-cell table:style-name="ce30">
                <text:list text:continue-numbering="true" text:style-name="L1">
                  <text:list-header>
                    <text:p text:style-name="P12"><text:span text:style-name="T7">Apr 24-25 (Evaluation and checking of answer sheets)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Slide Number Placeholder 4" draw:style-name="gr6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4.931cm" svg:height="10.337cm" svg:x="1.979cm" svg:y="2.067cm" draw:page-number="3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Course Outline" draw:style-name="dp1" draw:master-page-name="Title1" presentation:use-date-time-name="dtd1">
        <draw:custom-shape draw:name="Slide Number Placeholder 5" draw:style-name="gr7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Course Outline</text:span></text:p>
              </text:list-header>
            </text:list>
          </draw:text-box>
        </draw:frame>
        <draw:frame presentation:style-name="pr5" draw:text-style-name="P4" draw:layer="layout" svg:width="26.035cm" svg:height="14.181cm" svg:x="1.057cm" svg:y="3.386cm" presentation:class="outline" presentation:user-transformed="true">
          <draw:text-box>
            <text:list text:style-name="L3">
              <text:list-item>
                <text:p text:style-name="P5"><text:span text:style-name="T3">Introduction to Compiling</text:span></text:p>
              </text:list-item>
              <text:list-item>
                <text:p text:style-name="P5"><text:span text:style-name="T3">Lexical Analysis</text:span></text:p>
              </text:list-item>
              <text:list-item>
                <text:p text:style-name="P5"><text:span text:style-name="T3">Syntax Analysi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Context Free Grammars</text:span></text:p>
                  </text:list-item>
                  <text:list-item>
                    <text:p text:style-name="P10"><text:span text:style-name="T3">Top-Down Parsing, LL Parsing</text:span></text:p>
                  </text:list-item>
                  <text:list-item>
                    <text:p text:style-name="P10"><text:span text:style-name="T3">Bottom-Up Parsing, LR Parsing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Syntax-Directed Translatio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Attribute Definitions</text:span></text:p>
                  </text:list-item>
                  <text:list-item>
                    <text:p text:style-name="P10"><text:span text:style-name="T3">Evaluation of Attribute Definition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Semantic Analysis, Type Checking</text:span></text:p>
              </text:list-item>
              <text:list-item>
                <text:p text:style-name="P5"><text:span text:style-name="T3">Run-Time Organization</text:span></text:p>
              </text:list-item>
              <text:list-item>
                <text:p text:style-name="P5"><text:span text:style-name="T3">Intermediate Code Generation</text:span></text:p>
              </text:list-item>
              <text:list-item>
                <text:p text:style-name="P5"><text:span text:style-name="T3">Code Optimization</text:span></text:p>
              </text:list-item>
            </text:list>
            <text:list text:style-name="L7">
              <text:list-item>
                <text:list>
                  <text:list-header>
                    <text:p text:style-name="P13"><text:span text:style-name="T3"/></text:p>
                  </text:list-header>
                </text:list>
              </text:list-item>
            </text:list>
            <text:list text:style-name="L8">
              <text:list-header>
                <text:p text:style-name="P14"><text:span text:style-name="T3"/></text:p>
              </text:list-header>
            </text:list>
          </draw:text-box>
        </draw:frame>
        <draw:custom-shape draw:name="Rectangle: Rounded Corners 1" draw:style-name="gr8" draw:text-style-name="P15" xml:id="id33" draw:id="id33" draw:layer="layout" svg:width="16.721cm" svg:height="7.197cm" svg:x="2.117cm" svg:y="2.963cm">
          <text:list text:style-name="L1">
            <text:list-header>
              <text:p text:style-name="P21"><text:span text:style-name="T3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: Rounded Corners 2" draw:style-name="gr9" draw:text-style-name="P16" xml:id="id34" draw:id="id34" draw:layer="layout" svg:width="16.299cm" svg:height="7.832cm" svg:x="1.693cm" svg:y="9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3" draw:style-name="gr10" draw:text-style-name="P17" xml:id="id35" draw:id="id35" draw:layer="layout" svg:width="5.402cm" svg:height="2.54cm" svg:x="20.633cm" svg:y="4.657cm">
          <text:list text:style-name="L1">
            <text:list-header>
              <text:p text:style-name="P3"><text:span text:style-name="T10">Project #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11" draw:text-style-name="P17" xml:id="id36" draw:id="id36" draw:layer="layout" svg:width="5.274cm" svg:height="2.54cm" svg:x="20.324cm" svg:y="12.277cm">
          <text:list text:style-name="L1">
            <text:list-header>
              <text:p text:style-name="P3"><text:span text:style-name="T10">Project #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 smil:additive="base"/>
                  <anim:animate smil:dur="0.5s" smil:fill="hold" smil:targetElement="id33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 smil:additive="base"/>
                  <anim:animate smil:dur="0.5s" smil:fill="hold" smil:targetElement="id34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 smil:additive="base"/>
                  <anim:animate smil:dur="0.5s" smil:fill="hold" smil:targetElement="id35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 smil:additive="base"/>
                  <anim:animate smil:dur="0.5s" smil:fill="hold" smil:targetElement="id36" smil:attributeName="y" smil:values="1+height/2;y" smil:keyTimes="0;1" smil:additive="base"/>
                </anim:par>
              </anim:par>
            </anim:par>
          </anim:seq>
        </anim:par>
        <presentation:notes draw:style-name="dp3">
          <draw:page-thumbnail draw:style-name="gr5" draw:layer="layout" svg:width="14.931cm" svg:height="10.337cm" svg:x="1.979cm" svg:y="2.067cm" draw:page-number="4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COMPILERS" draw:style-name="dp1" draw:master-page-name="Title1" presentation:use-date-time-name="dtd1">
        <draw:custom-shape draw:name="Slide Number Placeholder 5" draw:style-name="gr12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COMPILERS</text:span></text:p>
              </text:list-header>
            </text:list>
          </draw:text-box>
        </draw:frame>
        <draw:frame presentation:style-name="pr5" draw:text-style-name="P4" draw:layer="layout" svg:width="26.035cm" svg:height="14.181cm" svg:x="1.057cm" svg:y="3.386cm" presentation:class="outline" presentation:user-transformed="true">
          <draw:text-box>
            <text:list text:style-name="L3">
              <text:list-item>
                <text:p text:style-name="P5"><text:span text:style-name="T3">A </text:span><text:span text:style-name="T11">compiler</text:span><text:span text:style-name="T3"> is a program takes a program written in a source language and translates it into an equivalent program in a target language.</text:span></text:p>
              </text:list-item>
            </text:list>
            <text:list text:style-name="L8">
              <text:list-header>
                <text:p text:style-name="P14"><text:span text:style-name="T3"/></text:p>
                <text:p text:style-name="P14"><text:span text:style-name="T3"/></text:p>
                <text:p text:style-name="P18"><text:span text:style-name="T3"><text:tab/></text:span><text:span text:style-name="T3"><text:tab/></text:span><text:span text:style-name="T3">source program <text:s text:c="11"/>COMPILER <text:s text:c="9"/>target program</text:span></text:p>
                <text:p text:style-name="P14"><text:span text:style-name="T3"/></text:p>
                <text:p text:style-name="P14"><text:span text:style-name="T3"/></text:p>
                <text:p text:style-name="P18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error messages</text:span></text:p>
              </text:list-header>
            </text:list>
          </draw:text-box>
        </draw:frame>
        <draw:custom-shape draw:name="Rectangle 4" draw:style-name="gr13" draw:text-style-name="P19" draw:layer="layout" svg:width="6.773cm" svg:height="2.752cm" svg:x="10.16cm" svg:y="7.408cm">
          <text:list text:style-name="L1">
            <text:list-header>
              <text:p text:style-name="P21"/>
            </text:list-header>
          </text:list>
          <draw:enhanced-geometry svg:viewBox="0 0 21600 21600" draw:type="rectangle" draw:enhanced-path="M 0 0 L 21600 0 21600 21600 0 21600 0 0 Z N"/>
        </draw:custom-shape>
        <draw:line draw:name="Line 5" draw:style-name="gr14" draw:text-style-name="P20" draw:layer="layout" svg:x1="9.313cm" svg:y1="8.89cm" svg:x2="10.16cm" svg:y2="8.89cm">
          <text:p/>
        </draw:line>
        <draw:line draw:name="Line 6" draw:style-name="gr14" draw:text-style-name="P20" draw:layer="layout" svg:x1="16.933cm" svg:y1="8.89cm" svg:x2="17.78cm" svg:y2="8.89cm">
          <text:p/>
        </draw:line>
        <draw:custom-shape draw:name="Text Box 7" draw:style-name="gr15" draw:text-style-name="P19" draw:layer="layout" svg:width="8.757cm" svg:height="1.613cm" svg:x="1.29cm" svg:y="9.313cm">
          <text:list text:style-name="L1">
            <text:list-header>
              <text:p text:style-name="P21"><text:span text:style-name="T12">( Normally a program written in </text:span></text:p>
              <text:p text:style-name="P21"><text:span text:style-name="T12">a high-level programming languag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6" draw:text-style-name="P19" draw:layer="layout" svg:width="9.248cm" svg:height="1.613cm" svg:x="17.385cm" svg:y="9.102cm">
          <text:list text:style-name="L1">
            <text:list-header>
              <text:p text:style-name="P21"><text:span text:style-name="T12">( Normally the equivalent program in</text:span></text:p>
              <text:p text:style-name="P21"><text:span text:style-name="T12">machine code – relocatable object file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9" draw:style-name="gr14" draw:text-style-name="P20" draw:layer="layout" svg:x1="13.123cm" svg:y1="10.16cm" svg:x2="13.123cm" svg:y2="11.853cm">
          <text:p/>
        </draw:line>
        <presentation:notes draw:style-name="dp3">
          <draw:page-thumbnail draw:style-name="gr5" draw:layer="layout" svg:width="14.931cm" svg:height="10.337cm" svg:x="1.979cm" svg:y="2.067cm" draw:page-number="5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Other Applications" draw:style-name="dp1" draw:master-page-name="Title1" presentation:use-date-time-name="dtd1">
        <draw:custom-shape draw:name="Slide Number Placeholder 5" draw:style-name="gr17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Other Applications</text:span></text:p>
              </text:list-header>
            </text:list>
          </draw:text-box>
        </draw:frame>
        <draw:frame presentation:style-name="pr5" draw:text-style-name="P4" draw:layer="layout" svg:width="26.035cm" svg:height="14.181cm" svg:x="1.057cm" svg:y="3.386cm" presentation:class="outline" presentation:user-transformed="true">
          <draw:text-box>
            <text:list text:style-name="L3">
              <text:list-item>
                <text:p text:style-name="P5"><text:span text:style-name="T3">In addition to the development of a compiler, the techniques used in compiler design can be applicable to many problems in computer science.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Techniques used in a lexical analyzer can be used in text editors, information retrieval system, and pattern recognition programs.</text:span></text:p>
                  </text:list-item>
                  <text:list-item>
                    <text:p text:style-name="P10"><text:span text:style-name="T3">Techniques used in a parser can be used in a query processing system such as SQL.</text:span></text:p>
                  </text:list-item>
                  <text:list-item>
                    <text:p text:style-name="P10"><text:span text:style-name="T3">Many software having a complex front-end may need techniques used <text:s/>in compiler design.</text:span></text:p>
                    <text:list>
                      <text:list-item>
                        <text:p text:style-name="P22"><text:span text:style-name="T3">A symbolic equation solver which takes an equation as input. That program should parse <text:s text:c="10"/>the given input equation.</text:span></text:p>
                      </text:list-item>
                    </text:list>
                  </text:list-item>
                  <text:list-item>
                    <text:p text:style-name="P10"><text:span text:style-name="T3">Most of the techniques used in compiler design <text:s/>can be used in Natural Language Processing (NLP) systems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931cm" svg:height="10.337cm" svg:x="1.979cm" svg:y="2.067cm" draw:page-number="6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Major Parts of Compilers" draw:style-name="dp1" draw:master-page-name="Title1" presentation:use-date-time-name="dtd1">
        <draw:custom-shape draw:name="Slide Number Placeholder 5" draw:style-name="gr18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Major Parts of Compilers</text:span></text:p>
              </text:list-header>
            </text:list>
          </draw:text-box>
        </draw:frame>
        <draw:frame presentation:style-name="pr5" draw:text-style-name="P4" draw:layer="layout" svg:width="26.035cm" svg:height="14.181cm" svg:x="1.057cm" svg:y="3.386cm" presentation:class="outline" presentation:user-transformed="true">
          <draw:text-box>
            <text:list text:style-name="L3">
              <text:list-item>
                <text:p text:style-name="P5"><text:span text:style-name="T3">There are two major parts of a compiler: </text:span><text:span text:style-name="T11">Analysis</text:span><text:span text:style-name="T3"> and </text:span><text:span text:style-name="T11">Synthesis</text:span></text:p>
                <text:p text:style-name="P5"><text:span text:style-name="T11"/></text:p>
              </text:list-item>
              <text:list-item>
                <text:p text:style-name="P5"><text:span text:style-name="T3">In analysis phase, an intermediate representation is created from the given source program. 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Lexical Analyzer, Syntax Analyzer and Semantic Analyzer are the parts of this phase.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In synthesis phase, the equivalent target program is created from this intermediate representation. 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Intermediate Code Generator, Code Generator, and Code Optimizer are the parts of this phase.</text:span></text:p>
                  </text:list-item>
                </text:list>
              </text:list-item>
            </text:list>
            <text:list text:style-name="L3">
              <text:list-header>
                <text:p text:style-name="P5"><text:span text:style-name="T3"/></text:p>
              </text:list-header>
            </text:list>
          </draw:text-box>
        </draw:frame>
        <presentation:notes draw:style-name="dp3">
          <draw:page-thumbnail draw:style-name="gr5" draw:layer="layout" svg:width="14.931cm" svg:height="10.337cm" svg:x="1.979cm" svg:y="2.067cm" draw:page-number="7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Phases of A Compiler" draw:style-name="dp1" draw:master-page-name="Title5" presentation:use-date-time-name="dtd1">
        <draw:custom-shape draw:name="Slide Number Placeholder 4" draw:style-name="gr19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Phases of A Compiler</text:span></text:p>
              </text:list-header>
            </text:list>
          </draw:text-box>
        </draw:frame>
        <draw:custom-shape draw:name="Text Box 3" draw:style-name="gr20" draw:text-style-name="P19" draw:layer="layout" svg:width="2.568cm" svg:height="1.613cm" svg:x="4.665cm" svg:y="5.292cm">
          <text:list text:style-name="L1">
            <text:list-header>
              <text:p text:style-name="P21"><text:span text:style-name="T12">Lexical </text:span></text:p>
              <text:p text:style-name="P21"><text:span text:style-name="T12">Analyz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1" draw:text-style-name="P19" draw:layer="layout" svg:width="2.737cm" svg:height="1.613cm" svg:x="9.96cm" svg:y="5.292cm">
          <text:list text:style-name="L1">
            <text:list-header>
              <text:p text:style-name="P21"><text:span text:style-name="T12">Semantic </text:span></text:p>
              <text:p text:style-name="P21"><text:span text:style-name="T12">Analyz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2" draw:text-style-name="P19" draw:layer="layout" svg:width="2.568cm" svg:height="1.613cm" svg:x="7.416cm" svg:y="5.292cm">
          <text:list text:style-name="L1">
            <text:list-header>
              <text:p text:style-name="P21"><text:span text:style-name="T12">Syntax </text:span></text:p>
              <text:p text:style-name="P21"><text:span text:style-name="T12">Analyz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3" draw:text-style-name="P19" draw:layer="layout" svg:width="4.088cm" svg:height="1.613cm" svg:x="12.92cm" svg:y="5.292cm">
          <text:list text:style-name="L1">
            <text:list-header>
              <text:p text:style-name="P21"><text:span text:style-name="T12">Intermediate</text:span></text:p>
              <text:p text:style-name="P21"><text:span text:style-name="T12">Code Genera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4" draw:text-style-name="P19" draw:layer="layout" svg:width="2.784cm" svg:height="1.613cm" svg:x="17.157cm" svg:y="5.292cm">
          <text:list text:style-name="L1">
            <text:list-header>
              <text:p text:style-name="P21"><text:span text:style-name="T12">Code </text:span></text:p>
              <text:p text:style-name="P21"><text:span text:style-name="T12">Optimiz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5" draw:text-style-name="P19" draw:layer="layout" svg:width="3.175cm" svg:height="1.613cm" svg:x="20.32cm" svg:y="5.292cm">
          <text:list text:style-name="L1">
            <text:list-header>
              <text:p text:style-name="P21"><text:span text:style-name="T12">Code</text:span></text:p>
              <text:p text:style-name="P21"><text:span text:style-name="T12">Genera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26" draw:text-style-name="P19" draw:layer="layout" svg:width="2.297cm" svg:height="1.445cm" svg:x="24.13cm" svg:y="5.362cm">
          <text:list text:style-name="L1">
            <text:list-header>
              <text:p text:style-name="P21"><text:span text:style-name="T13">Target</text:span></text:p>
              <text:p text:style-name="P21"><text:span text:style-name="T13">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27" draw:text-style-name="P19" draw:layer="layout" svg:width="2.297cm" svg:height="1.445cm" svg:x="1.693cm" svg:y="5.503cm">
          <text:list text:style-name="L1">
            <text:list-header>
              <text:p text:style-name="P21"><text:span text:style-name="T13">Source</text:span></text:p>
              <text:p text:style-name="P21"><text:span text:style-name="T13">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" draw:style-name="gr14" draw:text-style-name="P20" draw:layer="layout" svg:x1="4.022cm" svg:y1="6.138cm" svg:x2="4.868cm" svg:y2="6.138cm">
          <text:p/>
        </draw:line>
        <draw:line draw:name="Line 12" draw:style-name="gr14" draw:text-style-name="P20" draw:layer="layout" svg:x1="6.773cm" svg:y1="6.138cm" svg:x2="7.62cm" svg:y2="6.138cm">
          <text:p/>
        </draw:line>
        <draw:line draw:name="Line 13" draw:style-name="gr14" draw:text-style-name="P20" draw:layer="layout" svg:x1="9.737cm" svg:y1="6.138cm" svg:x2="10.16cm" svg:y2="6.138cm">
          <text:p/>
        </draw:line>
        <draw:line draw:name="Line 14" draw:style-name="gr14" draw:text-style-name="P20" draw:layer="layout" svg:x1="12.488cm" svg:y1="6.138cm" svg:x2="13.123cm" svg:y2="6.138cm">
          <text:p/>
        </draw:line>
        <draw:line draw:name="Line 15" draw:style-name="gr14" draw:text-style-name="P20" draw:layer="layout" svg:x1="16.722cm" svg:y1="6.138cm" svg:x2="17.357cm" svg:y2="6.138cm">
          <text:p/>
        </draw:line>
        <draw:line draw:name="Line 16" draw:style-name="gr14" draw:text-style-name="P20" draw:layer="layout" svg:x1="19.685cm" svg:y1="6.138cm" svg:x2="20.532cm" svg:y2="6.138cm">
          <text:p/>
        </draw:line>
        <draw:line draw:name="Line 17" draw:style-name="gr14" draw:text-style-name="P20" draw:layer="layout" svg:x1="22.86cm" svg:y1="6.138cm" svg:x2="24.342cm" svg:y2="6.138cm">
          <text:p/>
        </draw:line>
        <draw:custom-shape draw:name="Text Box 18" draw:style-name="gr28" draw:text-style-name="P19" draw:layer="layout" svg:width="23.979cm" svg:height="8.389cm" svg:x="1.769cm" svg:y="7.616cm">
          <text:list text:style-name="L9">
            <text:list-item>
              <text:p text:style-name="P21"><text:span text:style-name="T3"><text:s/></text:span><text:span text:style-name="T3">Each phase transforms the source program from one representation </text:span></text:p>
            </text:list-item>
          </text:list>
          <text:list text:style-name="L1">
            <text:list-header>
              <text:p text:style-name="P21"><text:span text:style-name="T3"><text:s text:c="2"/></text:span><text:span text:style-name="T3">into another representation.</text:span></text:p>
              <text:p text:style-name="P21"><text:span text:style-name="T3"/></text:p>
            </text:list-header>
          </text:list>
          <text:list text:style-name="L9">
            <text:list-item>
              <text:p text:style-name="P21"><text:span text:style-name="T3"><text:s/></text:span><text:span text:style-name="T3">They communicate with error handlers.</text:span></text:p>
            </text:list-item>
          </text:list>
          <text:list text:style-name="L1">
            <text:list-header>
              <text:p text:style-name="P21"><text:span text:style-name="T3"/></text:p>
            </text:list-header>
          </text:list>
          <text:list text:style-name="L9">
            <text:list-item>
              <text:p text:style-name="P21"><text:span text:style-name="T3"><text:s/></text:span><text:span text:style-name="T3">They communicate with the symbol table.</text:span></text:p>
            </text:list-item>
          </text:list>
          <text:list text:style-name="L1">
            <text:list-header>
              <text:p text:style-name="P21"><text:span text:style-name="T3"/></text:p>
            </text:list-header>
          </text:list>
          <text:list text:style-name="L9">
            <text:list-item>
              <text:p text:style-name="P21"><text:span text:style-name="T3"><text:s/></text:span><text:span text:style-name="T3">A pass of compiler is when compiler reads the input onc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4.931cm" svg:height="10.337cm" svg:x="1.979cm" svg:y="2.067cm" draw:page-number="8" presentation:class="page"/>
          <draw:frame presentation:style-name="pr9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Lexical Analyzer" draw:style-name="dp1" draw:master-page-name="Title1" presentation:use-date-time-name="dtd1">
        <draw:custom-shape draw:name="Slide Number Placeholder 5" draw:style-name="gr29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Lexical Analyzer</text:span></text:p>
              </text:list-header>
            </text:list>
          </draw:text-box>
        </draw:frame>
        <draw:frame presentation:style-name="pr5" draw:text-style-name="P4" draw:layer="layout" svg:width="26.035cm" svg:height="14.181cm" svg:x="1.057cm" svg:y="3.386cm" presentation:class="outline" presentation:user-transformed="true">
          <draw:text-box>
            <text:list text:style-name="L3">
              <text:list-item>
                <text:p text:style-name="P23"><text:span text:style-name="T11">Lexical Analyzer</text:span><text:span text:style-name="T3"> reads the source program character by character and returns the </text:span><text:span text:style-name="T14">tokens</text:span><text:span text:style-name="T3"> of the source program.</text:span></text:p>
              </text:list-item>
              <text:list-item>
                <text:p text:style-name="P23"><text:span text:style-name="T3">A </text:span><text:span text:style-name="T14">token</text:span><text:span text:style-name="T3"> describes a pattern of characters having same meaning in the source program. (such as identifiers, operators, keywords, numbers, delimiters and so on)</text:span></text:p>
              </text:list-item>
            </text:list>
            <text:list text:style-name="L8">
              <text:list-header>
                <text:p text:style-name="P24"><text:span text:style-name="T3"><text:tab/></text:span><text:span text:style-name="T3">Ex: </text:span><text:span text:style-name="T8"><text:s text:c="5"/>newval := oldval + 12 <text:s text:c="8"/>=&gt; <text:s text:c="2"/>tokens: <text:s/></text:span><text:span text:style-name="T8"><text:tab/></text:span><text:span text:style-name="T15">newval <text:s/></text:span><text:span text:style-name="T15"><text:tab/></text:span><text:span text:style-name="T15">identifier</text:span></text:p>
                <text:p text:style-name="P24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:= </text:span><text:span text:style-name="T15"><text:tab/></text:span><text:span text:style-name="T15">assignment operator</text:span></text:p>
                <text:p text:style-name="P24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oldval</text:span><text:span text:style-name="T15"><text:tab/></text:span><text:span text:style-name="T15">identifier</text:span></text:p>
                <text:p text:style-name="P24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+</text:span><text:span text:style-name="T15"><text:tab/></text:span><text:span text:style-name="T15">add operator</text:span></text:p>
                <text:p text:style-name="P24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12</text:span><text:span text:style-name="T15"><text:tab/></text:span><text:span text:style-name="T15">a number</text:span></text:p>
                <text:p text:style-name="P24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
              </text:list-header>
            </text:list>
            <text:list text:style-name="L3">
              <text:list-item>
                <text:p text:style-name="P23"><text:span text:style-name="T3">Puts information about identifiers into the symbol table.</text:span></text:p>
              </text:list-item>
              <text:list-item>
                <text:p text:style-name="P23"><text:span text:style-name="T3">Regular expressions are used to describe tokens (lexical constructs).</text:span></text:p>
              </text:list-item>
              <text:list-item>
                <text:p text:style-name="P23"><text:span text:style-name="T3">A (Deterministic) Finite State Automaton can be used in the implementation of a lexical analyzer.</text:span></text:p>
              </text:list-item>
            </text:list>
            <text:list text:style-name="L8">
              <text:list-header>
                <text:p text:style-name="P25"><text:span text:style-name="T15"/></text:p>
              </text:list-header>
            </text:list>
            <text:list text:style-name="L3">
              <text:list-header>
                <text:p text:style-name="P26"><text:span text:style-name="T15"/></text:p>
              </text:list-header>
            </text:list>
          </draw:text-box>
        </draw:frame>
        <presentation:notes draw:style-name="dp3">
          <draw:page-thumbnail draw:style-name="gr5" draw:layer="layout" svg:width="14.931cm" svg:height="10.337cm" svg:x="1.979cm" svg:y="2.067cm" draw:page-number="9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Syntax Analyzer" draw:style-name="dp1" draw:master-page-name="Title1" presentation:use-date-time-name="dtd1">
        <draw:custom-shape draw:name="Slide Number Placeholder 5" draw:style-name="gr30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Syntax Analyzer</text:span></text:p>
              </text:list-header>
            </text:list>
          </draw:text-box>
        </draw:frame>
        <draw:frame presentation:style-name="pr5" draw:text-style-name="P4" draw:layer="layout" svg:width="26.035cm" svg:height="14.181cm" svg:x="1.057cm" svg:y="3.386cm" presentation:class="outline" presentation:user-transformed="true">
          <draw:text-box>
            <text:list text:style-name="L3">
              <text:list-item>
                <text:p text:style-name="P5"><text:span text:style-name="T3">A </text:span><text:span text:style-name="T11">Syntax Analyzer</text:span><text:span text:style-name="T3"> creates the syntactic structure (generally a parse tree) of the given program.</text:span></text:p>
              </text:list-item>
              <text:list-item>
                <text:p text:style-name="P5"><text:span text:style-name="T3">A syntax analyzer is also called as a </text:span><text:span text:style-name="T11">parser</text:span><text:span text:style-name="T3">.</text:span></text:p>
              </text:list-item>
              <text:list-item>
                <text:p text:style-name="P5"><text:span text:style-name="T3">A </text:span><text:span text:style-name="T11">parse tree</text:span><text:span text:style-name="T3"> describes a syntactic structure.</text:span></text:p>
              </text:list-item>
            </text:list>
            <text:list text:style-name="L8">
              <text:list-header>
                <text:p text:style-name="P27"><text:span text:style-name="T3"><text:tab/></text:span><text:span text:style-name="T12"><text:tab/></text:span><text:span text:style-name="T12"><text:tab/></text:span><text:span text:style-name="T12">assgstmt</text:span></text:p>
                <text:p text:style-name="P27"><text:span text:style-name="T12"><text:tab/></text:span><text:span text:style-name="T12"><text:tab/></text:span></text:p>
                <text:p text:style-name="P27"><text:span text:style-name="T12"><text:tab/></text:span><text:span text:style-name="T12"><text:tab/></text:span><text:span text:style-name="T12">identifier</text:span><text:span text:style-name="T12"><text:tab/></text:span><text:span text:style-name="T12"> <text:s text:c="4"/>:= </text:span><text:span text:style-name="T12"><text:tab/></text:span><text:span text:style-name="T12">expression</text:span></text:p>
                <text:p text:style-name="P28"><text:span text:style-name="T12"/></text:p>
                <text:p text:style-name="P27"><text:span text:style-name="T12"><text:tab/></text:span><text:span text:style-name="T12"><text:tab/></text:span><text:span text:style-name="T12">newval</text:span><text:span text:style-name="T12"><text:tab/></text:span><text:span text:style-name="T12"> <text:s text:c="8"/>expression <text:s text:c="4"/>+ <text:s text:c="7"/>expression</text:span></text:p>
                <text:p text:style-name="P28"><text:span text:style-name="T12"/></text:p>
                <text:p text:style-name="P27"><text:span text:style-name="T12"><text:tab/></text:span><text:span text:style-name="T12"><text:tab/></text:span><text:span text:style-name="T12"><text:tab/></text:span><text:span text:style-name="T12"> <text:s text:c="9"/></text:span><text:span text:style-name="T12">identifier </text:span><text:span text:style-name="T12"><text:tab/></text:span><text:span text:style-name="T12"> <text:s text:c="5"/>number</text:span></text:p>
                <text:p text:style-name="P28"><text:span text:style-name="T12"/></text:p>
                <text:p text:style-name="P27"><text:span text:style-name="T12"><text:tab/></text:span><text:span text:style-name="T12"><text:tab/></text:span><text:span text:style-name="T12"><text:tab/></text:span><text:span text:style-name="T12"> <text:s text:c="9"/></text:span><text:span text:style-name="T12">oldval <text:s text:c="26"/>12</text:span></text:p>
                <text:p text:style-name="P27"><text:span text:style-name="T12"><text:tab/></text:span><text:span text:style-name="T12"><text:tab/></text:span><text:span text:style-name="T12"><text:tab/></text:span><text:span text:style-name="T12"><text:tab/></text:span></text:p>
              </text:list-header>
            </text:list>
          </draw:text-box>
        </draw:frame>
        <draw:line draw:name="Line 4" draw:style-name="gr31" draw:text-style-name="P20" draw:layer="layout" svg:x1="7.196cm" svg:y1="9.102cm" svg:x2="4.867cm" svg:y2="9.948cm">
          <text:p/>
        </draw:line>
        <draw:line draw:name="Line 5" draw:style-name="gr31" draw:text-style-name="P20" draw:layer="layout" svg:x1="7.197cm" svg:y1="9.102cm" svg:x2="7.197cm" svg:y2="10.16cm">
          <text:p/>
        </draw:line>
        <draw:line draw:name="Line 6" draw:style-name="gr31" draw:text-style-name="P20" draw:layer="layout" svg:x1="7.197cm" svg:y1="9.102cm" svg:x2="9.948cm" svg:y2="10.16cm">
          <text:p/>
        </draw:line>
        <draw:line draw:name="Line 7" draw:style-name="gr31" draw:text-style-name="P20" draw:layer="layout" svg:x1="4.657cm" svg:y1="10.795cm" svg:x2="4.657cm" svg:y2="11.853cm">
          <text:p/>
        </draw:line>
        <draw:line draw:name="Line 8" draw:style-name="gr31" draw:text-style-name="P20" draw:layer="layout" svg:x1="10.159cm" svg:y1="10.795cm" svg:x2="8.466cm" svg:y2="11.853cm">
          <text:p/>
        </draw:line>
        <draw:line draw:name="Line 9" draw:style-name="gr31" draw:text-style-name="P20" draw:layer="layout" svg:x1="10.16cm" svg:y1="10.795cm" svg:x2="11.007cm" svg:y2="11.853cm">
          <text:p/>
        </draw:line>
        <draw:line draw:name="Line 10" draw:style-name="gr31" draw:text-style-name="P20" draw:layer="layout" svg:x1="10.16cm" svg:y1="10.795cm" svg:x2="13.123cm" svg:y2="11.853cm">
          <text:p/>
        </draw:line>
        <draw:line draw:name="Line 11" draw:style-name="gr31" draw:text-style-name="P20" draw:layer="layout" svg:x1="8.678cm" svg:y1="12.488cm" svg:x2="8.678cm" svg:y2="13.335cm">
          <text:p/>
        </draw:line>
        <draw:line draw:name="Line 12" draw:style-name="gr31" draw:text-style-name="P20" draw:layer="layout" svg:x1="8.678cm" svg:y1="13.97cm" svg:x2="8.678cm" svg:y2="15.028cm">
          <text:p/>
        </draw:line>
        <draw:line draw:name="Line 13" draw:style-name="gr31" draw:text-style-name="P20" draw:layer="layout" svg:x1="13.123cm" svg:y1="12.488cm" svg:x2="13.123cm" svg:y2="13.547cm">
          <text:p/>
        </draw:line>
        <draw:line draw:name="Line 14" draw:style-name="gr31" draw:text-style-name="P20" draw:layer="layout" svg:x1="13.123cm" svg:y1="13.97cm" svg:x2="13.123cm" svg:y2="15.028cm">
          <text:p/>
        </draw:line>
        <draw:custom-shape draw:name="Text Box 15" draw:style-name="gr32" draw:text-style-name="P19" draw:layer="layout" svg:width="10.288cm" svg:height="2.965cm" svg:x="16.128cm" svg:y="10.16cm">
          <text:list text:style-name="L9">
            <text:list-item>
              <text:p text:style-name="P21"><text:span text:style-name="T12"><text:s text:c="2"/></text:span><text:span text:style-name="T12">In a parse tree, all terminals are at leaves.</text:span></text:p>
              <text:p text:style-name="P21"><text:span text:style-name="T12"/></text:p>
            </text:list-item>
            <text:list-item>
              <text:p text:style-name="P21"><text:span text:style-name="T12"><text:s text:c="2"/></text:span><text:span text:style-name="T12">All inner nodes are non-terminals in </text:span></text:p>
            </text:list-item>
          </text:list>
          <text:list text:style-name="L1">
            <text:list-header>
              <text:p text:style-name="P21"><text:span text:style-name="T12"><text:s text:c="3"/></text:span><text:span text:style-name="T12">a context free grammar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4.931cm" svg:height="10.337cm" svg:x="1.979cm" svg:y="2.067cm" draw:page-number="10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Syntax Analyzer (CFG)" draw:style-name="dp1" draw:master-page-name="Title1" presentation:use-date-time-name="dtd1">
        <draw:custom-shape draw:name="Slide Number Placeholder 5" draw:style-name="gr33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Syntax Analyzer (CFG)</text:span></text:p>
              </text:list-header>
            </text:list>
          </draw:text-box>
        </draw:frame>
        <draw:frame presentation:style-name="pr5" draw:text-style-name="P4" draw:layer="layout" svg:width="26.035cm" svg:height="14.181cm" svg:x="1.057cm" svg:y="3.386cm" presentation:class="outline" presentation:user-transformed="true">
          <draw:text-box>
            <text:list text:style-name="L3">
              <text:list-item>
                <text:p text:style-name="P5"><text:span text:style-name="T3">The syntax of a language is specified by a </text:span><text:span text:style-name="T11">context free grammar</text:span><text:span text:style-name="T3"> (CFG).</text:span></text:p>
              </text:list-item>
              <text:list-item>
                <text:p text:style-name="P5"><text:span text:style-name="T3">The rules in a CFG are mostly recursive.</text:span></text:p>
              </text:list-item>
              <text:list-item>
                <text:p text:style-name="P5"><text:span text:style-name="T3">A syntax analyzer checks whether a given program satisfies the rules implied by a CFG or not.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If it satisfies, the syntax analyzer creates a parse tree for the given program.</text:span></text:p>
                  </text:list-item>
                </text:list>
              </text:list-item>
            </text:list>
            <text:list text:style-name="L3">
              <text:list-header>
                <text:p text:style-name="P5"><text:span text:style-name="T3"/></text:p>
              </text:list-header>
              <text:list-item>
                <text:p text:style-name="P22"><text:span text:style-name="T3">Ex: </text:span><text:span text:style-name="T12">We use BNF (Backus Naur Form) to specify a CFG</text:span></text:p>
              </text:list-item>
            </text:list>
            <text:list text:style-name="L8">
              <text:list-header>
                <text:p text:style-name="P27"><text:span text:style-name="T3"><text:tab/></text:span><text:span text:style-name="T3"><text:tab/></text:span><text:span text:style-name="T12">assgstmt <text:s text:c="4"/>-&gt; <text:s/>identifier <text:s/>:= expression</text:span></text:p>
                <text:p text:style-name="P27"><text:span text:style-name="T12"><text:tab/></text:span><text:span text:style-name="T12"><text:tab/></text:span><text:span text:style-name="T12">expression <text:s/>-&gt; <text:s/>identifier</text:span></text:p>
                <text:p text:style-name="P27"><text:span text:style-name="T12"><text:tab/></text:span><text:span text:style-name="T12"><text:tab/></text:span><text:span text:style-name="T12">expression <text:s/>-&gt; <text:s/>number</text:span></text:p>
                <text:p text:style-name="P27"><text:span text:style-name="T12"><text:tab/></text:span><text:span text:style-name="T12"><text:tab/></text:span><text:span text:style-name="T12">expression <text:s/>-&gt; <text:s/>expression <text:s/>+ <text:s/>expression</text:span></text:p>
              </text:list-header>
            </text:list>
          </draw:text-box>
        </draw:frame>
        <presentation:notes draw:style-name="dp3">
          <draw:page-thumbnail draw:style-name="gr5" draw:layer="layout" svg:width="14.931cm" svg:height="10.337cm" svg:x="1.979cm" svg:y="2.067cm" draw:page-number="11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Syntax Analyzer versus Lexical Analyzer" draw:style-name="dp1" draw:master-page-name="Title1" presentation:use-date-time-name="dtd1">
        <draw:custom-shape draw:name="Slide Number Placeholder 5" draw:style-name="gr34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Syntax Analyzer versus Lexical Analyzer</text:span></text:p>
              </text:list-header>
            </text:list>
          </draw:text-box>
        </draw:frame>
        <draw:frame presentation:style-name="pr5" draw:text-style-name="P4" draw:layer="layout" svg:width="26.035cm" svg:height="14.181cm" svg:x="1.057cm" svg:y="3.386cm" presentation:class="outline" presentation:user-transformed="true">
          <draw:text-box>
            <text:list text:style-name="L3">
              <text:list-item>
                <text:p text:style-name="P5"><text:span text:style-name="T3">Which constructs of a program should be recognized by the lexical analyzer, and which ones by the syntax analyzer?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Both of them do similar things; But the lexical analyzer deals with simple non-recursive constructs of the language.</text:span></text:p>
                  </text:list-item>
                  <text:list-item>
                    <text:p text:style-name="P10"><text:span text:style-name="T3">The syntax analyzer deals with recursive constructs of the language.</text:span></text:p>
                  </text:list-item>
                  <text:list-item>
                    <text:p text:style-name="P10"><text:span text:style-name="T3">The lexical analyzer simplifies the job of the syntax analyzer.</text:span></text:p>
                  </text:list-item>
                  <text:list-item>
                    <text:p text:style-name="P10"><text:span text:style-name="T3">The lexical analyzer recognizes the smallest meaningful units (tokens) in a source program.</text:span></text:p>
                  </text:list-item>
                  <text:list-item>
                    <text:p text:style-name="P10"><text:span text:style-name="T3">The syntax analyzer works on the smallest meaningful units (tokens) in a source program to recognize meaningful structures in our programming language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931cm" svg:height="10.337cm" svg:x="1.979cm" svg:y="2.067cm" draw:page-number="12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Parsing Techniques" draw:style-name="dp1" draw:master-page-name="Title1" presentation:use-date-time-name="dtd1">
        <draw:custom-shape draw:name="Slide Number Placeholder 5" draw:style-name="gr35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Parsing Techniques</text:span></text:p>
              </text:list-header>
            </text:list>
          </draw:text-box>
        </draw:frame>
        <draw:frame presentation:style-name="pr10" draw:text-style-name="P4" draw:layer="layout" svg:width="26.035cm" svg:height="14.605cm" svg:x="1.057cm" svg:y="2.962cm" presentation:class="outline" presentation:user-transformed="true">
          <draw:text-box>
            <text:list text:style-name="L3">
              <text:list-item>
                <text:p text:style-name="P23"><text:span text:style-name="T3">Depending on how the parse tree is created, there are different parsing techniques.</text:span></text:p>
              </text:list-item>
              <text:list-item>
                <text:p text:style-name="P23"><text:span text:style-name="T3">These parsing techniques are categorized into two groups: 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16">Top-Down Parsing, </text:span></text:p>
                  </text:list-item>
                  <text:list-item>
                    <text:p text:style-name="P23"><text:span text:style-name="T16">Bottom-Up Parsing</text:span></text:p>
                  </text:list-item>
                </text:list>
              </text:list-item>
            </text:list>
            <text:list text:style-name="L3">
              <text:list-item>
                <text:p text:style-name="P23"><text:span text:style-name="T11">Top-Down Parsing: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3">Construction of the parse tree starts at the root, and proceeds towards the leaves.</text:span></text:p>
                  </text:list-item>
                  <text:list-item>
                    <text:p text:style-name="P29"><text:span text:style-name="T3">Efficient top-down parsers can be easily constructed by hand.</text:span></text:p>
                  </text:list-item>
                  <text:list-item>
                    <text:p text:style-name="P29"><text:span text:style-name="T3">Recursive Predictive Parsing, Non-Recursive Predictive Parsing (LL Parsing).</text:span></text:p>
                  </text:list-item>
                </text:list>
              </text:list-item>
            </text:list>
            <text:list text:style-name="L3">
              <text:list-item>
                <text:p text:style-name="P23"><text:span text:style-name="T11">Bottom-Up Parsing: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3">Construction of the parse tree starts at the leaves, and proceeds towards the root.</text:span></text:p>
                  </text:list-item>
                  <text:list-item>
                    <text:p text:style-name="P29"><text:span text:style-name="T3">Normally efficient bottom-up parsers are created with the help of some software tools.</text:span></text:p>
                  </text:list-item>
                  <text:list-item>
                    <text:p text:style-name="P29"><text:span text:style-name="T3">Bottom-up parsing is also known as shift-reduce parsing.</text:span></text:p>
                  </text:list-item>
                  <text:list-item>
                    <text:p text:style-name="P29"><text:span text:style-name="T3">Operator-Precedence Parsing – simple, restrictive, easy to implement </text:span></text:p>
                  </text:list-item>
                  <text:list-item>
                    <text:p text:style-name="P29"><text:span text:style-name="T3">LR Parsing – much general form of shift-reduce parsing, LR, SLR, LAL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931cm" svg:height="10.337cm" svg:x="1.979cm" svg:y="2.067cm" draw:page-number="13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Semantic Analyzer" draw:style-name="dp1" draw:master-page-name="Title1" presentation:use-date-time-name="dtd1">
        <draw:custom-shape draw:name="Slide Number Placeholder 5" draw:style-name="gr36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Semantic Analyzer</text:span></text:p>
              </text:list-header>
            </text:list>
          </draw:text-box>
        </draw:frame>
        <draw:frame presentation:style-name="pr5" draw:text-style-name="P4" draw:layer="layout" svg:width="26.035cm" svg:height="14.181cm" svg:x="1.057cm" svg:y="3.386cm" presentation:class="outline" presentation:user-transformed="true">
          <draw:text-box>
            <text:list text:style-name="L3">
              <text:list-item>
                <text:p text:style-name="P5"><text:span text:style-name="T3">A semantic analyzer checks the source program for semantic errors and collects the type information for the code generation.</text:span></text:p>
              </text:list-item>
              <text:list-item>
                <text:p text:style-name="P5"><text:span text:style-name="T3">Type-checking is an important part of semantic analyzer.</text:span></text:p>
              </text:list-item>
              <text:list-item>
                <text:p text:style-name="P5"><text:span text:style-name="T3">Normally semantic information cannot be represented by a context-free language used in syntax analyzers.</text:span></text:p>
              </text:list-item>
              <text:list-item>
                <text:p text:style-name="P5"><text:span text:style-name="T3">Context-free grammars used in the syntax analysis are integrated with attributes (semantic rules) <text:s/>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the result is a syntax-directed translation, </text:span></text:p>
                  </text:list-item>
                  <text:list-item>
                    <text:p text:style-name="P10"><text:span text:style-name="T3">Attribute grammar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Ex:</text:span></text:p>
              </text:list-item>
            </text:list>
            <text:list text:style-name="L7">
              <text:list-item>
                <text:list>
                  <text:list-header>
                    <text:p text:style-name="P30"><text:span text:style-name="T3"><text:tab/></text:span><text:span text:style-name="T3">newval <text:s/>:= <text:s/>oldval <text:s/>+ <text:s/>12</text:span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 text:style-name="P22"><text:span text:style-name="T3"/></text:p>
                      </text:list-header>
                      <text:list-item>
                        <text:p text:style-name="P22"><text:span text:style-name="T3">The type of the identifier </text:span><text:span text:style-name="T14">newval</text:span><text:span text:style-name="T3"> <text:s/>must match with type of the expression </text:span><text:span text:style-name="T14">(oldval+12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931cm" svg:height="10.337cm" svg:x="1.979cm" svg:y="2.067cm" draw:page-number="14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Intermediate Code Generation" draw:style-name="dp1" draw:master-page-name="Title1" presentation:use-date-time-name="dtd1">
        <draw:custom-shape draw:name="Slide Number Placeholder 5" draw:style-name="gr37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Intermediate Code Generation</text:span></text:p>
              </text:list-header>
            </text:list>
          </draw:text-box>
        </draw:frame>
        <draw:frame presentation:style-name="pr5" draw:text-style-name="P4" draw:layer="layout" svg:width="26.035cm" svg:height="14.181cm" svg:x="1.057cm" svg:y="3.386cm" presentation:class="outline" presentation:user-transformed="true">
          <draw:text-box>
            <text:list text:style-name="L3">
              <text:list-item>
                <text:p text:style-name="P5"><text:span text:style-name="T3">A compiler may produce an explicit intermediate codes representing <text:s/>the source program.</text:span></text:p>
              </text:list-item>
              <text:list-item>
                <text:p text:style-name="P5"><text:span text:style-name="T3">These intermediate codes are generally machine (architecture independent). But the level of intermediate codes is close to the level <text:s text:c="2"/>of machine codes.</text:span></text:p>
              </text:list-item>
              <text:list-item>
                <text:p text:style-name="P5"><text:span text:style-name="T3">Ex:</text:span></text:p>
              </text:list-item>
            </text:list>
            <text:list text:style-name="L7">
              <text:list-item>
                <text:list>
                  <text:list-header>
                    <text:p text:style-name="P30"><text:span text:style-name="T3"><text:tab/></text:span><text:span text:style-name="T3"><text:tab/></text:span><text:span text:style-name="T3">newval <text:s/>:= <text:s/>oldval * fact + 1</text:span></text:p>
                    <text:p text:style-name="P13"><text:span text:style-name="T3"/></text:p>
                    <text:p text:style-name="P30"><text:span text:style-name="T3"><text:tab/></text:span><text:span text:style-name="T3"><text:tab/></text:span><text:span text:style-name="T3">id1 <text:s/>:= <text:s/>id2 * id3 + 1</text:span></text:p>
                    <text:p text:style-name="P13"><text:span text:style-name="T3"/></text:p>
                    <text:p text:style-name="P30"><text:span text:style-name="T3"><text:tab/></text:span><text:span text:style-name="T3"><text:tab/></text:span><text:span text:style-name="T3">MULT <text:s/></text:span><text:span text:style-name="T3"><text:tab/></text:span><text:span text:style-name="T3">id2,id3,temp1</text:span><text:span text:style-name="T3"><text:tab/></text:span><text:span text:style-name="T3"><text:tab/></text:span><text:span text:style-name="T14">Intermediates Codes (Quadraples)</text:span></text:p>
                    <text:p text:style-name="P30"><text:span text:style-name="T3"><text:tab/></text:span><text:span text:style-name="T3"><text:tab/></text:span><text:span text:style-name="T3">ADD</text:span><text:span text:style-name="T3"><text:tab/></text:span><text:span text:style-name="T3">temp1,#1,temp2</text:span></text:p>
                    <text:p text:style-name="P30"><text:span text:style-name="T3"><text:tab/></text:span><text:span text:style-name="T3"><text:tab/></text:span><text:span text:style-name="T3">MOV</text:span><text:span text:style-name="T3"><text:tab/></text:span><text:span text:style-name="T3">temp2,id1</text:span></text:p>
                  </text:list-header>
                </text:list>
              </text:list-item>
            </text:list>
            <text:list text:style-name="L3">
              <text:list-header>
                <text:p text:style-name="P5"><text:span text:style-name="T3"/></text:p>
              </text:list-header>
            </text:list>
          </draw:text-box>
        </draw:frame>
        <draw:line draw:name="Line 4" draw:style-name="gr14" draw:text-style-name="P20" draw:layer="layout" svg:x1="6.138cm" svg:y1="11.218cm" svg:x2="6.138cm" svg:y2="11.853cm">
          <text:p/>
        </draw:line>
        <draw:line draw:name="Line 5" draw:style-name="gr14" draw:text-style-name="P20" draw:layer="layout" svg:x1="6.138cm" svg:y1="12.912cm" svg:x2="6.138cm" svg:y2="13.758cm">
          <text:p/>
        </draw:line>
        <presentation:notes draw:style-name="dp3">
          <draw:page-thumbnail draw:style-name="gr5" draw:layer="layout" svg:width="14.931cm" svg:height="10.337cm" svg:x="1.979cm" svg:y="2.067cm" draw:page-number="15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Code Optimizer (for Intermediate Code Generator)" draw:style-name="dp1" draw:master-page-name="Title1" presentation:use-date-time-name="dtd1">
        <draw:custom-shape draw:name="Slide Number Placeholder 5" draw:style-name="gr38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Code Optimizer (for Intermediate Code Generator)</text:span></text:p>
              </text:list-header>
            </text:list>
          </draw:text-box>
        </draw:frame>
        <draw:frame presentation:style-name="pr5" draw:text-style-name="P4" draw:layer="layout" svg:width="26.035cm" svg:height="14.181cm" svg:x="1.057cm" svg:y="3.386cm" presentation:class="outline" presentation:user-transformed="true">
          <draw:text-box>
            <text:list text:style-name="L3">
              <text:list-item>
                <text:p text:style-name="P5"><text:span text:style-name="T3">The code optimizer optimizes the code produced by the intermediate code generator in the terms of time and space.</text:span></text:p>
                <text:p text:style-name="P5"><text:span text:style-name="T3"/></text:p>
              </text:list-item>
              <text:list-item>
                <text:p text:style-name="P5"><text:span text:style-name="T3">Ex:</text:span></text:p>
                <text:p text:style-name="P5"><text:span text:style-name="T3"/></text:p>
              </text:list-item>
            </text:list>
            <text:list text:style-name="L7">
              <text:list-item>
                <text:list>
                  <text:list-header>
                    <text:p text:style-name="P30"><text:span text:style-name="T3"><text:tab/></text:span><text:span text:style-name="T3"><text:tab/></text:span><text:span text:style-name="T3">MULT <text:s/></text:span><text:span text:style-name="T3"><text:tab/></text:span><text:span text:style-name="T3">id2,id3,temp1</text:span><text:span text:style-name="T3"><text:tab/></text:span><text:span text:style-name="T3"><text:tab/></text:span></text:p>
                    <text:p text:style-name="P30"><text:span text:style-name="T3"><text:tab/></text:span><text:span text:style-name="T3"><text:tab/></text:span><text:span text:style-name="T3">ADD</text:span><text:span text:style-name="T3"><text:tab/></text:span><text:span text:style-name="T3">temp1,#1,id1</text:span></text:p>
                    <text:p text:style-name="P30"><text:span text:style-name="T3"><text:tab/></text:span><text:span text:style-name="T3"><text:tab/></text:span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5" draw:layer="layout" svg:width="14.931cm" svg:height="10.337cm" svg:x="1.979cm" svg:y="2.067cm" draw:page-number="16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Code Generator" draw:style-name="dp1" draw:master-page-name="Title1" presentation:use-date-time-name="dtd1">
        <draw:custom-shape draw:name="Slide Number Placeholder 5" draw:style-name="gr39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Code Generator</text:span></text:p>
              </text:list-header>
            </text:list>
          </draw:text-box>
        </draw:frame>
        <draw:frame presentation:style-name="pr5" draw:text-style-name="P4" draw:layer="layout" svg:width="26.035cm" svg:height="14.181cm" svg:x="1.057cm" svg:y="3.386cm" presentation:class="outline" presentation:user-transformed="true">
          <draw:text-box>
            <text:list text:style-name="L3">
              <text:list-item>
                <text:p text:style-name="P5"><text:span text:style-name="T3">Produces the target language in a specific architecture.</text:span></text:p>
              </text:list-item>
              <text:list-item>
                <text:p text:style-name="P5"><text:span text:style-name="T3">The target program is normally is a relocatable object file containing <text:s/>the machine codes.</text:span></text:p>
                <text:p text:style-name="P5"><text:span text:style-name="T3"/></text:p>
              </text:list-item>
              <text:list-item>
                <text:p text:style-name="P5"><text:span text:style-name="T3">Ex: <text:s text:c="2"/></text:span></text:p>
              </text:list-item>
            </text:list>
            <text:list text:style-name="L8">
              <text:list-header>
                <text:p text:style-name="P27"><text:span text:style-name="T3"><text:tab/></text:span><text:span text:style-name="T3"><text:tab/></text:span><text:span text:style-name="T12">( assume that we have an architecture with instructions whose at least one of its operands is</text:span></text:p>
                <text:p text:style-name="P27"><text:span text:style-name="T12"><text:tab/></text:span><text:span text:style-name="T12"><text:tab/></text:span><text:span text:style-name="T12">a machine register)</text:span></text:p>
              </text:list-header>
            </text:list>
            <text:list text:style-name="L3">
              <text:list-header>
                <text:p text:style-name="P5"><text:span text:style-name="T3"/></text:p>
              </text:list-header>
            </text:list>
            <text:list text:style-name="L7">
              <text:list-item>
                <text:list>
                  <text:list-header>
                    <text:p text:style-name="P30"><text:span text:style-name="T3"><text:tab/></text:span><text:span text:style-name="T3">MOVE</text:span><text:span text:style-name="T3"><text:tab/></text:span><text:span text:style-name="T3">id2,R1</text:span></text:p>
                    <text:p text:style-name="P30"><text:span text:style-name="T3"><text:tab/></text:span><text:span text:style-name="T3">MULT</text:span><text:span text:style-name="T3"><text:tab/></text:span><text:span text:style-name="T3">id3,R1</text:span></text:p>
                    <text:p text:style-name="P30"><text:span text:style-name="T3"><text:tab/></text:span><text:span text:style-name="T3">ADD</text:span><text:span text:style-name="T3"><text:tab/></text:span><text:span text:style-name="T3">#1,R1</text:span></text:p>
                    <text:p text:style-name="P30"><text:span text:style-name="T3"><text:tab/></text:span><text:span text:style-name="T3">MOVE</text:span><text:span text:style-name="T3"><text:tab/></text:span><text:span text:style-name="T3">R1,id1</text:span></text:p>
                  </text:list-header>
                </text:list>
              </text:list-item>
            </text:list>
          </draw:text-box>
        </draw:frame>
        <draw:custom-shape draw:name="Text Box 4" draw:style-name="gr40" draw:text-style-name="P19" draw:layer="layout" svg:width="0.512cm" svg:height="1.27cm" svg:x="12.444cm" svg:y="0.961cm">
          <text:list text:style-name="L1">
            <text:list-header>
              <text:p text:style-name="P21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4.931cm" svg:height="10.337cm" svg:x="1.979cm" svg:y="2.067cm" draw:page-number="17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page18" draw:style-name="dp1" draw:master-page-name="Title1" presentation:use-date-time-name="dtd1">
        <draw:custom-shape draw:name="Slide Number Placeholder 5" draw:style-name="gr41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Lexical Analyzer</text:span></text:p>
              </text:list-header>
            </text:list>
          </draw:text-box>
        </draw:frame>
        <draw:frame presentation:style-name="pr5" draw:text-style-name="P4" draw:layer="layout" svg:width="26.035cm" svg:height="14.181cm" svg:x="1.057cm" svg:y="3.386cm" presentation:class="outline" presentation:user-transformed="true">
          <draw:text-box>
            <text:list text:style-name="L3">
              <text:list-item>
                <text:p text:style-name="P5"><text:span text:style-name="T11">Lexical Analyzer</text:span><text:span text:style-name="T3"> reads the source program character by character to produce tokens.</text:span></text:p>
              </text:list-item>
              <text:list-item>
                <text:p text:style-name="P5"><text:span text:style-name="T3">Normally a lexical analyzer doesn’t return a list of tokens at one shot, <text:s text:c="4"/>it returns a token when the parser asks a token from it.</text:span></text:p>
              </text:list-item>
            </text:list>
            <text:list text:style-name="L8">
              <text:list-header>
                <text:p text:style-name="P14"><text:span text:style-name="T3"/></text:p>
                <text:p text:style-name="P31"><text:span text:style-name="T15"/></text:p>
              </text:list-header>
            </text:list>
            <text:list text:style-name="L3">
              <text:list-header>
                <text:p text:style-name="P32"><text:span text:style-name="T15"/></text:p>
              </text:list-header>
            </text:list>
          </draw:text-box>
        </draw:frame>
        <draw:frame draw:layer="layout" svg:width="3.245cm" svg:height="2.13cm" svg:x="5.715cm" svg:y="11.007cm">
          <table:table>
            <table:table-column table:style-name="co4"/>
            <table:table-row table:style-name="ro9">
              <table:table-cell table:style-name="ce31">
                <text:list text:style-name="L1">
                  <text:list-header>
                    <text:p text:style-name="P33"><text:span text:style-name="T10">Lexical </text:span></text:p>
                    <text:p text:style-name="P33"><text:span text:style-name="T10">Analyzer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layer="layout" svg:width="3.245cm" svg:height="2.723cm" svg:x="12.488cm" svg:y="10.795cm">
          <table:table>
            <table:table-column table:style-name="co4"/>
            <table:table-row table:style-name="ro10">
              <table:table-cell table:style-name="ce32">
                <text:list text:style-name="L1">
                  <text:list-header>
                    <text:p text:style-name="P34"><text:span text:style-name="T17"/></text:p>
                    <text:p text:style-name="P35"><text:span text:style-name="T10">Parser</text:span></text:p>
                    <text:p text:style-name="P35"><text:span text:style-name="T10"/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23" draw:style-name="gr42" draw:text-style-name="P19" draw:layer="layout" svg:width="2.657cm" svg:height="1.785cm" svg:x="1.061cm" svg:y="11.007cm">
          <text:list text:style-name="L1">
            <text:list-header>
              <text:p text:style-name="P21"><text:span text:style-name="T8">source </text:span></text:p>
              <text:p text:style-name="P21"><text:span text:style-name="T8">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4" draw:style-name="gr14" draw:text-style-name="P20" draw:layer="layout" svg:x1="3.387cm" svg:y1="12.065cm" svg:x2="5.715cm" svg:y2="12.065cm">
          <text:p/>
        </draw:line>
        <draw:line draw:name="Line 25" draw:style-name="gr14" draw:text-style-name="P20" draw:layer="layout" svg:x1="9.102cm" svg:y1="11.642cm" svg:x2="12.488cm" svg:y2="11.642cm">
          <text:p/>
        </draw:line>
        <draw:custom-shape draw:name="Text Box 26" draw:style-name="gr43" draw:text-style-name="P19" draw:layer="layout" svg:width="2.238cm" svg:height="1.023cm" svg:x="9.738cm" svg:y="10.795cm">
          <text:list text:style-name="L1">
            <text:list-header>
              <text:p text:style-name="P21"><text:span text:style-name="T8"><text:s text:c="2"/></text:span><text:span text:style-name="T8">toke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7" draw:style-name="gr44" draw:text-style-name="P20" draw:layer="layout" svg:x1="12.488cm" svg:y1="12.488cm" svg:x2="9.102cm" svg:y2="12.488cm">
          <text:p/>
        </draw:line>
        <draw:custom-shape draw:name="Text Box 28" draw:style-name="gr45" draw:text-style-name="P19" draw:layer="layout" svg:width="3.326cm" svg:height="0.853cm" svg:x="9.262cm" svg:y="12.308cm">
          <text:list text:style-name="L1">
            <text:list-header>
              <text:p text:style-name="P21"><text:span text:style-name="T15">get next tok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custom-shape draw:name="Rectangle 2" draw:style-name="gr2" draw:text-style-name="P6" draw:layer="layout" svg:width="8.18cm" svg:height="1.38cm" svg:x="0cm" svg:y="0cm">
            <text:list text:style-name="L1">
              <text:list-header>
                <text:p text:style-name="P3"><text:span text:style-name="T4">lec01-lexicalanalyz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" draw:text-style-name="P8" draw:layer="layout" svg:width="8.18cm" svg:height="1.38cm" svg:x="10.702cm" svg:y="0cm">
            <text:list text:style-name="L1">
              <text:list-header>
                <text:p text:style-name="P7"><text:span text:style-name="T4"><text:date style:data-style-name="D6" text:date-value="2020-01-24">January 24, 2020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3" draw:text-style-name="P8" draw:layer="layout" svg:width="8.18cm" svg:height="1.38cm" svg:x="10.702cm" svg:y="26.194cm">
            <text:list text:style-name="L1">
              <text:list-header>
                <text:p text:style-name="P7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931cm" svg:height="10.337cm" svg:x="1.98cm" svg:y="2.068cm" draw:page-number="18" presentation:class="page"/>
          <draw:frame presentation:style-name="pr11" draw:text-style-name="P9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Token" draw:style-name="dp1" draw:master-page-name="Title1" presentation:use-date-time-name="dtd1">
        <draw:custom-shape draw:name="Slide Number Placeholder 5" draw:style-name="gr46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Token</text:span></text:p>
              </text:list-header>
            </text:list>
          </draw:text-box>
        </draw:frame>
        <draw:frame presentation:style-name="pr5" draw:text-style-name="P4" draw:layer="layout" svg:width="26.035cm" svg:height="14.181cm" svg:x="1.057cm" svg:y="3.386cm" presentation:class="outline" presentation:user-transformed="true">
          <draw:text-box>
            <text:list text:style-name="L3">
              <text:list-item>
                <text:p text:style-name="P36"><text:span text:style-name="T10">Token represents a set of strings described by a pattern.</text:span></text:p>
              </text:list-item>
            </text:list>
            <text:list text:style-name="L4">
              <text:list-item>
                <text:list>
                  <text:list-item>
                    <text:p text:style-name="P37"><text:span text:style-name="T12">Identifier represents a set of strings which start with a letter continues with letters and digits</text:span></text:p>
                  </text:list-item>
                  <text:list-item>
                    <text:p text:style-name="P37"><text:span text:style-name="T12">The actual string (newval) is called as </text:span><text:span text:style-name="T18">lexeme</text:span><text:span text:style-name="T12">.</text:span></text:p>
                  </text:list-item>
                  <text:list-item>
                    <text:p text:style-name="P37"><text:span text:style-name="T12">Tokens: identifier, number, addop, delimeter, …</text:span></text:p>
                  </text:list-item>
                </text:list>
              </text:list-item>
            </text:list>
            <text:list text:style-name="L3">
              <text:list-item>
                <text:p text:style-name="P36"><text:span text:style-name="T10">Since a token can represent more than one lexeme, additional information should be held for that specific lexeme. This additional information is called as the </text:span><text:span text:style-name="T19">attribute</text:span><text:span text:style-name="T10"> of the token.</text:span></text:p>
              </text:list-item>
              <text:list-item>
                <text:p text:style-name="P36"><text:span text:style-name="T10">For simplicity, a token may have a single attribute which holds the required information for that token. </text:span></text:p>
              </text:list-item>
            </text:list>
            <text:list text:style-name="L4">
              <text:list-item>
                <text:list>
                  <text:list-item>
                    <text:p text:style-name="P37"><text:span text:style-name="T12">For identifiers, this attribute a pointer to the symbol table, and the symbol table holds the actual attributes for that token.</text:span></text:p>
                  </text:list-item>
                </text:list>
              </text:list-item>
            </text:list>
            <text:list text:style-name="L3">
              <text:list-item>
                <text:p text:style-name="P36"><text:span text:style-name="T10">Some attributes:</text:span></text:p>
              </text:list-item>
            </text:list>
            <text:list text:style-name="L4">
              <text:list-item>
                <text:list>
                  <text:list-item>
                    <text:p text:style-name="P38"><text:span text:style-name="T12">&lt;id,attr&gt; <text:s text:c="3"/></text:span><text:span text:style-name="T12"><text:tab/></text:span><text:span text:style-name="T12"> </text:span><text:span text:style-name="T12"><text:tab/></text:span><text:span text:style-name="T12">where attr is pointer to the symbol table</text:span></text:p>
                  </text:list-item>
                  <text:list-item>
                    <text:p text:style-name="P38"><text:span text:style-name="T12">&lt;assgop,_&gt; <text:s text:c="4"/></text:span><text:span text:style-name="T12"><text:tab/></text:span><text:span text:style-name="T12">no attribute is needed (if there is only one assignment operator)</text:span></text:p>
                  </text:list-item>
                  <text:list-item>
                    <text:p text:style-name="P38"><text:span text:style-name="T12">&lt;num,val&gt;</text:span><text:span text:style-name="T12"><text:tab/></text:span><text:span text:style-name="T12"><text:tab/></text:span><text:span text:style-name="T12">where val is the actual value of the number.</text:span></text:p>
                  </text:list-item>
                </text:list>
              </text:list-item>
            </text:list>
            <text:list text:style-name="L3">
              <text:list-item>
                <text:p text:style-name="P36"><text:span text:style-name="T10">Token type and its attribute uniquely identifies a lexeme.</text:span></text:p>
              </text:list-item>
              <text:list-item>
                <text:p text:style-name="P36"><text:span text:style-name="T20">Regular expressions</text:span><text:span text:style-name="T10"> are widely used to specify patterns.</text:span></text:p>
              </text:list-item>
            </text:list>
            <text:list text:style-name="L8">
              <text:list-header>
                <text:p text:style-name="P39"><text:span text:style-name="T10"><text:s text:c="2"/></text:span></text:p>
              </text:list-header>
            </text:list>
          </draw:text-box>
        </draw:frame>
        <presentation:notes draw:style-name="dp3">
          <draw:page-thumbnail draw:style-name="gr5" draw:layer="layout" svg:width="14.931cm" svg:height="10.337cm" svg:x="1.979cm" svg:y="2.067cm" draw:page-number="19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Terminology of Languages" draw:style-name="dp1" draw:master-page-name="Title1" presentation:use-date-time-name="dtd1">
        <draw:custom-shape draw:name="Slide Number Placeholder 5" draw:style-name="gr47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Terminology of Languages</text:span></text:p>
              </text:list-header>
            </text:list>
          </draw:text-box>
        </draw:frame>
        <draw:frame presentation:style-name="pr5" draw:text-style-name="P4" draw:layer="layout" svg:width="26.035cm" svg:height="14.181cm" svg:x="1.057cm" svg:y="3.386cm" presentation:class="outline" presentation:user-transformed="true">
          <draw:text-box>
            <text:list text:style-name="L3">
              <text:list-item>
                <text:p text:style-name="P5"><text:span text:style-name="T11">Alphabet</text:span><text:span text:style-name="T3"> : a finite set of symbols <text:s/>(ASCII characters)</text:span></text:p>
              </text:list-item>
              <text:list-item>
                <text:p text:style-name="P5"><text:span text:style-name="T11">String</text:span><text:span text:style-name="T3"> : 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Finite sequence of symbols on an alphabet</text:span></text:p>
                  </text:list-item>
                  <text:list-item>
                    <text:p text:style-name="P10"><text:span text:style-name="T3">Sentence and word are also used in terms of string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0"><text:span text:style-name="T21"></text:span><text:span text:style-name="T3"> <text:s/></text:span><text:span text:style-name="T3">is the empty str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|s| is the length of string s.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1">Language</text:span><text:span text:style-name="T3">: sets of strings over some fixed alphabet</text:span></text:p>
              </text:list-item>
            </text:list>
            <text:list text:style-name="L10">
              <text:list-item>
                <text:list>
                  <text:list-item>
                    <text:p text:style-name="P40"><text:span text:style-name="T21"></text:span><text:span text:style-name="T3"> </text:span><text:span text:style-name="T3">the empty set is a languag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{</text:span><text:span text:style-name="T21"></text:span><text:span text:style-name="T3">} the set containing empty string is a language</text:span></text:p>
                  </text:list-item>
                  <text:list-item>
                    <text:p text:style-name="P10"><text:span text:style-name="T3">The set of well-formed C programs is a language</text:span></text:p>
                  </text:list-item>
                  <text:list-item>
                    <text:p text:style-name="P10"><text:span text:style-name="T3">The set of all possible identifiers is a language.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1">Operators on Strings</text:span><text:span text:style-name="T3">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4">Concatenation</text:span><text:span text:style-name="T3">: <text:s/>xy represents the concatenation of strings x and y. <text:s/>s </text:span><text:span text:style-name="T21"></text:span><text:span text:style-name="T3"> <text:s/>= s <text:s text:c="7"/></text:span><text:span text:style-name="T21"></text:span><text:span text:style-name="T3"> s = s</text:span></text:p>
                  </text:list-item>
                  <text:list-item>
                    <text:p text:style-name="P10"><text:span text:style-name="T3">s</text:span><text:span text:style-name="T22">n</text:span><text:span text:style-name="T23"> <text:s/>= <text:s/></text:span><text:span text:style-name="T3">s s s .. s ( n times) <text:s text:c="4"/>s</text:span><text:span text:style-name="T22">0</text:span><text:span text:style-name="T23"> <text:s/>= </text:span><text:span text:style-name="T21"></text:span><text:span text:style-name="T3"> <text:s text:c="3"/></text:span></text:p>
                    <text:p text:style-name="P10"><text:span text:style-name="T3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931cm" svg:height="10.337cm" svg:x="1.979cm" svg:y="2.067cm" draw:page-number="20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Operations on Languages" draw:style-name="dp1" draw:master-page-name="Title1" presentation:use-date-time-name="dtd1">
        <draw:custom-shape draw:name="Slide Number Placeholder 5" draw:style-name="gr48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Operations on Languages</text:span></text:p>
              </text:list-header>
            </text:list>
          </draw:text-box>
        </draw:frame>
        <draw:frame presentation:style-name="pr5" draw:text-style-name="P4" draw:layer="layout" svg:width="26.035cm" svg:height="14.181cm" svg:x="1.057cm" svg:y="3.386cm" presentation:class="outline" presentation:user-transformed="true">
          <draw:text-box>
            <text:list text:style-name="L3">
              <text:list-item>
                <text:p text:style-name="P36"><text:span text:style-name="T10">Concatenation:</text:span></text:p>
              </text:list-item>
            </text:list>
            <text:list text:style-name="L4">
              <text:list-item>
                <text:list>
                  <text:list-item>
                    <text:p text:style-name="P37"><text:span text:style-name="T12">L</text:span><text:span text:style-name="T24">1</text:span><text:span text:style-name="T12">L</text:span><text:span text:style-name="T24">2</text:span><text:span text:style-name="T12"> = { s</text:span><text:span text:style-name="T24">1</text:span><text:span text:style-name="T12">s</text:span><text:span text:style-name="T24">2 </text:span><text:span text:style-name="T12">| s</text:span><text:span text:style-name="T24">1 </text:span><text:span text:style-name="T25"></text:span><text:span text:style-name="T12"> L</text:span><text:span text:style-name="T24">1</text:span><text:span text:style-name="T12"> <text:s/>and <text:s/>s</text:span><text:span text:style-name="T24">2 </text:span><text:span text:style-name="T25"></text:span><text:span text:style-name="T12"> L</text:span><text:span text:style-name="T24">2 </text:span><text:span text:style-name="T12">}</text:span></text:p>
                  </text:list-item>
                </text:list>
              </text:list-item>
            </text:list>
            <text:list text:style-name="L3">
              <text:list-header>
                <text:p text:style-name="P36"><text:span text:style-name="T10"/></text:p>
              </text:list-header>
              <text:list-item>
                <text:p text:style-name="P36"><text:span text:style-name="T10">Union</text:span></text:p>
              </text:list-item>
            </text:list>
            <text:list text:style-name="L4">
              <text:list-item>
                <text:list>
                  <text:list-item>
                    <text:p text:style-name="P37"><text:span text:style-name="T12">L</text:span><text:span text:style-name="T24">1</text:span><text:span text:style-name="T25"></text:span><text:span text:style-name="T12"> L</text:span><text:span text:style-name="T24">2</text:span><text:span text:style-name="T12"> = { s</text:span><text:span text:style-name="T24"> </text:span><text:span text:style-name="T12">| s</text:span><text:span text:style-name="T24"> </text:span><text:span text:style-name="T25"></text:span><text:span text:style-name="T12"> L</text:span><text:span text:style-name="T24">1</text:span><text:span text:style-name="T12"> <text:s/>or <text:s text:c="2"/>s</text:span><text:span text:style-name="T24"> </text:span><text:span text:style-name="T25"></text:span><text:span text:style-name="T12"> L</text:span><text:span text:style-name="T24">2 </text:span><text:span text:style-name="T12">}</text:span></text:p>
                  </text:list-item>
                </text:list>
              </text:list-item>
            </text:list>
            <text:list text:style-name="L3">
              <text:list-header>
                <text:p text:style-name="P36"><text:span text:style-name="T10"/></text:p>
              </text:list-header>
              <text:list-item>
                <text:p text:style-name="P36"><text:span text:style-name="T10">Exponentiation:</text:span></text:p>
              </text:list-item>
            </text:list>
            <text:list text:style-name="L4">
              <text:list-item>
                <text:list>
                  <text:list-item>
                    <text:p text:style-name="P37"><text:span text:style-name="T12">L</text:span><text:span text:style-name="T26">0</text:span><text:span text:style-name="T24"> <text:s/></text:span><text:span text:style-name="T12">= {</text:span><text:span text:style-name="T25"></text:span><text:span text:style-name="T12">} <text:s text:c="7"/>L</text:span><text:span text:style-name="T26">1</text:span><text:span text:style-name="T12"> = L <text:s text:c="11"/>L</text:span><text:span text:style-name="T26">2</text:span><text:span text:style-name="T12"> = LL</text:span></text:p>
                  </text:list-item>
                </text:list>
              </text:list-item>
            </text:list>
            <text:list text:style-name="L3">
              <text:list-header>
                <text:p text:style-name="P36"><text:span text:style-name="T10"/></text:p>
              </text:list-header>
              <text:list-item>
                <text:p text:style-name="P36"><text:span text:style-name="T10">Kleene Closure</text:span></text:p>
              </text:list-item>
            </text:list>
            <text:list text:style-name="L4">
              <text:list-item>
                <text:list>
                  <text:list-header>
                    <text:p text:style-name="P37"><text:span text:style-name="T12"/></text:p>
                  </text:list-header>
                  <text:list-item>
                    <text:p text:style-name="P37"><text:span text:style-name="T12">L</text:span><text:span text:style-name="T26">*</text:span><text:span text:style-name="T12"> = 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41"><text:span text:style-name="T12"/></text:p>
                  </text:list-header>
                </text:list>
              </text:list-item>
            </text:list>
            <text:list text:style-name="L3">
              <text:list-item>
                <text:p text:style-name="P36"><text:span text:style-name="T10">Positive Closure</text:span></text:p>
              </text:list-item>
            </text:list>
            <text:list text:style-name="L4">
              <text:list-item>
                <text:list>
                  <text:list-header>
                    <text:p text:style-name="P37"><text:span text:style-name="T12"/></text:p>
                  </text:list-header>
                  <text:list-item>
                    <text:p text:style-name="P37"><text:span text:style-name="T12">L</text:span><text:span text:style-name="T26">+</text:span><text:span text:style-name="T12"> = 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41"><text:span text:style-name="T12"><text:s/></text:span></text:p>
                  </text:list-header>
                </text:list>
              </text:list-item>
            </text:list>
          </draw:text-box>
        </draw:frame>
        <draw:frame draw:name="Object 5" draw:style-name="gr49" draw:text-style-name="P20" draw:layer="layout" svg:width="1.618cm" svg:height="1.694cm" svg:x="4.657cm" svg:y="12.4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Object 6" draw:style-name="gr49" draw:text-style-name="P20" draw:layer="layout" svg:width="1.618cm" svg:height="1.694cm" svg:x="4.657cm" svg:y="15.6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3">
          <draw:page-thumbnail draw:style-name="gr5" draw:layer="layout" svg:width="14.931cm" svg:height="10.337cm" svg:x="1.979cm" svg:y="2.067cm" draw:page-number="21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Example" draw:style-name="dp1" draw:master-page-name="Title1" presentation:use-date-time-name="dtd1">
        <draw:custom-shape draw:name="Slide Number Placeholder 5" draw:style-name="gr50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Example</text:span></text:p>
              </text:list-header>
            </text:list>
          </draw:text-box>
        </draw:frame>
        <draw:frame presentation:style-name="pr5" draw:text-style-name="P4" draw:layer="layout" svg:width="26.035cm" svg:height="14.181cm" svg:x="1.057cm" svg:y="3.386cm" presentation:class="outline" presentation:user-transformed="true">
          <draw:text-box>
            <text:list text:style-name="L3">
              <text:list-item>
                <text:p text:style-name="P5"><text:span text:style-name="T3">L</text:span><text:span text:style-name="T23">1</text:span><text:span text:style-name="T3"> = {a,b,c,d} <text:s text:c="9"/>L</text:span><text:span text:style-name="T23">2</text:span><text:span text:style-name="T3"> = {1,2}</text:span></text:p>
                <text:p text:style-name="P5"><text:span text:style-name="T3"/></text:p>
              </text:list-item>
              <text:list-item>
                <text:p text:style-name="P5"><text:span text:style-name="T3">L</text:span><text:span text:style-name="T23">1</text:span><text:span text:style-name="T3">L</text:span><text:span text:style-name="T23">2 </text:span><text:span text:style-name="T3"><text:s/>= {a1,a2,b1,b2,c1,c2,d1,d2}</text:span></text:p>
                <text:p text:style-name="P5"><text:span text:style-name="T3"/></text:p>
              </text:list-item>
              <text:list-item>
                <text:p text:style-name="P5"><text:span text:style-name="T3">L</text:span><text:span text:style-name="T23">1 </text:span><text:span text:style-name="T21"></text:span><text:span text:style-name="T3"> L</text:span><text:span text:style-name="T23">2 </text:span><text:span text:style-name="T3">= {a,b,c,d,1,2}</text:span></text:p>
                <text:p text:style-name="P5"><text:span text:style-name="T3"/></text:p>
              </text:list-item>
              <text:list-item>
                <text:p text:style-name="P5"><text:span text:style-name="T3">L</text:span><text:span text:style-name="T23">1</text:span><text:span text:style-name="T22">3</text:span><text:span text:style-name="T23"> <text:s/></text:span><text:span text:style-name="T3">= all strings with length three (using a,b,c,d}</text:span></text:p>
                <text:p text:style-name="P5"><text:span text:style-name="T3"/></text:p>
              </text:list-item>
              <text:list-item>
                <text:p text:style-name="P5"><text:span text:style-name="T3">L</text:span><text:span text:style-name="T23">1</text:span><text:span text:style-name="T22">* <text:s text:c="2"/></text:span><text:span text:style-name="T3">= all strings using letters a,b,c,d and empty string</text:span></text:p>
                <text:p text:style-name="P5"><text:span text:style-name="T3"/></text:p>
              </text:list-item>
              <text:list-item>
                <text:p text:style-name="P5"><text:span text:style-name="T3">L</text:span><text:span text:style-name="T23">1</text:span><text:span text:style-name="T22">+</text:span><text:span text:style-name="T3"> = doesn’t include the empty string</text:span></text:p>
              </text:list-item>
            </text:list>
          </draw:text-box>
        </draw:frame>
        <presentation:notes draw:style-name="dp3">
          <draw:page-thumbnail draw:style-name="gr5" draw:layer="layout" svg:width="14.931cm" svg:height="10.337cm" svg:x="1.979cm" svg:y="2.067cm" draw:page-number="22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Regular Expressions" draw:style-name="dp1" draw:master-page-name="Title1" presentation:use-date-time-name="dtd1">
        <draw:custom-shape draw:name="Slide Number Placeholder 5" draw:style-name="gr51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Regular Expressions</text:span></text:p>
              </text:list-header>
            </text:list>
          </draw:text-box>
        </draw:frame>
        <draw:frame presentation:style-name="pr5" draw:text-style-name="P4" draw:layer="layout" svg:width="26.035cm" svg:height="14.181cm" svg:x="1.057cm" svg:y="3.386cm" presentation:class="outline" presentation:user-transformed="true">
          <draw:text-box>
            <text:list text:style-name="L3">
              <text:list-item>
                <text:p text:style-name="P5"><text:span text:style-name="T3">We use regular expressions to describe tokens of a programming language.</text:span></text:p>
              </text:list-item>
              <text:list-item>
                <text:p text:style-name="P5"><text:span text:style-name="T3">A regular expression is built up of simpler regular expressions (using defining rules)</text:span></text:p>
              </text:list-item>
              <text:list-item>
                <text:p text:style-name="P5"><text:span text:style-name="T3">Each regular expression denotes a language.</text:span></text:p>
              </text:list-item>
              <text:list-item>
                <text:p text:style-name="P5"><text:span text:style-name="T3">A language denoted by a regular expression is called as a </text:span><text:span text:style-name="T11">regular set</text:span><text:span text:style-name="T3">.</text:span></text:p>
              </text:list-item>
            </text:list>
          </draw:text-box>
        </draw:frame>
        <presentation:notes draw:style-name="dp3">
          <draw:page-thumbnail draw:style-name="gr5" draw:layer="layout" svg:width="14.931cm" svg:height="10.337cm" svg:x="1.979cm" svg:y="2.067cm" draw:page-number="23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Regular Expressions (Rules)" draw:style-name="dp1" draw:master-page-name="Title1" presentation:use-date-time-name="dtd1">
        <draw:custom-shape draw:name="Slide Number Placeholder 5" draw:style-name="gr52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Regular Expressions (Rules)</text:span></text:p>
              </text:list-header>
            </text:list>
          </draw:text-box>
        </draw:frame>
        <draw:frame presentation:style-name="pr5" draw:text-style-name="P4" draw:layer="layout" svg:width="26.035cm" svg:height="14.181cm" svg:x="1.057cm" svg:y="3.386cm" presentation:class="outline" presentation:user-transformed="true">
          <draw:text-box>
            <text:list text:style-name="L8">
              <text:list-header>
                <text:p text:style-name="P42"><text:span text:style-name="T3">Regular expressions over alphabet </text:span><text:span text:style-name="T21"></text:span></text:p>
                <text:p text:style-name="P42"><text:span text:style-name="T3"/></text:p>
                <text:p text:style-name="P43"><text:span text:style-name="T3"><text:tab/></text:span><text:span text:style-name="T27">Reg. Expr</text:span><text:span text:style-name="T3"> </text:span><text:span text:style-name="T3"><text:tab/></text:span><text:span text:style-name="T3"><text:tab/></text:span><text:span text:style-name="T27">Language it denotes</text:span></text:p>
                <text:p text:style-name="P43"><text:span text:style-name="T3"><text:tab/></text:span><text:span text:style-name="T21"></text:span><text:span text:style-name="T3"><text:tab/></text:span><text:span text:style-name="T3"><text:tab/></text:span><text:span text:style-name="T3"><text:tab/></text:span><text:span text:style-name="T3">{</text:span><text:span text:style-name="T21"></text:span><text:span text:style-name="T3">}</text:span></text:p>
                <text:p text:style-name="P43"><text:span text:style-name="T3"><text:tab/></text:span><text:span text:style-name="T3">a</text:span><text:span text:style-name="T21"></text:span><text:span text:style-name="T3"> </text:span><text:span text:style-name="T21"></text:span><text:span text:style-name="T3"><text:tab/></text:span><text:span text:style-name="T3"><text:tab/></text:span><text:span text:style-name="T3">{a}</text:span></text:p>
                <text:p text:style-name="P43"><text:span text:style-name="T3"><text:tab/></text:span><text:span text:style-name="T3">(r</text:span><text:span text:style-name="T23">1</text:span><text:span text:style-name="T3">) | (r</text:span><text:span text:style-name="T23">2</text:span><text:span text:style-name="T3">) </text:span><text:span text:style-name="T3"><text:tab/></text:span><text:span text:style-name="T3"><text:tab/></text:span><text:span text:style-name="T3">L(r</text:span><text:span text:style-name="T23">1</text:span><text:span text:style-name="T3">) </text:span><text:span text:style-name="T21"></text:span><text:span text:style-name="T3"> L(r</text:span><text:span text:style-name="T23">2</text:span><text:span text:style-name="T3">)</text:span></text:p>
                <text:p text:style-name="P43"><text:span text:style-name="T3"><text:tab/></text:span><text:span text:style-name="T3">(r</text:span><text:span text:style-name="T23">1</text:span><text:span text:style-name="T3">) (r</text:span><text:span text:style-name="T23">2</text:span><text:span text:style-name="T3">) </text:span><text:span text:style-name="T3"><text:tab/></text:span><text:span text:style-name="T3"><text:tab/></text:span><text:span text:style-name="T3">L(r</text:span><text:span text:style-name="T23">1</text:span><text:span text:style-name="T3">) L(r</text:span><text:span text:style-name="T23">2</text:span><text:span text:style-name="T3">)</text:span></text:p>
                <text:p text:style-name="P43"><text:span text:style-name="T3"><text:tab/></text:span><text:span text:style-name="T3">(r)</text:span><text:span text:style-name="T22">*</text:span><text:span text:style-name="T22"><text:tab/></text:span><text:span text:style-name="T22"><text:tab/></text:span><text:span text:style-name="T22"><text:tab/></text:span><text:span text:style-name="T3">(L(r))</text:span><text:span text:style-name="T22">*</text:span></text:p>
                <text:p text:style-name="P43"><text:span text:style-name="T22"><text:tab/></text:span><text:span text:style-name="T3">(r)</text:span><text:span text:style-name="T3"><text:tab/></text:span><text:span text:style-name="T3"><text:tab/></text:span><text:span text:style-name="T3"><text:tab/></text:span><text:span text:style-name="T3">L(r)</text:span></text:p>
                <text:p text:style-name="P43"><text:span text:style-name="T3"><text:tab/></text:span></text:p>
              </text:list-header>
            </text:list>
            <text:list text:style-name="L3">
              <text:list-item>
                <text:p text:style-name="P23"><text:span text:style-name="T3">(r)</text:span><text:span text:style-name="T22">+</text:span><text:span text:style-name="T23"> <text:s/></text:span><text:span text:style-name="T3">= <text:s/>(r)(r)</text:span><text:span text:style-name="T22">*</text:span></text:p>
              </text:list-item>
              <text:list-item>
                <text:p text:style-name="P44"><text:span text:style-name="T3">(r)?</text:span><text:span text:style-name="T22"> <text:s/></text:span><text:span text:style-name="T3">= <text:s/>(r) | </text:span><text:span text:style-name="T21"></text:span><text:span text:style-name="T22"> </text:span><text:span text:style-name="T22"><text:tab/></text:span></text:p>
              </text:list-item>
            </text:list>
            <text:list text:style-name="L8">
              <text:list-header>
                <text:p text:style-name="P42"><text:span text:style-name="T22"/></text:p>
              </text:list-header>
            </text:list>
          </draw:text-box>
        </draw:frame>
        <presentation:notes draw:style-name="dp3">
          <draw:page-thumbnail draw:style-name="gr5" draw:layer="layout" svg:width="14.931cm" svg:height="10.337cm" svg:x="1.979cm" svg:y="2.067cm" draw:page-number="24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Regular Expressions (cont.)" draw:style-name="dp1" draw:master-page-name="Title1" presentation:use-date-time-name="dtd1">
        <draw:custom-shape draw:name="Slide Number Placeholder 5" draw:style-name="gr53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Regular Expressions (cont.)</text:span></text:p>
              </text:list-header>
            </text:list>
          </draw:text-box>
        </draw:frame>
        <draw:frame presentation:style-name="pr5" draw:text-style-name="P4" draw:layer="layout" svg:width="26.035cm" svg:height="14.181cm" svg:x="1.057cm" svg:y="3.386cm" presentation:class="outline" presentation:user-transformed="true">
          <draw:text-box>
            <text:list text:style-name="L3">
              <text:list-item>
                <text:p text:style-name="P5"><text:span text:style-name="T3">We may remove parentheses by using precedence rules.</text:span></text:p>
              </text:list-item>
            </text:list>
            <text:list text:style-name="L4">
              <text:list-item>
                <text:list>
                  <text:list-item>
                    <text:p text:style-name="P45"><text:span text:style-name="T3">* <text:s text:c="2"/></text:span><text:span text:style-name="T3"><text:tab/></text:span><text:span text:style-name="T3"><text:tab/></text:span><text:span text:style-name="T3">highest</text:span></text:p>
                  </text:list-item>
                  <text:list-item>
                    <text:p text:style-name="P45"><text:span text:style-name="T3">concatenation </text:span><text:span text:style-name="T3"><text:tab/></text:span><text:span text:style-name="T3">next</text:span></text:p>
                  </text:list-item>
                  <text:list-item>
                    <text:p text:style-name="P45"><text:span text:style-name="T3">|</text:span><text:span text:style-name="T3"><text:tab/></text:span><text:span text:style-name="T3"><text:tab/></text:span><text:span text:style-name="T3"><text:tab/></text:span><text:span text:style-name="T3">lowest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ab</text:span><text:span text:style-name="T22">*</text:span><text:span text:style-name="T3">|c <text:s text:c="3"/>means <text:s text:c="4"/>(a(b)</text:span><text:span text:style-name="T22">*</text:span><text:span text:style-name="T3">)|(c) </text:span></text:p>
                <text:p text:style-name="P5"><text:span text:style-name="T3"/></text:p>
              </text:list-item>
              <text:list-item>
                <text:p text:style-name="P5"><text:span text:style-name="T3">Ex:</text:span></text:p>
              </text:list-item>
            </text:list>
            <text:list text:style-name="L10">
              <text:list-item>
                <text:list>
                  <text:list-item>
                    <text:p text:style-name="P40"><text:span text:style-name="T21"></text:span><text:span text:style-name="T3"> </text:span><text:span text:style-name="T3">= {0,1}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0|1 =&gt; {0,1}</text:span></text:p>
                  </text:list-item>
                  <text:list-item>
                    <text:p text:style-name="P10"><text:span text:style-name="T3">(0|1)(0|1) <text:s/>=&gt; <text:s/>{00,01,10,11}</text:span></text:p>
                  </text:list-item>
                  <text:list-item>
                    <text:p text:style-name="P10"><text:span text:style-name="T3">0</text:span><text:span text:style-name="T22">*</text:span><text:span text:style-name="T23"> <text:s text:c="2"/></text:span><text:span text:style-name="T3">=&gt; <text:s/>{</text:span><text:span text:style-name="T21"></text:span><text:span text:style-name="T22"> </text:span><text:span text:style-name="T3">,0,00,000,0000,....}</text:span></text:p>
                  </text:list-item>
                  <text:list-item>
                    <text:p text:style-name="P10"><text:span text:style-name="T3">(0|1)</text:span><text:span text:style-name="T22">*</text:span><text:span text:style-name="T23"> <text:s text:c="2"/></text:span><text:span text:style-name="T3">=&gt; <text:s/>all strings with 0 and 1, including the empty stri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931cm" svg:height="10.337cm" svg:x="1.979cm" svg:y="2.067cm" draw:page-number="25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Regular Definitions" draw:style-name="dp1" draw:master-page-name="Title1" presentation:use-date-time-name="dtd1">
        <draw:custom-shape draw:name="Slide Number Placeholder 5" draw:style-name="gr54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Regular Definitions</text:span></text:p>
              </text:list-header>
            </text:list>
          </draw:text-box>
        </draw:frame>
        <draw:frame presentation:style-name="pr5" draw:text-style-name="P4" draw:layer="layout" svg:width="26.035cm" svg:height="14.181cm" svg:x="1.057cm" svg:y="3.386cm" presentation:class="outline" presentation:user-transformed="true">
          <draw:text-box>
            <text:list text:style-name="L3">
              <text:list-item>
                <text:p text:style-name="P5"><text:span text:style-name="T3">To write regular expression for some languages can be difficult, because their regular expressions can be quite complex. In those cases, we may use </text:span><text:span text:style-name="T14">regular definitions</text:span><text:span text:style-name="T3">.</text:span></text:p>
              </text:list-item>
              <text:list-item>
                <text:p text:style-name="P5"><text:span text:style-name="T3">We can give names to regular expressions, and we can use these names as symbols to define other regular expressions.</text:span></text:p>
                <text:p text:style-name="P5"><text:span text:style-name="T3"/></text:p>
              </text:list-item>
              <text:list-item>
                <text:p text:style-name="P5"><text:span text:style-name="T3">A </text:span><text:span text:style-name="T28">regular definition</text:span><text:span text:style-name="T3"> is a sequence of the definitions of the form:</text:span></text:p>
              </text:list-item>
            </text:list>
            <text:list text:style-name="L8">
              <text:list-header>
                <text:p text:style-name="P18"><text:span text:style-name="T3"><text:tab/></text:span><text:span text:style-name="T3">d</text:span><text:span text:style-name="T23">1</text:span><text:span text:style-name="T3"> <text:s/></text:span><text:span text:style-name="T21"></text:span><text:span text:style-name="T3"> <text:s/>r</text:span><text:span text:style-name="T23">1</text:span><text:span text:style-name="T23"><text:tab/></text:span><text:span text:style-name="T23"><text:tab/></text:span><text:span text:style-name="T3">where <text:s/>d</text:span><text:span text:style-name="T23">i</text:span><text:span text:style-name="T3"> <text:s/>is a distinct name and</text:span></text:p>
                <text:p text:style-name="P18"><text:span text:style-name="T23"><text:tab/></text:span><text:span text:style-name="T3">d</text:span><text:span text:style-name="T23">2</text:span><text:span text:style-name="T3"> <text:s/></text:span><text:span text:style-name="T21"></text:span><text:span text:style-name="T3"> <text:s/>r</text:span><text:span text:style-name="T23">2</text:span><text:span text:style-name="T23"><text:tab/></text:span><text:span text:style-name="T23"><text:tab/></text:span><text:span text:style-name="T23"><text:tab/></text:span><text:span text:style-name="T3">r</text:span><text:span text:style-name="T23">i </text:span><text:span text:style-name="T3"><text:s text:c="2"/>is a regular expression over symbols in</text:span></text:p>
                <text:p text:style-name="P18"><text:span text:style-name="T3"><text:tab/></text:span><text:span text:style-name="T3"> <text:s text:c="5"/></text:span><text:span text:style-name="T3">.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4"/></text:span><text:span text:style-name="T21"></text:span><text:span text:style-name="T3">{d</text:span><text:span text:style-name="T23">1</text:span><text:span text:style-name="T3">,d</text:span><text:span text:style-name="T23">2</text:span><text:span text:style-name="T3">,...,d</text:span><text:span text:style-name="T23">i-1</text:span><text:span text:style-name="T3">}</text:span></text:p>
                <text:p text:style-name="P18"><text:span text:style-name="T3"><text:tab/></text:span><text:span text:style-name="T3">d</text:span><text:span text:style-name="T23">n</text:span><text:span text:style-name="T3"> <text:s/></text:span><text:span text:style-name="T21"></text:span><text:span text:style-name="T3"> <text:s/>r</text:span><text:span text:style-name="T23">n</text:span></text:p>
                <text:p text:style-name="P27"><text:span text:style-name="T3"><text:tab/></text:span><text:span text:style-name="T3"><text:tab/></text:span><text:span text:style-name="T3"><text:tab/></text:span><text:span text:style-name="T3"><text:tab/></text:span><text:span text:style-name="T3"> <text:s text:c="7"/></text:span><text:span text:style-name="T12">basic symbols</text:span><text:span text:style-name="T12"><text:tab/></text:span><text:span text:style-name="T12"><text:tab/></text:span><text:span text:style-name="T12">previously defined names</text:span></text:p>
              </text:list-header>
            </text:list>
          </draw:text-box>
        </draw:frame>
        <draw:line draw:name="Line 1028" draw:style-name="gr14" draw:text-style-name="P20" draw:layer="layout" svg:x1="12.065cm" svg:y1="16.509cm" svg:x2="12.7cm" svg:y2="14.816cm">
          <text:p/>
        </draw:line>
        <draw:line draw:name="Line 1029" draw:style-name="gr14" draw:text-style-name="P20" draw:layer="layout" svg:x1="18.837cm" svg:y1="16.51cm" svg:x2="15.874cm" svg:y2="15.028cm">
          <text:p/>
        </draw:line>
        <presentation:notes draw:style-name="dp3">
          <draw:page-thumbnail draw:style-name="gr5" draw:layer="layout" svg:width="14.931cm" svg:height="10.337cm" svg:x="1.979cm" svg:y="2.067cm" draw:page-number="26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Regular Definitions (cont.)" draw:style-name="dp1" draw:master-page-name="Title1" presentation:use-date-time-name="dtd1">
        <draw:custom-shape draw:name="Slide Number Placeholder 5" draw:style-name="gr55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Regular Definitions (cont.)</text:span></text:p>
              </text:list-header>
            </text:list>
          </draw:text-box>
        </draw:frame>
        <draw:frame presentation:style-name="pr5" draw:text-style-name="P4" draw:layer="layout" svg:width="26.035cm" svg:height="14.181cm" svg:x="1.057cm" svg:y="3.386cm" presentation:class="outline" presentation:user-transformed="true">
          <draw:text-box>
            <text:list text:style-name="L3">
              <text:list-item>
                <text:p text:style-name="P33"><text:span text:style-name="T10">Ex: Identifiers in Pascal</text:span></text:p>
              </text:list-item>
            </text:list>
            <text:list text:style-name="L7">
              <text:list-item>
                <text:list>
                  <text:list-header>
                    <text:p text:style-name="P46"><text:span text:style-name="T12"><text:tab/></text:span><text:span text:style-name="T12"><text:tab/></text:span><text:span text:style-name="T12">letter </text:span><text:span text:style-name="T25"></text:span><text:span text:style-name="T12"> A | B | ... | Z | a | b | ... | z</text:span></text:p>
                    <text:p text:style-name="P46"><text:span text:style-name="T12"><text:tab/></text:span><text:span text:style-name="T12"><text:tab/></text:span><text:span text:style-name="T12">digit </text:span><text:span text:style-name="T25"></text:span><text:span text:style-name="T12"> <text:s/>0 | 1 | ... | 9</text:span></text:p>
                    <text:p text:style-name="P46"><text:span text:style-name="T12"><text:tab/></text:span><text:span text:style-name="T12"><text:tab/></text:span><text:span text:style-name="T12">id </text:span><text:span text:style-name="T25"></text:span><text:span text:style-name="T12"> letter (letter | digit ) </text:span><text:span text:style-name="T26">*</text:span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12">If we try to write the regular expression representing identifiers without using regular definitions, that regular expression will be complex.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46"><text:span text:style-name="T12"><text:tab/></text:span><text:span text:style-name="T12"><text:tab/></text:span><text:span text:style-name="T12">(A|...|Z|a|...|z) ( (A|...|Z|a|...|z) | (0|...|9) ) </text:span><text:span text:style-name="T26">*</text:span></text:p>
                  </text:list-header>
                </text:list>
              </text:list-item>
            </text:list>
            <text:list text:style-name="L3">
              <text:list-header>
                <text:p text:style-name="P33"><text:span text:style-name="T10"/></text:p>
              </text:list-header>
              <text:list-item>
                <text:p text:style-name="P33"><text:span text:style-name="T10">Ex: Unsigned numbers in Pascal</text:span></text:p>
              </text:list-item>
            </text:list>
            <text:list text:style-name="L7">
              <text:list-item>
                <text:list>
                  <text:list-header>
                    <text:p text:style-name="P46"><text:span text:style-name="T12"><text:tab/></text:span><text:span text:style-name="T12"><text:tab/></text:span><text:span text:style-name="T12">digit </text:span><text:span text:style-name="T25"></text:span><text:span text:style-name="T12"> <text:s/>0 | 1 | ... | 9</text:span></text:p>
                    <text:p text:style-name="P46"><text:span text:style-name="T12"><text:tab/></text:span><text:span text:style-name="T12"><text:tab/></text:span><text:span text:style-name="T12">digits </text:span><text:span text:style-name="T25"></text:span><text:span text:style-name="T12"> digit </text:span><text:span text:style-name="T26">+</text:span></text:p>
                    <text:p text:style-name="P46"><text:span text:style-name="T12"><text:tab/></text:span><text:span text:style-name="T12"><text:tab/></text:span><text:span text:style-name="T12">opt-fraction </text:span><text:span text:style-name="T25"></text:span><text:span text:style-name="T12"> ( . digits ) ?</text:span></text:p>
                    <text:p text:style-name="P46"><text:span text:style-name="T12"><text:tab/></text:span><text:span text:style-name="T12"><text:tab/></text:span><text:span text:style-name="T12">opt-exponent </text:span><text:span text:style-name="T25"></text:span><text:span text:style-name="T12"> ( E (+|-)? digits ) ?</text:span></text:p>
                    <text:p text:style-name="P46"><text:span text:style-name="T12"><text:tab/></text:span><text:span text:style-name="T12"> </text:span><text:span text:style-name="T12"><text:tab/></text:span><text:span text:style-name="T12">unsigned-num </text:span><text:span text:style-name="T25"></text:span><text:span text:style-name="T12"> digits opt-fraction opt-exponent</text:span></text:p>
                    <text:p text:style-name="P47"><text:span text:style-name="T12"/></text:p>
                    <text:p text:style-name="P46"><text:span text:style-name="T12"><text:tab/></text:span><text:span text:style-name="T12"><text:tab/></text:span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5" draw:layer="layout" svg:width="14.931cm" svg:height="10.337cm" svg:x="1.979cm" svg:y="2.067cm" draw:page-number="27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Finite Automata" draw:style-name="dp1" draw:master-page-name="Title1" presentation:use-date-time-name="dtd1">
        <draw:custom-shape draw:name="Slide Number Placeholder 5" draw:style-name="gr56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Finite Automata</text:span></text:p>
              </text:list-header>
            </text:list>
          </draw:text-box>
        </draw:frame>
        <draw:frame presentation:style-name="pr5" draw:text-style-name="P4" draw:layer="layout" svg:width="26.035cm" svg:height="14.181cm" svg:x="1.057cm" svg:y="3.386cm" presentation:class="outline" presentation:user-transformed="true">
          <draw:text-box>
            <text:list text:style-name="L3">
              <text:list-item>
                <text:p text:style-name="P33"><text:span text:style-name="T10">A </text:span><text:span text:style-name="T19">recognizer</text:span><text:span text:style-name="T10"> for a language is a program that takes a string x, and answers “yes” if x is a sentence of that language, and “no” otherwise.</text:span></text:p>
              </text:list-item>
              <text:list-item>
                <text:p text:style-name="P33"><text:span text:style-name="T10">We call the recognizer of the tokens as a </text:span><text:span text:style-name="T19">finite automaton</text:span><text:span text:style-name="T10">.</text:span></text:p>
              </text:list-item>
              <text:list-item>
                <text:p text:style-name="P33"><text:span text:style-name="T10">A finite automaton can be: </text:span><text:span text:style-name="T19">deterministic(DFA)</text:span><text:span text:style-name="T10"> or </text:span><text:span text:style-name="T19">non-deterministic (NFA)</text:span></text:p>
              </text:list-item>
              <text:list-item>
                <text:p text:style-name="P33"><text:span text:style-name="T10">This means that we may use a deterministic or non-deterministic automaton as a lexical analyzer.</text:span></text:p>
              </text:list-item>
              <text:list-item>
                <text:p text:style-name="P33"><text:span text:style-name="T10">Both deterministic and non-deterministic finite automaton recognize regular sets.</text:span></text:p>
              </text:list-item>
              <text:list-item>
                <text:p text:style-name="P33"><text:span text:style-name="T10">Which one?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2">deterministic – faster recognizer, but it may take more space</text:span></text:p>
                  </text:list-item>
                  <text:list-item>
                    <text:p text:style-name="P22"><text:span text:style-name="T12">non-deterministic – slower, but it may take less space</text:span></text:p>
                  </text:list-item>
                  <text:list-item>
                    <text:p text:style-name="P22"><text:span text:style-name="T12">Deterministic automatons are widely used lexical analyzers.</text:span></text:p>
                  </text:list-item>
                </text:list>
              </text:list-item>
            </text:list>
            <text:list text:style-name="L3">
              <text:list-item>
                <text:p text:style-name="P33"><text:span text:style-name="T10">First, we define regular expressions for tokens; Then we convert them into a DFA to get a lexical analyzer for our tokens.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2">Algorithm1: <text:s/>Regular Expression <text:s/></text:span><text:span text:style-name="T29"></text:span><text:span text:style-name="T12"> <text:s/>NFA </text:span><text:span text:style-name="T29"></text:span><text:span text:style-name="T12"> DFA <text:s/>(two steps: first to NFA, then to DFA)</text:span></text:p>
                  </text:list-item>
                  <text:list-item>
                    <text:p text:style-name="P22"><text:span text:style-name="T12">Algorithm2: <text:s/>Regular Expression </text:span><text:span text:style-name="T29"></text:span><text:span text:style-name="T12"> DFA <text:s text:c="2"/>(directly convert a regular expression into a DFA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931cm" svg:height="10.337cm" svg:x="1.979cm" svg:y="2.067cm" draw:page-number="28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Non-Deterministic Finite Automaton (NFA)" draw:style-name="dp1" draw:master-page-name="Title1" presentation:use-date-time-name="dtd1">
        <draw:custom-shape draw:name="Slide Number Placeholder 5" draw:style-name="gr57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Non-Deterministic Finite Automaton (NFA)</text:span></text:p>
              </text:list-header>
            </text:list>
          </draw:text-box>
        </draw:frame>
        <draw:frame presentation:style-name="pr12" draw:text-style-name="P4" draw:layer="layout" svg:width="26.035cm" svg:height="14.182cm" svg:x="0.872cm" svg:y="2.725cm" presentation:class="outline" presentation:user-transformed="true">
          <draw:text-box>
            <text:list text:style-name="L3">
              <text:list-item>
                <text:p text:style-name="P5"><text:span text:style-name="T3">A non-deterministic finite automaton (NFA) is a mathematical model that consists of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S - a set of states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0"><text:span text:style-name="T21"></text:span><text:span text:style-name="T3"> </text:span><text:span text:style-name="T3">- a set of input symbols (alphabet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move – a transition function move to map state-symbol pairs <text:s/>to sets of states.</text:span></text:p>
                  </text:list-item>
                  <text:list-item>
                    <text:p text:style-name="P10"><text:span text:style-name="T3">s</text:span><text:span text:style-name="T23">0 </text:span><text:span text:style-name="T3"><text:s/>- a start (initial) state</text:span></text:p>
                  </text:list-item>
                  <text:list-item>
                    <text:p text:style-name="P10"><text:span text:style-name="T3">F – a set of accepting states (final states)</text:span></text:p>
                  </text:list-item>
                </text:list>
              </text:list-item>
            </text:list>
            <text:list text:style-name="L3">
              <text:list-header>
                <text:p text:style-name="P5"><text:span text:style-name="T3"/></text:p>
              </text:list-header>
            </text:list>
            <text:list text:style-name="L11">
              <text:list-item>
                <text:p text:style-name="P48"><text:span text:style-name="T21"></text:span><text:span text:style-name="T3">- transitions are allowed in NFAs. In other words, we can move from one state to another one without consuming any symbol.</text:span></text:p>
              </text:list-item>
            </text:list>
            <text:list text:style-name="L3">
              <text:list-item>
                <text:p text:style-name="P5"><text:span text:style-name="T3">A NFA accepts a string x, if and only if there is a path from the starting state to one of accepting states such that edge labels along this path spell out x.</text:span></text:p>
              </text:list-item>
            </text:list>
            <text:list text:style-name="L8">
              <text:list-header>
                <text:p text:style-name="P14"><text:span text:style-name="T3"/></text:p>
              </text:list-header>
            </text:list>
            <text:list text:style-name="L4">
              <text:list-item>
                <text:list>
                  <text:list-header>
                    <text:p text:style-name="P10"><text:span text:style-name="T3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5" draw:layer="layout" svg:width="14.931cm" svg:height="10.337cm" svg:x="1.979cm" svg:y="2.067cm" draw:page-number="29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NFA (Example)" draw:style-name="dp1" draw:master-page-name="Title5" presentation:use-date-time-name="dtd1">
        <draw:custom-shape draw:name="Slide Number Placeholder 4" draw:style-name="gr58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NFA (Example)</text:span></text:p>
              </text:list-header>
            </text:list>
          </draw:text-box>
        </draw:frame>
        <draw:custom-shape draw:name="Oval 3" draw:style-name="gr59" draw:text-style-name="P19" xml:id="id1" draw:id="id1" draw:layer="layout" svg:width="0.847cm" svg:height="0.846cm" svg:x="5.08cm" svg:y="5.292cm">
          <text:list text:style-name="L1">
            <text:list-header>
              <text:p text:style-name="P21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10">
          <draw:custom-shape draw:name="Oval 11" draw:style-name="gr60" draw:text-style-name="P19" draw:layer="layout" svg:width="1.27cm" svg:height="1.27cm" svg:x="12.7cm" svg:y="5.08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2" draw:style-name="gr61" draw:text-style-name="P19" draw:layer="layout" svg:width="0.846cm" svg:height="0.847cm" svg:x="12.912cm" svg:y="5.291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Oval 13" draw:style-name="gr62" draw:text-style-name="P19" draw:layer="layout" svg:width="0.847cm" svg:height="0.846cm" svg:x="8.678cm" svg:y="5.292cm">
          <text:list text:style-name="L1">
            <text:list-header>
              <text:p text:style-name="P21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4" draw:style-name="gr14" draw:text-style-name="P20" draw:layer="layout" svg:x1="3.175cm" svg:y1="5.715cm" svg:x2="5.08cm" svg:y2="5.715cm">
          <text:p/>
        </draw:line>
        <draw:line draw:name="Line 15" draw:style-name="gr14" draw:text-style-name="P20" draw:layer="layout" svg:x1="5.927cm" svg:y1="5.715cm" svg:x2="8.678cm" svg:y2="5.715cm">
          <text:p/>
        </draw:line>
        <draw:line draw:name="Line 16" draw:style-name="gr14" draw:text-style-name="P20" draw:layer="layout" svg:x1="9.525cm" svg:y1="5.715cm" svg:x2="12.7cm" svg:y2="5.715cm">
          <text:p/>
        </draw:line>
        <draw:connector draw:name="AutoShape 18" draw:style-name="gr63" draw:text-style-name="P20" draw:layer="layout" draw:type="curve" svg:x1="5.803cm" svg:y1="5.416cm" svg:x2="5.204cm" svg:y2="5.416cm" draw:start-shape="id1" draw:start-glue-point="11" draw:end-shape="id1" draw:end-glue-point="5" svg:d="M5803 5416c0-205-599-205-599 0" svg:viewBox="0 0 600 155">
          <text:p/>
        </draw:connector>
        <draw:connector draw:name="AutoShape 19" draw:style-name="gr63" draw:text-style-name="P20" draw:layer="layout" draw:type="curve" svg:x1="5.204cm" svg:y1="6.014cm" svg:x2="5.803cm" svg:y2="6.014cm" draw:start-shape="id1" draw:start-glue-point="7" draw:end-shape="id1" draw:end-glue-point="9" svg:d="M5204 6014c0 205 599 205 599 0" svg:viewBox="0 0 600 155">
          <text:p/>
        </draw:connector>
        <draw:custom-shape draw:name="Text Box 20" draw:style-name="gr64" draw:text-style-name="P19" draw:layer="layout" svg:width="0.752cm" svg:height="0.853cm" svg:x="8.681cm" svg:y="5.292cm">
          <text:list text:style-name="L1">
            <text:list-header>
              <text:p text:style-name="P21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65" draw:text-style-name="P19" draw:layer="layout" svg:width="0.752cm" svg:height="0.853cm" svg:x="5.083cm" svg:y="5.292cm">
          <text:list text:style-name="L1">
            <text:list-header>
              <text:p text:style-name="P21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66" draw:text-style-name="P19" draw:layer="layout" svg:width="0.752cm" svg:height="0.853cm" svg:x="12.915cm" svg:y="5.292cm">
          <text:list text:style-name="L1">
            <text:list-header>
              <text:p text:style-name="P21"><text:span text:style-name="T1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67" draw:text-style-name="P19" draw:layer="layout" svg:width="0.722cm" svg:height="0.853cm" svg:x="6.567cm" svg:y="4.868cm">
          <text:list text:style-name="L1">
            <text:list-header>
              <text:p text:style-name="P21"><text:span text:style-name="T15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68" draw:text-style-name="P19" draw:layer="layout" svg:width="0.752cm" svg:height="0.853cm" svg:x="10.586cm" svg:y="4.868cm">
          <text:list text:style-name="L1">
            <text:list-header>
              <text:p text:style-name="P21"><text:span text:style-name="T15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69" draw:text-style-name="P19" draw:layer="layout" svg:width="1.361cm" svg:height="0.853cm" svg:x="2.541cm" svg:y="5.715cm">
          <text:list text:style-name="L1">
            <text:list-header>
              <text:p text:style-name="P21"><text:span text:style-name="T15">sta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70" draw:text-style-name="P19" draw:layer="layout" svg:width="0.722cm" svg:height="0.853cm" svg:x="5.085cm" svg:y="3.81cm">
          <text:list text:style-name="L1">
            <text:list-header>
              <text:p text:style-name="P21"><text:span text:style-name="T15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71" draw:text-style-name="P19" draw:layer="layout" svg:width="0.758cm" svg:height="0.853cm" svg:x="5.08cm" svg:y="6.562cm">
          <text:list text:style-name="L1">
            <text:list-header>
              <text:p text:style-name="P21"><text:span text:style-name="T15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72" draw:text-style-name="P19" draw:layer="layout" svg:width="9.35cm" svg:height="6.438cm" svg:x="15.42cm" svg:y="3.559cm">
          <text:list text:style-name="L1">
            <text:list-header>
              <text:p text:style-name="P21"><text:span text:style-name="T12">0 <text:s/>is the start state s</text:span><text:span text:style-name="T24">0</text:span></text:p>
              <text:p text:style-name="P21"><text:span text:style-name="T12">{2} is the set of final states F</text:span></text:p>
            </text:list-header>
          </text:list>
          <text:list text:style-name="L12">
            <text:list-item>
              <text:p text:style-name="P21"><text:span text:style-name="T12"><text:s/></text:span><text:span text:style-name="T12">= {a,b}</text:span></text:p>
            </text:list-item>
          </text:list>
          <text:list text:style-name="L13">
            <text:list-header>
              <text:p text:style-name="P21"><text:span text:style-name="T12">S = {0,1,2}</text:span></text:p>
              <text:p text:style-name="P21"><text:span text:style-name="T12">Transition Function: <text:s text:c="10"/></text:span><text:span text:style-name="T30">a <text:s text:c="12"/>b</text:span></text:p>
              <text:p text:style-name="P49"><text:span text:style-name="T12"><text:tab/></text:span><text:span text:style-name="T12"> <text:s text:c="15"/></text:span><text:span text:style-name="T12"><text:tab/></text:span><text:span text:style-name="T12">0 <text:s text:c="3"/>{0,1} <text:s text:c="5"/>{0}</text:span></text:p>
              <text:p text:style-name="P49"><text:span text:style-name="T12"><text:s text:c="33"/></text:span><text:span text:style-name="T12"><text:tab/></text:span><text:span text:style-name="T12">1 <text:s text:c="6"/>_ <text:s text:c="9"/>{2}</text:span></text:p>
              <text:p text:style-name="P49"><text:span text:style-name="T12"><text:tab/></text:span><text:span text:style-name="T12"><text:tab/></text:span><text:span text:style-name="T12">2 <text:s text:c="6"/>_ <text:s text:c="11"/>_</text:span></text:p>
            </text:list-header>
          </text:list>
          <text:list text:style-name="L1">
            <text:list-header>
              <text:p text:style-name="P21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73" draw:text-style-name="P51" draw:layer="layout" svg:width="8.617cm" svg:height="0.937cm" svg:x="4.233cm" svg:y="7.62cm">
          <text:list text:style-name="L1">
            <text:list-header>
              <text:p text:style-name="P50"><text:span text:style-name="T12">Transition graph of the NF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74" draw:text-style-name="P53" draw:layer="layout" svg:width="17.357cm" svg:height="1.224cm" svg:x="1.905cm" svg:y="9.102cm">
          <text:list text:style-name="L1">
            <text:list-header>
              <text:p text:style-name="P52"><text:span text:style-name="T10">The language recognized by this NFA is <text:s text:c="2"/>(a|b)</text:span><text:span text:style-name="T31"> *</text:span><text:span text:style-name="T32"> </text:span><text:span text:style-name="T10"><text:s/>a 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4.931cm" svg:height="10.337cm" svg:x="1.979cm" svg:y="2.067cm" draw:page-number="30" presentation:class="page"/>
          <draw:frame presentation:style-name="pr9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Deterministic Finite Automaton (DFA)" draw:style-name="dp1" draw:master-page-name="Title5" presentation:use-date-time-name="dtd1">
        <draw:custom-shape draw:name="Slide Number Placeholder 4" draw:style-name="gr75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Deterministic Finite Automaton (DFA)</text:span></text:p>
              </text:list-header>
            </text:list>
          </draw:text-box>
        </draw:frame>
        <draw:custom-shape draw:name="Text Box 3" draw:style-name="gr76" draw:text-style-name="P19" draw:layer="layout" svg:width="24.77cm" svg:height="1.277cm" svg:x="1.418cm" svg:y="3.925cm">
          <text:list text:style-name="L9">
            <text:list-item>
              <text:p text:style-name="P21"><text:span text:style-name="T3"><text:s text:c="2"/></text:span><text:span text:style-name="T3">A Deterministic Finite Automaton (DFA) is a special form of a NFA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77" draw:text-style-name="P19" draw:layer="layout" svg:width="22.922cm" svg:height="2.802cm" svg:x="2.26cm" svg:y="5.009cm">
          <text:list text:style-name="L9">
            <text:list-item>
              <text:p text:style-name="P21"><text:span text:style-name="T8"><text:s text:c="2"/></text:span><text:span text:style-name="T10">no state has </text:span><text:span text:style-name="T33"></text:span><text:span text:style-name="T10">- transition</text:span></text:p>
            </text:list-item>
            <text:list-item>
              <text:p text:style-name="P21"><text:span text:style-name="T10"><text:s text:c="2"/></text:span><text:span text:style-name="T10">for each symbol a and state s, there is at most one labeled edge a leaving s.</text:span></text:p>
            </text:list-item>
          </text:list>
          <text:list text:style-name="L1">
            <text:list-header>
              <text:p text:style-name="P21"><text:span text:style-name="T10"><text:s text:c="4"/></text:span><text:span text:style-name="T10">i.e. transition function is from pair of state-symbol to state (not set of states)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5" draw:style-name="gr78" draw:text-style-name="P19" xml:id="id4" draw:id="id4" draw:layer="layout" svg:width="0.847cm" svg:height="0.847cm" svg:x="3.81cm" svg:y="11.853cm">
          <text:list text:style-name="L1">
            <text:list-header>
              <text:p text:style-name="P21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6">
          <draw:custom-shape draw:name="Oval 7" draw:style-name="gr79" draw:text-style-name="P19" xml:id="id2" draw:id="id2" draw:layer="layout" svg:width="1.27cm" svg:height="1.27cm" svg:x="11.43cm" svg:y="11.642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8" draw:style-name="gr80" draw:text-style-name="P19" draw:layer="layout" svg:width="0.846cm" svg:height="0.847cm" svg:x="11.642cm" svg:y="11.853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Oval 9" draw:style-name="gr81" draw:text-style-name="P19" xml:id="id3" draw:id="id3" draw:layer="layout" svg:width="0.847cm" svg:height="0.847cm" svg:x="7.62cm" svg:y="11.853cm">
          <text:list text:style-name="L1">
            <text:list-header>
              <text:p text:style-name="P21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0" draw:style-name="gr14" draw:text-style-name="P20" draw:layer="layout" svg:x1="4.657cm" svg:y1="12.277cm" svg:x2="7.62cm" svg:y2="12.277cm">
          <text:p/>
        </draw:line>
        <draw:line draw:name="Line 11" draw:style-name="gr14" draw:text-style-name="P20" draw:layer="layout" svg:x1="8.467cm" svg:y1="12.277cm" svg:x2="11.43cm" svg:y2="12.277cm">
          <text:p/>
        </draw:line>
        <draw:line draw:name="Line 12" draw:style-name="gr14" draw:text-style-name="P20" draw:layer="layout" svg:x1="2.328cm" svg:y1="12.277cm" svg:x2="3.81cm" svg:y2="12.277cm">
          <text:p/>
        </draw:line>
        <draw:connector draw:name="AutoShape 13" draw:style-name="gr63" draw:text-style-name="P20" draw:layer="layout" draw:type="curve" svg:x1="12.065cm" svg:y1="11.642cm" svg:x2="8.044cm" svg:y2="11.853cm" draw:start-shape="id2" draw:start-glue-point="4" draw:end-shape="id3" draw:end-glue-point="4" svg:d="M12065 11642c0-19-4021-125-4021 211" svg:viewBox="0 0 4022 243">
          <text:p/>
        </draw:connector>
        <draw:connector draw:name="AutoShape 14" draw:style-name="gr63" draw:text-style-name="P20" draw:layer="layout" draw:type="curve" svg:x1="12.065cm" svg:y1="12.912cm" svg:x2="4.234cm" svg:y2="12.7cm" draw:start-shape="id2" draw:start-glue-point="8" draw:end-shape="id4" draw:end-glue-point="8" svg:d="M12065 12912c0 19-7831 125-7831-212" svg:viewBox="0 0 7832 244">
          <text:p/>
        </draw:connector>
        <draw:custom-shape draw:name="Text Box 15" draw:style-name="gr82" draw:text-style-name="P19" xml:id="id6" draw:id="id6" draw:layer="layout" svg:width="0.752cm" svg:height="0.853cm" svg:x="7.623cm" svg:y="11.853cm">
          <text:list text:style-name="L1">
            <text:list-header>
              <text:p text:style-name="P21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83" draw:text-style-name="P19" xml:id="id5" draw:id="id5" draw:layer="layout" svg:width="0.758cm" svg:height="0.853cm" svg:x="3.81cm" svg:y="11.853cm">
          <text:list text:style-name="L1">
            <text:list-header>
              <text:p text:style-name="P21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84" draw:text-style-name="P19" draw:layer="layout" svg:width="0.752cm" svg:height="0.853cm" svg:x="11.645cm" svg:y="11.853cm">
          <text:list text:style-name="L1">
            <text:list-header>
              <text:p text:style-name="P21"><text:span text:style-name="T1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85" draw:text-style-name="P19" draw:layer="layout" svg:width="0.752cm" svg:height="0.853cm" svg:x="9.528cm" svg:y="11.43cm">
          <text:list text:style-name="L1">
            <text:list-header>
              <text:p text:style-name="P21"><text:span text:style-name="T15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86" draw:text-style-name="P19" draw:layer="layout" svg:width="0.722cm" svg:height="0.853cm" svg:x="5.508cm" svg:y="11.43cm">
          <text:list text:style-name="L1">
            <text:list-header>
              <text:p text:style-name="P21"><text:span text:style-name="T15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87" draw:text-style-name="P19" draw:layer="layout" svg:width="0.722cm" svg:height="0.853cm" svg:x="9.53cm" svg:y="10.16cm">
          <text:list text:style-name="L1">
            <text:list-header>
              <text:p text:style-name="P21"><text:span text:style-name="T15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88" draw:text-style-name="P19" draw:layer="layout" svg:width="0.752cm" svg:height="0.853cm" svg:x="7.411cm" svg:y="13.335cm">
          <text:list text:style-name="L1">
            <text:list-header>
              <text:p text:style-name="P21"><text:span text:style-name="T15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89" draw:text-style-name="P53" draw:layer="layout" svg:width="11.219cm" svg:height="2.511cm" svg:x="13.758cm" svg:y="10.795cm">
          <text:list text:style-name="L1">
            <text:list-header>
              <text:p text:style-name="P52"><text:span text:style-name="T10">The language recognized by </text:span></text:p>
              <text:p text:style-name="P52"><text:span text:style-name="T10">this DFA is also <text:s/>(a|b)</text:span><text:span text:style-name="T31"> *</text:span><text:span text:style-name="T32"> </text:span><text:span text:style-name="T10"><text:s/>a b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26" draw:style-name="gr63" draw:text-style-name="P20" draw:layer="layout" draw:type="curve" svg:x1="4.568cm" svg:y1="12.279cm" svg:x2="4.189cm" svg:y2="11.853cm" draw:start-shape="id5" draw:start-glue-point="1" draw:end-shape="id5" draw:end-glue-point="0" svg:d="M4568 12279c-418 0-348-67-338-63s-41 78-41-363" svg:viewBox="0 0 380 427">
          <text:p/>
        </draw:connector>
        <draw:custom-shape draw:name="Text Box 27" draw:style-name="gr90" draw:text-style-name="P19" draw:layer="layout" svg:width="0.752cm" svg:height="0.853cm" svg:x="4.448cm" svg:y="10.583cm">
          <text:list text:style-name="L1">
            <text:list-header>
              <text:p text:style-name="P21"><text:span text:style-name="T15">b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28" draw:style-name="gr63" draw:text-style-name="P20" draw:layer="layout" draw:type="curve" svg:x1="7.999cm" svg:y1="11.853cm" svg:x2="7.623cm" svg:y2="12.279cm" draw:start-shape="id6" draw:start-glue-point="0" draw:end-shape="id6" draw:end-glue-point="3" svg:d="M7999 11853c0 445-42 371-26 366s89 60-350 60" svg:viewBox="0 0 377 427">
          <text:p/>
        </draw:connector>
        <draw:custom-shape draw:name="Text Box 29" draw:style-name="gr91" draw:text-style-name="P19" draw:layer="layout" svg:width="0.722cm" svg:height="0.853cm" svg:x="6.778cm" svg:y="10.583cm">
          <text:list text:style-name="L1">
            <text:list-header>
              <text:p text:style-name="P21"><text:span text:style-name="T15">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4.931cm" svg:height="10.337cm" svg:x="1.979cm" svg:y="2.067cm" draw:page-number="31" presentation:class="page"/>
          <draw:frame presentation:style-name="pr9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Implementing a DFA" draw:style-name="dp1" draw:master-page-name="Title1" presentation:use-date-time-name="dtd1">
        <draw:custom-shape draw:name="Slide Number Placeholder 5" draw:style-name="gr92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Implementing a DFA</text:span></text:p>
              </text:list-header>
            </text:list>
          </draw:text-box>
        </draw:frame>
        <draw:frame presentation:style-name="pr5" draw:text-style-name="P4" draw:layer="layout" svg:width="26.035cm" svg:height="14.181cm" svg:x="1.057cm" svg:y="3.386cm" presentation:class="outline" presentation:user-transformed="true">
          <draw:text-box>
            <text:list text:style-name="L3">
              <text:list-item>
                <text:p text:style-name="P5"><text:span text:style-name="T3">Let us assume that the end of a string is marked with a special symbol (say eos). The algorithm for recognition will be as follows: (an efficient implementation)</text:span></text:p>
                <text:p text:style-name="P54"><text:span text:style-name="T17"/></text:p>
              </text:list-item>
            </text:list>
            <text:list text:style-name="L7">
              <text:list-item>
                <text:list>
                  <text:list-header>
                    <text:p text:style-name="P30"><text:span text:style-name="T3">s </text:span><text:span text:style-name="T34"></text:span><text:span text:style-name="T3"> s</text:span><text:span text:style-name="T23">0 </text:span><text:span text:style-name="T3"><text:s/></text:span><text:span text:style-name="T3"><text:tab/></text:span><text:span text:style-name="T3"><text:tab/></text:span><text:span text:style-name="T3">{ start from the initial state }</text:span></text:p>
                    <text:p text:style-name="P30"><text:span text:style-name="T3">c </text:span><text:span text:style-name="T34"></text:span><text:span text:style-name="T3"> nextchar</text:span><text:span text:style-name="T3"><text:tab/></text:span><text:span text:style-name="T3"><text:tab/></text:span><text:span text:style-name="T3">{ get the next character from the input string }</text:span></text:p>
                    <text:p text:style-name="P30"><text:span text:style-name="T3">while (c != eos) do</text:span><text:span text:style-name="T3"><text:tab/></text:span><text:span text:style-name="T3">{ do until the end of the string }</text:span></text:p>
                    <text:p text:style-name="P30"><text:span text:style-name="T3"><text:tab/></text:span><text:span text:style-name="T3">begin</text:span></text:p>
                    <text:p text:style-name="P30"><text:span text:style-name="T3"><text:tab/></text:span><text:span text:style-name="T3"><text:tab/></text:span><text:span text:style-name="T3"> <text:s text:c="2"/></text:span><text:span text:style-name="T3">s </text:span><text:span text:style-name="T34"></text:span><text:span text:style-name="T3"> move(s,c)</text:span><text:span text:style-name="T3"><text:tab/></text:span><text:span text:style-name="T3">{ transition function }</text:span></text:p>
                    <text:p text:style-name="P30"><text:span text:style-name="T3"><text:tab/></text:span><text:span text:style-name="T3"><text:tab/></text:span><text:span text:style-name="T3"> <text:s text:c="2"/></text:span><text:span text:style-name="T3">c </text:span><text:span text:style-name="T34"></text:span><text:span text:style-name="T3"> nextchar</text:span></text:p>
                    <text:p text:style-name="P30"><text:span text:style-name="T3"><text:tab/></text:span><text:span text:style-name="T3">end</text:span></text:p>
                    <text:p text:style-name="P30"><text:span text:style-name="T3">if (s in F) then </text:span><text:span text:style-name="T3"><text:tab/></text:span><text:span text:style-name="T3"><text:tab/></text:span><text:span text:style-name="T3">{ if s is an accepting state }</text:span></text:p>
                    <text:p text:style-name="P30"><text:span text:style-name="T3"><text:tab/></text:span><text:span text:style-name="T3">return “yes”</text:span></text:p>
                    <text:p text:style-name="P13"><text:span text:style-name="T3">else</text:span></text:p>
                    <text:p text:style-name="P30"><text:span text:style-name="T3"><text:tab/></text:span><text:span text:style-name="T3">return “no”</text:span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5" draw:layer="layout" svg:width="14.931cm" svg:height="10.337cm" svg:x="1.979cm" svg:y="2.067cm" draw:page-number="32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Implementing a NFA" draw:style-name="dp1" draw:master-page-name="Title1" presentation:use-date-time-name="dtd1">
        <draw:custom-shape draw:name="Slide Number Placeholder 5" draw:style-name="gr93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Implementing a NFA</text:span></text:p>
              </text:list-header>
            </text:list>
          </draw:text-box>
        </draw:frame>
        <draw:frame presentation:style-name="pr5" draw:text-style-name="P4" draw:layer="layout" svg:width="26.035cm" svg:height="14.181cm" svg:x="1.057cm" svg:y="3.386cm" presentation:class="outline" presentation:user-transformed="true">
          <draw:text-box>
            <text:list text:style-name="L7">
              <text:list-item>
                <text:list>
                  <text:list-header>
                    <text:p text:style-name="P55"><text:span text:style-name="T3"/></text:p>
                    <text:p text:style-name="P56"><text:span text:style-name="T10">S</text:span><text:span text:style-name="T3"> </text:span><text:span text:style-name="T34"></text:span><text:span text:style-name="T3"> </text:span><text:span text:style-name="T21"></text:span><text:span text:style-name="T3">-closure({s</text:span><text:span text:style-name="T23">0</text:span><text:span text:style-name="T3">})</text:span><text:span text:style-name="T3"><text:tab/></text:span><text:span text:style-name="T3"><text:tab/></text:span><text:span text:style-name="T3">{ set all of states can be accessible from s</text:span><text:span text:style-name="T23">0 </text:span><text:span text:style-name="T3">by </text:span><text:span text:style-name="T21"></text:span><text:span text:style-name="T3">-transitions }</text:span></text:p>
                    <text:p text:style-name="P55"><text:span text:style-name="T3">c </text:span><text:span text:style-name="T34"></text:span><text:span text:style-name="T3"> nextchar</text:span></text:p>
                    <text:p text:style-name="P55"><text:span text:style-name="T3">while (c != eos) {</text:span></text:p>
                    <text:p text:style-name="P56"><text:span text:style-name="T3"><text:tab/></text:span><text:span text:style-name="T3">begin</text:span></text:p>
                    <text:p text:style-name="P56"><text:span text:style-name="T3"><text:tab/></text:span><text:span text:style-name="T3"> <text:s text:c="5"/></text:span><text:span text:style-name="T3">S </text:span><text:span text:style-name="T34"></text:span><text:span text:style-name="T3"> </text:span><text:span text:style-name="T21"></text:span><text:span text:style-name="T3">-closure(move(</text:span><text:span text:style-name="T10">S</text:span><text:span text:style-name="T3">,c))</text:span><text:span text:style-name="T3"><text:tab/></text:span><text:span text:style-name="T3">{ set of all states can be accessible from a state in S </text:span></text:p>
                    <text:p text:style-name="P56"><text:span text:style-name="T3"><text:tab/></text:span><text:span text:style-name="T3"><text:tab/></text:span><text:span text:style-name="T3"> <text:s text:c="3"/></text:span><text:span text:style-name="T3">c </text:span><text:span text:style-name="T34"></text:span><text:span text:style-name="T3"> nextchar</text:span><text:span text:style-name="T3"><text:tab/></text:span><text:span text:style-name="T3"><text:tab/></text:span><text:span text:style-name="T3"> <text:s text:c="2"/>by a transition on c }</text:span></text:p>
                    <text:p text:style-name="P56"><text:span text:style-name="T3"><text:tab/></text:span><text:span text:style-name="T3">end</text:span></text:p>
                    <text:p text:style-name="P56"><text:span text:style-name="T3">if (</text:span><text:span text:style-name="T10">S</text:span><text:span text:style-name="T21"></text:span><text:span text:style-name="T3">F != </text:span><text:span text:style-name="T21"></text:span><text:span text:style-name="T3">) then</text:span><text:span text:style-name="T3"><text:tab/></text:span><text:span text:style-name="T3"><text:tab/></text:span><text:span text:style-name="T3">{ if S contains an accepting state }</text:span></text:p>
                    <text:p text:style-name="P56"><text:span text:style-name="T3"><text:tab/></text:span><text:span text:style-name="T3">return “yes”</text:span></text:p>
                    <text:p text:style-name="P55"><text:span text:style-name="T3">else</text:span></text:p>
                    <text:p text:style-name="P56"><text:span text:style-name="T3"><text:tab/></text:span><text:span text:style-name="T3">return “no”</text:span></text:p>
                    <text:p text:style-name="P55"><text:span text:style-name="T3"/></text:p>
                  </text:list-header>
                </text:list>
              </text:list-item>
            </text:list>
            <text:list text:style-name="L14">
              <text:list-item>
                <text:p text:style-name="P5"><text:span text:style-name="T3">This algorithm is not efficient.</text:span></text:p>
              </text:list-item>
            </text:list>
          </draw:text-box>
        </draw:frame>
        <presentation:notes draw:style-name="dp3">
          <draw:page-thumbnail draw:style-name="gr5" draw:layer="layout" svg:width="14.931cm" svg:height="10.337cm" svg:x="1.979cm" svg:y="2.067cm" draw:page-number="33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Converting A Regular Expression into an NFA (Thomson’s Construction)" draw:style-name="dp1" draw:master-page-name="Title1" presentation:use-date-time-name="dtd1">
        <draw:custom-shape draw:name="Slide Number Placeholder 5" draw:style-name="gr94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Converting A Regular Expression into an NFA (Thomson’s Construction)</text:span></text:p>
              </text:list-header>
            </text:list>
          </draw:text-box>
        </draw:frame>
        <draw:frame presentation:style-name="pr5" draw:text-style-name="P4" draw:layer="layout" svg:width="26.035cm" svg:height="14.181cm" svg:x="1.057cm" svg:y="3.386cm" presentation:class="outline" presentation:user-transformed="true">
          <draw:text-box>
            <text:list text:style-name="L3">
              <text:list-item>
                <text:p text:style-name="P5"><text:span text:style-name="T3">This is one way to convert a regular expression into an NFA.</text:span></text:p>
              </text:list-item>
              <text:list-item>
                <text:p text:style-name="P5"><text:span text:style-name="T3">There can be other ways (much efficient) for the conversion.</text:span></text:p>
              </text:list-item>
              <text:list-item>
                <text:p text:style-name="P5"><text:span text:style-name="T3">Thomson’s Construction is simple and systematic method. <text:s text:c="20"/>It guarantees that the resulting NFA will have exactly one final state, and one start state.</text:span></text:p>
              </text:list-item>
              <text:list-item>
                <text:p text:style-name="P5"><text:span text:style-name="T3">Construction starts from simplest parts (alphabet symbols). <text:s text:c="19"/>To create an NFA for a complex regular expression, NFAs of <text:s/>its <text:s text:c="7"/>sub-expressions are combined to create its NFA</text:span></text:p>
                <text:p text:style-name="P5"><text:span text:style-name="T3"/></text:p>
              </text:list-item>
            </text:list>
          </draw:text-box>
        </draw:frame>
        <presentation:notes draw:style-name="dp3">
          <draw:page-thumbnail draw:style-name="gr5" draw:layer="layout" svg:width="14.931cm" svg:height="10.337cm" svg:x="1.979cm" svg:y="2.067cm" draw:page-number="34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Thomson’s Construction (cont.)" draw:style-name="dp1" draw:master-page-name="Title5" presentation:use-date-time-name="dtd1">
        <draw:custom-shape draw:name="Slide Number Placeholder 4" draw:style-name="gr95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96" draw:text-style-name="P19" draw:layer="layout" svg:width="15.263cm" svg:height="4.325cm" svg:x="1.043cm" svg:y="4.022cm">
          <text:list text:style-name="L9">
            <text:list-item>
              <text:p text:style-name="P21"><text:span text:style-name="T3"><text:s text:c="2"/></text:span><text:span text:style-name="T3">To recognize an empty string </text:span><text:span text:style-name="T21"></text:span></text:p>
              <text:p text:style-name="P21"><text:span text:style-name="T3"/></text:p>
            </text:list-item>
            <text:list-item>
              <text:p text:style-name="P21"><text:span text:style-name="T3"><text:s/></text:span><text:span text:style-name="T3">To recognize a symbol a in the alphabet </text:span><text:span text:style-name="T21"></text:span></text:p>
            </text:list-item>
          </text:list>
          <text:list text:style-name="L15">
            <text:list-header>
              <text:p text:style-name="P57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97" draw:text-style-name="P19" draw:layer="layout" svg:width="21.572cm" svg:height="2.573cm" svg:x="1.27cm" svg:y="8.043cm">
          <text:list text:style-name="L9">
            <text:list-item>
              <text:p text:style-name="P21"><text:span text:style-name="T3"><text:s/></text:span><text:span text:style-name="T3">If N(r</text:span><text:span text:style-name="T23">1</text:span><text:span text:style-name="T3">) and N(r</text:span><text:span text:style-name="T23">2</text:span><text:span text:style-name="T3">) are NFAs for regular expressions r</text:span><text:span text:style-name="T23">1</text:span><text:span text:style-name="T3"> and r</text:span><text:span text:style-name="T23">2</text:span></text:p>
              <text:list>
                <text:list-item>
                  <text:p text:style-name="P21"><text:span text:style-name="T35"><text:s text:c="2"/></text:span><text:span text:style-name="T35">For regular expression <text:s/>r</text:span><text:span text:style-name="T36">1 </text:span><text:span text:style-name="T35">| r</text:span><text:span text:style-name="T36">2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7" draw:style-name="gr98" draw:text-style-name="P19" draw:layer="layout" svg:width="0.722cm" svg:height="0.853cm" svg:x="20.96cm" svg:y="5.927cm">
          <text:list text:style-name="L1">
            <text:list-header>
              <text:p text:style-name="P21"><text:span text:style-name="T15">a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0">
          <draw:custom-shape draw:name="Oval 6" draw:style-name="gr99" draw:text-style-name="P19" draw:layer="layout" svg:width="0.846cm" svg:height="0.847cm" svg:x="19.685cm" svg:y="3.809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name="Group 10">
            <draw:custom-shape draw:name="Oval 11" draw:style-name="gr100" draw:text-style-name="P19" draw:layer="layout" svg:width="1.27cm" svg:height="1.27cm" svg:x="22.225cm" svg:y="3.598cm">
              <text:list text:style-name="L1">
                <text:list-header>
                  <text:p text:style-name="P21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2" draw:style-name="gr101" draw:text-style-name="P19" draw:layer="layout" svg:width="0.846cm" svg:height="0.847cm" svg:x="22.437cm" svg:y="3.809cm">
              <text:list text:style-name="L1">
                <text:list-header>
                  <text:p text:style-name="P21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name="Line 13" draw:style-name="gr14" draw:text-style-name="P20" draw:layer="layout" svg:x1="20.531cm" svg:y1="4.233cm" svg:x2="22.225cm" svg:y2="4.233cm">
            <text:p/>
          </draw:line>
          <draw:line draw:name="Line 14" draw:style-name="gr14" draw:text-style-name="P20" draw:layer="layout" svg:x1="18.838cm" svg:y1="4.233cm" svg:x2="19.685cm" svg:y2="4.233cm">
            <text:p/>
          </draw:line>
          <draw:custom-shape draw:name="Text Box 18" draw:style-name="gr102" draw:text-style-name="P19" draw:layer="layout" svg:width="0.667cm" svg:height="0.853cm" svg:x="22.44cm" svg:y="3.809cm">
            <text:list text:style-name="L1">
              <text:list-header>
                <text:p text:style-name="P21"><text:span text:style-name="T15">f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103" draw:text-style-name="P19" draw:layer="layout" svg:width="0.642cm" svg:height="0.853cm" svg:x="19.688cm" svg:y="3.809cm">
            <text:list text:style-name="L1">
              <text:list-header>
                <text:p text:style-name="P21"><text:span text:style-name="T15">i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1">
          <draw:custom-shape draw:name="Oval 22" draw:style-name="gr104" draw:text-style-name="P19" draw:layer="layout" svg:width="0.846cm" svg:height="0.847cm" svg:x="19.685cm" svg:y="6.349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name="Group 23">
            <draw:custom-shape draw:name="Oval 24" draw:style-name="gr105" draw:text-style-name="P19" draw:layer="layout" svg:width="1.27cm" svg:height="1.27cm" svg:x="22.225cm" svg:y="6.138cm">
              <text:list text:style-name="L1">
                <text:list-header>
                  <text:p text:style-name="P21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5" draw:style-name="gr106" draw:text-style-name="P19" draw:layer="layout" svg:width="0.846cm" svg:height="0.847cm" svg:x="22.437cm" svg:y="6.349cm">
              <text:list text:style-name="L1">
                <text:list-header>
                  <text:p text:style-name="P21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name="Line 26" draw:style-name="gr14" draw:text-style-name="P20" draw:layer="layout" svg:x1="20.531cm" svg:y1="6.773cm" svg:x2="22.225cm" svg:y2="6.773cm">
            <text:p/>
          </draw:line>
          <draw:line draw:name="Line 27" draw:style-name="gr14" draw:text-style-name="P20" draw:layer="layout" svg:x1="18.838cm" svg:y1="6.773cm" svg:x2="19.685cm" svg:y2="6.773cm">
            <text:p/>
          </draw:line>
          <draw:custom-shape draw:name="Text Box 28" draw:style-name="gr107" draw:text-style-name="P19" draw:layer="layout" svg:width="0.667cm" svg:height="0.853cm" svg:x="22.44cm" svg:y="6.349cm">
            <text:list text:style-name="L1">
              <text:list-header>
                <text:p text:style-name="P21"><text:span text:style-name="T15">f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9" draw:style-name="gr108" draw:text-style-name="P19" draw:layer="layout" svg:width="0.642cm" svg:height="0.853cm" svg:x="19.688cm" svg:y="6.349cm">
            <text:list text:style-name="L1">
              <text:list-header>
                <text:p text:style-name="P21"><text:span text:style-name="T15">i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30" draw:style-name="gr109" draw:text-style-name="P58" draw:layer="layout" svg:width="0.718cm" svg:height="0.853cm" svg:x="20.96cm" svg:y="3.387cm">
          <text:list text:style-name="L13">
            <text:list-header>
              <text:p text:style-name="P57"><text:span text:style-name="T37">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31" draw:style-name="gr110" draw:text-style-name="P19" draw:layer="layout" svg:width="0.847cm" svg:height="0.846cm" svg:x="3.175cm" svg:y="13.547cm">
          <text:list text:style-name="L1">
            <text:list-header>
              <text:p text:style-name="P21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35">
          <draw:custom-shape draw:name="Oval 36" draw:style-name="gr111" draw:text-style-name="P19" draw:layer="layout" svg:width="0.846cm" svg:height="0.847cm" svg:x="5.715cm" svg:y="12.489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7" draw:style-name="gr112" draw:text-style-name="P19" draw:layer="layout" svg:width="0.847cm" svg:height="0.847cm" svg:x="8.043cm" svg:y="12.489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8" draw:style-name="gr113" draw:text-style-name="P19" draw:layer="layout" svg:width="4.445cm" svg:height="1.27cm" svg:x="5.08cm" svg:y="12.277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39">
          <draw:custom-shape draw:name="Oval 40" draw:style-name="gr114" draw:text-style-name="P19" draw:layer="layout" svg:width="0.846cm" svg:height="0.847cm" svg:x="5.715cm" svg:y="14.605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41" draw:style-name="gr115" draw:text-style-name="P19" draw:layer="layout" svg:width="0.847cm" svg:height="0.847cm" svg:x="8.043cm" svg:y="14.605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42" draw:style-name="gr116" draw:text-style-name="P19" draw:layer="layout" svg:width="4.445cm" svg:height="1.27cm" svg:x="5.08cm" svg:y="14.393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44">
          <draw:custom-shape draw:name="Oval 45" draw:style-name="gr117" draw:text-style-name="P19" draw:layer="layout" svg:width="1.27cm" svg:height="1.27cm" svg:x="10.795cm" svg:y="13.335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46" draw:style-name="gr118" draw:text-style-name="P19" draw:layer="layout" svg:width="0.846cm" svg:height="0.847cm" svg:x="11.007cm" svg:y="13.546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name="Line 47" draw:style-name="gr14" draw:text-style-name="P20" draw:layer="layout" svg:x1="2.117cm" svg:y1="13.97cm" svg:x2="3.175cm" svg:y2="13.97cm">
          <text:p/>
        </draw:line>
        <draw:line draw:name="Line 48" draw:style-name="gr14" draw:text-style-name="P20" draw:layer="layout" svg:x1="4.022cm" svg:y1="13.757cm" svg:x2="5.715cm" svg:y2="13.122cm">
          <text:p/>
        </draw:line>
        <draw:line draw:name="Line 49" draw:style-name="gr14" draw:text-style-name="P20" draw:layer="layout" svg:x1="4.022cm" svg:y1="14.182cm" svg:x2="5.715cm" svg:y2="14.817cm">
          <text:p/>
        </draw:line>
        <draw:line draw:name="Line 50" draw:style-name="gr14" draw:text-style-name="P20" draw:layer="layout" svg:x1="8.89cm" svg:y1="12.912cm" svg:x2="10.795cm" svg:y2="13.758cm">
          <text:p/>
        </draw:line>
        <draw:line draw:name="Line 51" draw:style-name="gr14" draw:text-style-name="P20" draw:layer="layout" svg:x1="8.89cm" svg:y1="15.027cm" svg:x2="10.795cm" svg:y2="14.392cm">
          <text:p/>
        </draw:line>
        <draw:custom-shape draw:name="Text Box 52" draw:style-name="gr119" draw:text-style-name="P19" draw:layer="layout" svg:width="1.497cm" svg:height="0.934cm" svg:x="6.572cm" svg:y="14.605cm">
          <text:list text:style-name="L1">
            <text:list-header>
              <text:p text:style-name="P21"><text:span text:style-name="T15">N(r</text:span><text:span text:style-name="T38">2</text:span><text:span text:style-name="T15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3" draw:style-name="gr120" draw:text-style-name="P19" draw:layer="layout" svg:width="1.497cm" svg:height="0.934cm" svg:x="6.572cm" svg:y="12.488cm">
          <text:list text:style-name="L1">
            <text:list-header>
              <text:p text:style-name="P21"><text:span text:style-name="T15">N(r</text:span><text:span text:style-name="T38">1</text:span><text:span text:style-name="T15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5" draw:style-name="gr121" draw:text-style-name="P19" draw:layer="layout" svg:width="0.667cm" svg:height="0.853cm" svg:x="11.01cm" svg:y="13.547cm">
          <text:list text:style-name="L1">
            <text:list-header>
              <text:p text:style-name="P21"><text:span text:style-name="T15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122" draw:text-style-name="P19" draw:layer="layout" svg:width="0.642cm" svg:height="0.853cm" svg:x="3.178cm" svg:y="13.547cm">
          <text:list text:style-name="L1">
            <text:list-header>
              <text:p text:style-name="P21"><text:span text:style-name="T15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7" draw:style-name="gr123" draw:text-style-name="P19" draw:layer="layout" svg:width="5.591cm" svg:height="1.417cm" svg:x="14.189cm" svg:y="13.026cm">
          <text:list text:style-name="L1">
            <text:list-header>
              <text:p text:style-name="P21"><text:span text:style-name="T3">NFA for <text:s text:c="2"/>r</text:span><text:span text:style-name="T23">1 </text:span><text:span text:style-name="T3">| r</text:span><text:span text:style-name="T23">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Thomson’s Construction (cont.)</text:span></text:p>
              </text:list-header>
            </text:list>
          </draw:text-box>
        </draw:frame>
        <draw:custom-shape draw:name="Text Box 59" draw:style-name="gr124" draw:text-style-name="P58" draw:layer="layout" svg:width="0.728cm" svg:height="0.853cm" svg:x="4.233cm" svg:y="12.7cm">
          <text:list text:style-name="L13">
            <text:list-header>
              <text:p text:style-name="P57"><text:span text:style-name="T37">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0" draw:style-name="gr125" draw:text-style-name="P58" draw:layer="layout" svg:width="0.718cm" svg:height="0.853cm" svg:x="9.53cm" svg:y="12.7cm">
          <text:list text:style-name="L13">
            <text:list-header>
              <text:p text:style-name="P57"><text:span text:style-name="T37">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" draw:style-name="gr126" draw:text-style-name="P58" draw:layer="layout" svg:width="0.718cm" svg:height="0.853cm" svg:x="9.53cm" svg:y="13.97cm">
          <text:list text:style-name="L13">
            <text:list-header>
              <text:p text:style-name="P57"><text:span text:style-name="T37">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127" draw:text-style-name="P58" draw:layer="layout" svg:width="0.718cm" svg:height="0.853cm" svg:x="4.45cm" svg:y="13.758cm">
          <text:list text:style-name="L13">
            <text:list-header>
              <text:p text:style-name="P57"><text:span text:style-name="T37">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4.931cm" svg:height="10.337cm" svg:x="1.979cm" svg:y="2.067cm" draw:page-number="35" presentation:class="page"/>
          <draw:frame presentation:style-name="pr9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page36" draw:style-name="dp1" draw:master-page-name="Title5" presentation:use-date-time-name="dtd1">
        <draw:custom-shape draw:name="Slide Number Placeholder 4" draw:style-name="gr128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Thomson’s Construction (cont.)</text:span></text:p>
              </text:list-header>
            </text:list>
          </draw:text-box>
        </draw:frame>
        <draw:g draw:name="Group 4">
          <draw:custom-shape draw:name="Oval 5" draw:style-name="gr129" draw:text-style-name="P19" draw:layer="layout" svg:width="0.846cm" svg:height="0.847cm" svg:x="6.138cm" svg:y="13.759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6" draw:style-name="gr130" draw:text-style-name="P19" draw:layer="layout" svg:width="0.847cm" svg:height="0.847cm" svg:x="8.466cm" svg:y="13.759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7" draw:style-name="gr131" draw:text-style-name="P19" xml:id="id7" draw:id="id7" draw:layer="layout" svg:width="4.445cm" svg:height="1.27cm" svg:x="5.503cm" svg:y="13.547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Text Box 9" draw:style-name="gr132" draw:text-style-name="P19" draw:layer="layout" svg:width="11.218cm" svg:height="1.417cm" svg:x="0.847cm" svg:y="3.598cm">
          <text:list text:style-name="L9">
            <text:list-item>
              <text:p text:style-name="P21"><text:span text:style-name="T3"><text:s text:c="2"/></text:span><text:span text:style-name="T3">For regular expression <text:s/>r</text:span><text:span text:style-name="T23">1</text:span><text:span text:style-name="T3"> r</text:span><text:span text:style-name="T23">2</text:span></text:p>
            </text:list-item>
          </text:list>
          <draw:enhanced-geometry svg:viewBox="0 0 21600 21600" draw:type="mso-spt202" draw:enhanced-path="M 0 0 L 21600 0 21600 21600 0 21600 0 0 Z N"/>
        </draw:custom-shape>
        <draw:g draw:name="Group 10">
          <draw:custom-shape draw:name="Oval 11" draw:style-name="gr133" draw:text-style-name="P19" draw:layer="layout" svg:width="0.846cm" svg:height="0.847cm" svg:x="4.022cm" svg:y="5.927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2" draw:style-name="gr134" draw:text-style-name="P19" draw:layer="layout" svg:width="0.847cm" svg:height="0.847cm" svg:x="6.35cm" svg:y="5.927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3" draw:style-name="gr135" draw:text-style-name="P19" draw:layer="layout" svg:width="4.445cm" svg:height="1.27cm" svg:x="3.387cm" svg:y="5.715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Oval 15" draw:style-name="gr136" draw:text-style-name="P19" draw:layer="layout" svg:width="0.847cm" svg:height="0.846cm" svg:x="6.35cm" svg:y="5.927cm">
          <text:list text:style-name="L1">
            <text:list-header>
              <text:p text:style-name="P21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37" draw:text-style-name="P19" draw:layer="layout" svg:width="4.869cm" svg:height="1.905cm" svg:x="6.138cm" svg:y="5.503cm">
          <text:list text:style-name="L1">
            <text:list-header>
              <text:p text:style-name="P21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18">
          <draw:custom-shape draw:name="Oval 19" draw:style-name="gr138" draw:text-style-name="P19" draw:layer="layout" svg:width="1.27cm" svg:height="1.27cm" svg:x="9.525cm" svg:y="5.715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0" draw:style-name="gr139" draw:text-style-name="P19" draw:layer="layout" svg:width="0.846cm" svg:height="0.847cm" svg:x="9.737cm" svg:y="5.926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name="Line 21" draw:style-name="gr14" draw:text-style-name="P20" draw:layer="layout" svg:x1="2.328cm" svg:y1="6.35cm" svg:x2="3.387cm" svg:y2="6.35cm">
          <text:p/>
        </draw:line>
        <draw:custom-shape draw:name="Text Box 22" draw:style-name="gr140" draw:text-style-name="P19" draw:layer="layout" svg:width="0.642cm" svg:height="0.853cm" svg:x="4.025cm" svg:y="5.927cm">
          <text:list text:style-name="L1">
            <text:list-header>
              <text:p text:style-name="P21"><text:span text:style-name="T15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41" draw:text-style-name="P19" draw:layer="layout" svg:width="0.667cm" svg:height="0.853cm" svg:x="9.952cm" svg:y="5.927cm">
          <text:list text:style-name="L1">
            <text:list-header>
              <text:p text:style-name="P21"><text:span text:style-name="T15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42" draw:text-style-name="P19" draw:layer="layout" svg:width="1.497cm" svg:height="0.934cm" svg:x="7.842cm" svg:y="5.927cm">
          <text:list text:style-name="L1">
            <text:list-header>
              <text:p text:style-name="P21"><text:span text:style-name="T15">N(r</text:span><text:span text:style-name="T38">2</text:span><text:span text:style-name="T15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43" draw:text-style-name="P19" draw:layer="layout" svg:width="1.497cm" svg:height="0.934cm" svg:x="4.667cm" svg:y="5.927cm">
          <text:list text:style-name="L1">
            <text:list-header>
              <text:p text:style-name="P21"><text:span text:style-name="T15">N(r</text:span><text:span text:style-name="T38">1</text:span><text:span text:style-name="T15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44" draw:text-style-name="P19" draw:layer="layout" svg:width="5.299cm" svg:height="1.417cm" svg:x="4.276cm" svg:y="7.832cm">
          <text:list text:style-name="L1">
            <text:list-header>
              <text:p text:style-name="P21"><text:span text:style-name="T3">NFA for <text:s text:c="2"/>r</text:span><text:span text:style-name="T23">1</text:span><text:span text:style-name="T3"> r</text:span><text:span text:style-name="T23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45" draw:text-style-name="P19" draw:layer="layout" svg:width="13.946cm" svg:height="1.224cm" svg:x="12.487cm" svg:y="5.503cm">
          <text:list text:style-name="L1">
            <text:list-header>
              <text:p text:style-name="P21"><text:span text:style-name="T10">Final state of N(r</text:span><text:span text:style-name="T32">2</text:span><text:span text:style-name="T10">) become final state of N(r</text:span><text:span text:style-name="T32">1</text:span><text:span text:style-name="T10">r</text:span><text:span text:style-name="T32">2</text:span><text:span text:style-name="T10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146" draw:text-style-name="P19" draw:layer="layout" svg:width="10.371cm" svg:height="1.277cm" svg:x="0.847cm" svg:y="10.795cm">
          <text:list text:style-name="L9">
            <text:list-item>
              <text:p text:style-name="P21"><text:span text:style-name="T3"><text:s text:c="2"/></text:span><text:span text:style-name="T3">For regular expression <text:s/>r</text:span><text:span text:style-name="T22">*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Oval 29" draw:style-name="gr147" draw:text-style-name="P19" xml:id="id8" draw:id="id8" draw:layer="layout" svg:width="0.847cm" svg:height="0.847cm" svg:x="3.175cm" svg:y="13.758cm">
          <text:list text:style-name="L1">
            <text:list-header>
              <text:p text:style-name="P21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30">
          <draw:custom-shape draw:name="Oval 31" draw:style-name="gr148" draw:text-style-name="P19" xml:id="id9" draw:id="id9" draw:layer="layout" svg:width="1.27cm" svg:height="1.27cm" svg:x="11.43cm" svg:y="13.547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2" draw:style-name="gr149" draw:text-style-name="P19" draw:layer="layout" svg:width="0.846cm" svg:height="0.847cm" svg:x="11.642cm" svg:y="13.758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name="Line 33" draw:style-name="gr14" draw:text-style-name="P20" draw:layer="layout" svg:x1="4.022cm" svg:y1="14.182cm" svg:x2="6.138cm" svg:y2="14.182cm">
          <text:p/>
        </draw:line>
        <draw:line draw:name="Line 34" draw:style-name="gr14" draw:text-style-name="P20" draw:layer="layout" svg:x1="9.313cm" svg:y1="14.182cm" svg:x2="11.43cm" svg:y2="14.182cm">
          <text:p/>
        </draw:line>
        <draw:connector draw:name="AutoShape 35" draw:style-name="gr63" draw:text-style-name="P20" draw:layer="layout" draw:type="curve" svg:x1="9.297cm" svg:y1="13.733cm" svg:x2="6.154cm" svg:y2="13.733cm" draw:start-shape="id7" draw:start-glue-point="11" draw:end-shape="id7" draw:end-glue-point="5" svg:d="M9297 13733c0-298-3143-298-3143 0" svg:viewBox="0 0 3144 224">
          <text:p/>
        </draw:connector>
        <draw:connector draw:name="AutoShape 36" draw:style-name="gr63" draw:text-style-name="P20" draw:layer="layout" draw:type="curve" svg:x1="3.599cm" svg:y1="14.605cm" svg:x2="12.065cm" svg:y2="14.817cm" draw:start-shape="id8" draw:start-glue-point="8" draw:end-shape="id9" draw:end-glue-point="8" svg:d="M3599 14605c0 337 8466 231 8466 212" svg:viewBox="0 0 8467 244">
          <text:p/>
        </draw:connector>
        <draw:line draw:name="Line 37" draw:style-name="gr14" draw:text-style-name="P20" draw:layer="layout" svg:x1="2.117cm" svg:y1="14.182cm" svg:x2="3.175cm" svg:y2="14.182cm">
          <text:p/>
        </draw:line>
        <draw:custom-shape draw:name="Text Box 38" draw:style-name="gr150" draw:text-style-name="P19" draw:layer="layout" svg:width="1.353cm" svg:height="0.853cm" svg:x="6.987cm" svg:y="13.758cm">
          <text:list text:style-name="L1">
            <text:list-header>
              <text:p text:style-name="P21"><text:span text:style-name="T15">N(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9" draw:style-name="gr151" draw:text-style-name="P19" draw:layer="layout" svg:width="0.642cm" svg:height="0.853cm" svg:x="3.178cm" svg:y="13.758cm">
          <text:list text:style-name="L1">
            <text:list-header>
              <text:p text:style-name="P21"><text:span text:style-name="T15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0" draw:style-name="gr152" draw:text-style-name="P19" draw:layer="layout" svg:width="0.667cm" svg:height="0.853cm" svg:x="11.645cm" svg:y="13.758cm">
          <text:list text:style-name="L1">
            <text:list-header>
              <text:p text:style-name="P21"><text:span text:style-name="T15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153" draw:text-style-name="P19" draw:layer="layout" svg:width="4.558cm" svg:height="1.277cm" svg:x="5.528cm" svg:y="15.663cm">
          <text:list text:style-name="L1">
            <text:list-header>
              <text:p text:style-name="P21"><text:span text:style-name="T3">NFA for <text:s text:c="2"/>r</text:span><text:span text:style-name="T22">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154" draw:text-style-name="P58" draw:layer="layout" svg:width="0.728cm" svg:height="0.853cm" svg:x="4.445cm" svg:y="13.335cm">
          <text:list text:style-name="L13">
            <text:list-header>
              <text:p text:style-name="P57"><text:span text:style-name="T37">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155" draw:text-style-name="P58" draw:layer="layout" svg:width="0.728cm" svg:height="0.853cm" svg:x="10.16cm" svg:y="13.335cm">
          <text:list text:style-name="L13">
            <text:list-header>
              <text:p text:style-name="P57"><text:span text:style-name="T37">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4" draw:style-name="gr156" draw:text-style-name="P58" draw:layer="layout" svg:width="0.728cm" svg:height="0.853cm" svg:x="7.408cm" svg:y="14.817cm">
          <text:list text:style-name="L13">
            <text:list-header>
              <text:p text:style-name="P57"><text:span text:style-name="T37">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5" draw:style-name="gr157" draw:text-style-name="P58" draw:layer="layout" svg:width="0.728cm" svg:height="0.853cm" svg:x="7.408cm" svg:y="12.277cm">
          <text:list text:style-name="L13">
            <text:list-header>
              <text:p text:style-name="P57"><text:span text:style-name="T37">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4.931cm" svg:height="10.337cm" svg:x="1.979cm" svg:y="2.067cm" draw:page-number="36" presentation:class="page"/>
          <draw:frame presentation:style-name="pr9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Thomson’s Construction (Example - (a|b) * a  )" draw:style-name="dp1" draw:master-page-name="Title5" presentation:use-date-time-name="dtd1">
        <draw:custom-shape draw:name="Slide Number Placeholder 4" draw:style-name="gr158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Thomson’s Construction (Example - </text:span><text:span text:style-name="T39">(a|b) </text:span><text:span text:style-name="T40">* </text:span><text:span text:style-name="T39">a <text:s/></text:span><text:span text:style-name="T3">)</text:span></text:p>
              </text:list-header>
            </text:list>
          </draw:text-box>
        </draw:frame>
        <draw:g draw:name="Group 28">
          <draw:g draw:name="Group 17">
            <draw:custom-shape draw:name="Oval 8" draw:style-name="gr159" draw:text-style-name="P19" draw:layer="layout" svg:width="0.846cm" svg:height="0.847cm" svg:x="4.022cm" svg:y="3.81cm">
              <text:list text:style-name="L1">
                <text:list-header>
                  <text:p text:style-name="P21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name="Group 9">
              <draw:custom-shape draw:name="Oval 10" draw:style-name="gr160" draw:text-style-name="P19" draw:layer="layout" svg:width="1.27cm" svg:height="1.27cm" svg:x="6.138cm" svg:y="3.598cm">
                <text:list text:style-name="L1">
                  <text:list-header>
                    <text:p text:style-name="P21"/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11" draw:style-name="gr161" draw:text-style-name="P19" draw:layer="layout" svg:width="0.846cm" svg:height="0.847cm" svg:x="6.35cm" svg:y="3.809cm">
                <text:list text:style-name="L1">
                  <text:list-header>
                    <text:p text:style-name="P21"/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name="Line 13" draw:style-name="gr14" draw:text-style-name="P20" draw:layer="layout" svg:x1="3.387cm" svg:y1="4.233cm" svg:x2="4.022cm" svg:y2="4.233cm">
              <text:p/>
            </draw:line>
            <draw:line draw:name="Line 14" draw:style-name="gr14" draw:text-style-name="P20" draw:layer="layout" svg:x1="4.868cm" svg:y1="4.233cm" svg:x2="6.138cm" svg:y2="4.233cm">
              <text:p/>
            </draw:line>
          </draw:g>
          <draw:custom-shape draw:name="Text Box 15" draw:style-name="gr162" draw:text-style-name="P19" draw:layer="layout" svg:width="1.116cm" svg:height="1.277cm" svg:x="1.907cm" svg:y="3.598cm">
            <text:list text:style-name="L1">
              <text:list-header>
                <text:p text:style-name="P21"><text:span text:style-name="T3">a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5" draw:style-name="gr163" draw:text-style-name="P19" draw:layer="layout" svg:width="0.722cm" svg:height="0.853cm" svg:x="5.085cm" svg:y="3.387cm">
            <text:list text:style-name="L1">
              <text:list-header>
                <text:p text:style-name="P21"><text:span text:style-name="T15">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7">
          <draw:custom-shape draw:name="Text Box 16" draw:style-name="gr164" draw:text-style-name="P19" draw:layer="layout" svg:width="0.752cm" svg:height="0.853cm" svg:x="4.871cm" svg:y="5.292cm">
            <text:list text:style-name="L1">
              <text:list-header>
                <text:p text:style-name="P21"><text:span text:style-name="T15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18">
            <draw:custom-shape draw:name="Oval 19" draw:style-name="gr165" draw:text-style-name="P19" draw:layer="layout" svg:width="0.846cm" svg:height="0.847cm" svg:x="3.81cm" svg:y="5.715cm">
              <text:list text:style-name="L1">
                <text:list-header>
                  <text:p text:style-name="P21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name="Group 20">
              <draw:custom-shape draw:name="Oval 21" draw:style-name="gr166" draw:text-style-name="P19" draw:layer="layout" svg:width="1.27cm" svg:height="1.27cm" svg:x="5.926cm" svg:y="5.503cm">
                <text:list text:style-name="L1">
                  <text:list-header>
                    <text:p text:style-name="P21"/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22" draw:style-name="gr167" draw:text-style-name="P19" draw:layer="layout" svg:width="0.846cm" svg:height="0.847cm" svg:x="6.138cm" svg:y="5.714cm">
                <text:list text:style-name="L1">
                  <text:list-header>
                    <text:p text:style-name="P21"/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name="Line 23" draw:style-name="gr14" draw:text-style-name="P20" draw:layer="layout" svg:x1="3.175cm" svg:y1="6.138cm" svg:x2="3.81cm" svg:y2="6.138cm">
              <text:p/>
            </draw:line>
            <draw:line draw:name="Line 24" draw:style-name="gr14" draw:text-style-name="P20" draw:layer="layout" svg:x1="4.656cm" svg:y1="6.138cm" svg:x2="5.926cm" svg:y2="6.138cm">
              <text:p/>
            </draw:line>
          </draw:g>
          <draw:custom-shape draw:name="Text Box 26" draw:style-name="gr168" draw:text-style-name="P19" draw:layer="layout" svg:width="1.162cm" svg:height="1.277cm" svg:x="1.908cm" svg:y="5.503cm">
            <text:list text:style-name="L1">
              <text:list-header>
                <text:p text:style-name="P21"><text:span text:style-name="T3">b: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9" draw:style-name="gr169" draw:text-style-name="P19" draw:layer="layout" svg:width="2.462cm" svg:height="1.277cm" svg:x="11.219cm" svg:y="4.445cm">
          <text:list text:style-name="L1">
            <text:list-header>
              <text:p text:style-name="P21"><text:span text:style-name="T3">(a | b)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90">
          <draw:custom-shape draw:name="Text Box 47" draw:style-name="gr170" draw:text-style-name="P19" draw:layer="layout" svg:width="0.722cm" svg:height="0.853cm" svg:x="18.208cm" svg:y="3.387cm">
            <text:list text:style-name="L1">
              <text:list-header>
                <text:p text:style-name="P21"><text:span text:style-name="T15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54">
            <draw:custom-shape draw:name="Oval 55" draw:style-name="gr171" draw:text-style-name="P19" draw:layer="layout" svg:width="0.846cm" svg:height="0.847cm" svg:x="19.473cm" svg:y="5.715cm">
              <text:list text:style-name="L1">
                <text:list-header>
                  <text:p text:style-name="P21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56" draw:style-name="gr172" draw:text-style-name="P19" draw:layer="layout" svg:width="0.846cm" svg:height="0.846cm" svg:x="19.473cm" svg:y="3.599cm">
              <text:list text:style-name="L1">
                <text:list-header>
                  <text:p text:style-name="P21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57" draw:style-name="gr173" draw:text-style-name="P19" draw:layer="layout" svg:width="0.845cm" svg:height="0.847cm" svg:x="17.145cm" svg:y="5.715cm">
              <text:list text:style-name="L1">
                <text:list-header>
                  <text:p text:style-name="P21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58" draw:style-name="gr174" draw:text-style-name="P19" draw:layer="layout" svg:width="0.845cm" svg:height="0.846cm" svg:x="17.145cm" svg:y="3.599cm">
              <text:list text:style-name="L1">
                <text:list-header>
                  <text:p text:style-name="P21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59" draw:style-name="gr175" draw:text-style-name="P19" draw:layer="layout" svg:width="0.846cm" svg:height="0.847cm" svg:x="15.028cm" svg:y="4.445cm">
              <text:list text:style-name="L1">
                <text:list-header>
                  <text:p text:style-name="P21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draw:name="Group 60">
              <draw:custom-shape draw:name="Oval 61" draw:style-name="gr176" draw:text-style-name="P19" draw:layer="layout" svg:width="1.269cm" svg:height="1.27cm" svg:x="21.378cm" svg:y="4.445cm">
                <text:list text:style-name="L1">
                  <text:list-header>
                    <text:p text:style-name="P21"/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name="Oval 62" draw:style-name="gr177" draw:text-style-name="P19" draw:layer="layout" svg:width="0.845cm" svg:height="0.847cm" svg:x="21.589cm" svg:y="4.656cm">
                <text:list text:style-name="L1">
                  <text:list-header>
                    <text:p text:style-name="P21"/>
                  </text:list-header>
                </text:list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name="Line 63" draw:style-name="gr14" draw:text-style-name="P20" draw:layer="layout" svg:x1="14.182cm" svg:y1="4.869cm" svg:x2="15.028cm" svg:y2="4.869cm">
              <text:p/>
            </draw:line>
            <draw:line draw:name="Line 64" draw:style-name="gr14" draw:text-style-name="P20" draw:layer="layout" svg:x1="15.875cm" svg:y1="4.656cm" svg:x2="17.144cm" svg:y2="4.233cm">
              <text:p/>
            </draw:line>
            <draw:line draw:name="Line 65" draw:style-name="gr14" draw:text-style-name="P20" draw:layer="layout" svg:x1="15.875cm" svg:y1="5.08cm" svg:x2="17.144cm" svg:y2="5.927cm">
              <text:p/>
            </draw:line>
            <draw:line draw:name="Line 66" draw:style-name="gr14" draw:text-style-name="P20" draw:layer="layout" svg:x1="17.991cm" svg:y1="4.022cm" svg:x2="19.472cm" svg:y2="4.022cm">
              <text:p/>
            </draw:line>
            <draw:line draw:name="Line 67" draw:style-name="gr14" draw:text-style-name="P20" draw:layer="layout" svg:x1="17.991cm" svg:y1="6.139cm" svg:x2="19.472cm" svg:y2="6.139cm">
              <text:p/>
            </draw:line>
            <draw:line draw:name="Line 68" draw:style-name="gr14" draw:text-style-name="P20" draw:layer="layout" svg:x1="20.32cm" svg:y1="4.234cm" svg:x2="21.377cm" svg:y2="4.657cm">
              <text:p/>
            </draw:line>
            <draw:line draw:name="Line 69" draw:style-name="gr14" draw:text-style-name="P20" draw:layer="layout" svg:x1="20.32cm" svg:y1="6.138cm" svg:x2="21.377cm" svg:y2="5.503cm">
              <text:p/>
            </draw:line>
            <draw:custom-shape draw:name="Text Box 70" draw:style-name="gr178" draw:text-style-name="P19" draw:layer="layout" svg:width="0.752cm" svg:height="0.853cm" svg:x="18.205cm" svg:y="5.504cm">
              <text:list text:style-name="L1">
                <text:list-header>
                  <text:p text:style-name="P21"><text:span text:style-name="T15">b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71" draw:style-name="gr179" draw:text-style-name="P58" draw:layer="layout" svg:width="0.726cm" svg:height="0.853cm" svg:x="20.32cm" svg:y="5.08cm">
              <text:list text:style-name="L13">
                <text:list-header>
                  <text:p text:style-name="P57"><text:span text:style-name="T37">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72" draw:style-name="gr180" draw:text-style-name="P58" draw:layer="layout" svg:width="0.726cm" svg:height="0.853cm" svg:x="20.32cm" svg:y="3.599cm">
              <text:list text:style-name="L13">
                <text:list-header>
                  <text:p text:style-name="P57"><text:span text:style-name="T37">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73" draw:style-name="gr181" draw:text-style-name="P58" draw:layer="layout" svg:width="0.727cm" svg:height="0.853cm" svg:x="16.086cm" svg:y="4.869cm">
              <text:list text:style-name="L13">
                <text:list-header>
                  <text:p text:style-name="P57"><text:span text:style-name="T37">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74" draw:style-name="gr182" draw:text-style-name="P58" draw:layer="layout" svg:width="0.726cm" svg:height="0.853cm" svg:x="15.875cm" svg:y="3.81cm">
              <text:list text:style-name="L13">
                <text:list-header>
                  <text:p text:style-name="P57"><text:span text:style-name="T37">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 draw:name="Group 88">
          <draw:g draw:name="Group 5">
            <draw:custom-shape draw:name="Oval 6" draw:style-name="gr183" draw:text-style-name="P19" xml:id="id13" draw:id="id13" draw:layer="layout" svg:width="1.27cm" svg:height="1.27cm" svg:x="17.779cm" svg:y="9.101cm">
              <text:list text:style-name="L1">
                <text:list-header>
                  <text:p text:style-name="P21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7" draw:style-name="gr184" draw:text-style-name="P19" draw:layer="layout" svg:width="0.846cm" svg:height="0.847cm" svg:x="17.991cm" svg:y="9.312cm">
              <text:list text:style-name="L1">
                <text:list-header>
                  <text:p text:style-name="P21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Oval 30" draw:style-name="gr185" draw:text-style-name="P19" draw:layer="layout" svg:width="0.847cm" svg:height="0.847cm" svg:x="14.181cm" svg:y="10.371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1" draw:style-name="gr186" draw:text-style-name="P19" draw:layer="layout" svg:width="0.847cm" svg:height="0.846cm" svg:x="14.181cm" svg:y="8.255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2" draw:style-name="gr187" draw:text-style-name="P19" draw:layer="layout" svg:width="0.846cm" svg:height="0.847cm" svg:x="11.853cm" svg:y="10.371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3" draw:style-name="gr188" draw:text-style-name="P19" draw:layer="layout" svg:width="0.846cm" svg:height="0.846cm" svg:x="11.853cm" svg:y="8.255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4" draw:style-name="gr189" draw:text-style-name="P19" xml:id="id11" draw:id="id11" draw:layer="layout" svg:width="0.847cm" svg:height="0.847cm" svg:x="9.736cm" svg:y="9.101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38" draw:style-name="gr14" draw:text-style-name="P20" draw:layer="layout" svg:x1="8.889cm" svg:y1="9.525cm" svg:x2="9.736cm" svg:y2="9.529cm">
            <text:p/>
          </draw:line>
          <draw:line draw:name="Line 39" draw:style-name="gr14" draw:text-style-name="P20" draw:layer="layout" svg:x1="10.583cm" svg:y1="9.312cm" svg:x2="11.853cm" svg:y2="8.889cm">
            <text:p/>
          </draw:line>
          <draw:line draw:name="Line 40" draw:style-name="gr14" draw:text-style-name="P20" draw:layer="layout" svg:x1="10.583cm" svg:y1="9.736cm" svg:x2="11.853cm" svg:y2="10.583cm">
            <text:p/>
          </draw:line>
          <draw:line draw:name="Line 41" draw:style-name="gr14" draw:text-style-name="P20" draw:layer="layout" svg:x1="12.699cm" svg:y1="8.678cm" svg:x2="14.181cm" svg:y2="8.682cm">
            <text:p/>
          </draw:line>
          <draw:line draw:name="Line 42" draw:style-name="gr14" draw:text-style-name="P20" draw:layer="layout" svg:x1="12.699cm" svg:y1="10.795cm" svg:x2="14.181cm" svg:y2="10.799cm">
            <text:p/>
          </draw:line>
          <draw:line draw:name="Line 43" draw:style-name="gr14" draw:text-style-name="P20" draw:layer="layout" svg:x1="15.028cm" svg:y1="8.89cm" svg:x2="16.086cm" svg:y2="9.313cm">
            <text:p/>
          </draw:line>
          <draw:line draw:name="Line 45" draw:style-name="gr14" draw:text-style-name="P20" draw:layer="layout" svg:x1="15.028cm" svg:y1="10.794cm" svg:x2="16.086cm" svg:y2="10.159cm">
            <text:p/>
          </draw:line>
          <draw:custom-shape draw:name="Text Box 46" draw:style-name="gr190" draw:text-style-name="P19" draw:layer="layout" svg:width="0.752cm" svg:height="0.853cm" svg:x="12.914cm" svg:y="10.16cm">
            <text:list text:style-name="L1">
              <text:list-header>
                <text:p text:style-name="P21"><text:span text:style-name="T15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9" draw:style-name="gr191" draw:text-style-name="P58" draw:layer="layout" svg:width="0.727cm" svg:height="0.853cm" svg:x="15.028cm" svg:y="9.736cm">
            <text:list text:style-name="L13">
              <text:list-header>
                <text:p text:style-name="P57"><text:span text:style-name="T37">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0" draw:style-name="gr192" draw:text-style-name="P58" draw:layer="layout" svg:width="0.727cm" svg:height="0.853cm" svg:x="15.028cm" svg:y="8.255cm">
            <text:list text:style-name="L13">
              <text:list-header>
                <text:p text:style-name="P57"><text:span text:style-name="T37">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1" draw:style-name="gr193" draw:text-style-name="P58" draw:layer="layout" svg:width="0.728cm" svg:height="0.853cm" svg:x="10.794cm" svg:y="9.525cm">
            <text:list text:style-name="L13">
              <text:list-header>
                <text:p text:style-name="P57"><text:span text:style-name="T37">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2" draw:style-name="gr194" draw:text-style-name="P58" draw:layer="layout" svg:width="0.727cm" svg:height="0.853cm" svg:x="10.583cm" svg:y="8.466cm">
            <text:list text:style-name="L13">
              <text:list-header>
                <text:p text:style-name="P57"><text:span text:style-name="T37">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5" draw:style-name="gr195" draw:text-style-name="P19" draw:layer="layout" svg:width="0.722cm" svg:height="0.853cm" svg:x="12.916cm" svg:y="8.043cm">
            <text:list text:style-name="L1">
              <text:list-header>
                <text:p text:style-name="P21"><text:span text:style-name="T15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77" draw:style-name="gr196" draw:text-style-name="P19" xml:id="id12" draw:id="id12" draw:layer="layout" svg:width="0.846cm" svg:height="0.847cm" svg:x="8.043cm" svg:y="9.101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81" draw:style-name="gr197" draw:text-style-name="P19" xml:id="id10" draw:id="id10" draw:layer="layout" svg:width="0.847cm" svg:height="0.847cm" svg:x="15.874cm" svg:y="9.313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82" draw:style-name="gr14" draw:text-style-name="P20" draw:layer="layout" svg:x1="16.721cm" svg:y1="9.736cm" svg:x2="17.779cm" svg:y2="9.736cm">
            <text:p/>
          </draw:line>
          <draw:custom-shape draw:name="Text Box 83" draw:style-name="gr198" draw:text-style-name="P58" draw:layer="layout" svg:width="0.728cm" svg:height="0.853cm" svg:x="12.911cm" svg:y="6.985cm">
            <text:list text:style-name="L13">
              <text:list-header>
                <text:p text:style-name="P57"><text:span text:style-name="T37">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4" draw:style-name="gr199" draw:text-style-name="P58" draw:layer="layout" svg:width="0.728cm" svg:height="0.853cm" svg:x="8.889cm" svg:y="8.89cm">
            <text:list text:style-name="L13">
              <text:list-header>
                <text:p text:style-name="P57"><text:span text:style-name="T37">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5" draw:style-name="gr200" draw:text-style-name="P58" draw:layer="layout" svg:width="0.728cm" svg:height="0.853cm" svg:x="16.721cm" svg:y="9.101cm">
            <text:list text:style-name="L13">
              <text:list-header>
                <text:p text:style-name="P57"><text:span text:style-name="T37">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86" draw:style-name="gr63" draw:text-style-name="P20" draw:layer="layout" draw:type="curve" svg:x1="16.298cm" svg:y1="9.313cm" svg:x2="10.16cm" svg:y2="9.101cm" draw:start-shape="id10" draw:start-glue-point="4" draw:end-shape="id11" draw:end-glue-point="4" svg:d="M16298 9313c0-340-6138-234-6138-212" svg:viewBox="0 0 6139 246">
            <text:p/>
          </draw:connector>
          <draw:line draw:name="Line 87" draw:style-name="gr14" draw:text-style-name="P20" draw:layer="layout" svg:x1="7.408cm" svg:y1="9.525cm" svg:x2="8.043cm" svg:y2="9.525cm">
            <text:p/>
          </draw:line>
        </draw:g>
        <draw:custom-shape draw:name="Text Box 89" draw:style-name="gr201" draw:text-style-name="P19" draw:layer="layout" svg:width="2.618cm" svg:height="1.277cm" svg:x="4.051cm" svg:y="9.102cm">
          <text:list text:style-name="L1">
            <text:list-header>
              <text:p text:style-name="P21"><text:span text:style-name="T3">(a|b) </text:span><text:span text:style-name="T22">* 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23">
          <draw:custom-shape draw:name="Text Box 48" draw:style-name="gr202" draw:text-style-name="P58" draw:layer="layout" svg:width="0.728cm" svg:height="0.853cm" svg:x="13.123cm" svg:y="11.007cm">
            <text:list text:style-name="L13">
              <text:list-header>
                <text:p text:style-name="P57"><text:span text:style-name="T37">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122" draw:style-name="gr63" draw:text-style-name="P20" draw:layer="layout" draw:type="curve" svg:x1="8.466cm" svg:y1="9.948cm" svg:x2="18.414cm" svg:y2="10.371cm" draw:start-shape="id12" draw:start-glue-point="8" draw:end-shape="id13" draw:end-glue-point="8" svg:d="M8466 9948c0 654 9948 442 9948 423" svg:viewBox="0 0 9949 472">
            <text:p/>
          </draw:connector>
        </draw:g>
        <draw:custom-shape draw:name="Text Box 152" draw:style-name="gr203" draw:text-style-name="P58" draw:layer="layout" svg:width="0.727cm" svg:height="0.853cm" svg:x="12.912cm" svg:y="12.912cm">
          <text:list text:style-name="L13">
            <text:list-header>
              <text:p text:style-name="P57"><text:span text:style-name="T37">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4">
          <draw:custom-shape draw:name="Oval 4" draw:style-name="gr204" draw:text-style-name="P19" xml:id="id17" draw:id="id17" draw:layer="layout" svg:width="0.847cm" svg:height="0.846cm" svg:x="17.78cm" svg:y="14.816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name="Group 128">
            <draw:custom-shape draw:name="Oval 129" draw:style-name="gr205" draw:text-style-name="P19" draw:layer="layout" svg:width="1.27cm" svg:height="1.269cm" svg:x="19.685cm" svg:y="14.604cm">
              <text:list text:style-name="L1">
                <text:list-header>
                  <text:p text:style-name="P21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30" draw:style-name="gr206" draw:text-style-name="P19" draw:layer="layout" svg:width="0.846cm" svg:height="0.846cm" svg:x="19.897cm" svg:y="14.814cm">
              <text:list text:style-name="L1">
                <text:list-header>
                  <text:p text:style-name="P21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Oval 131" draw:style-name="gr207" draw:text-style-name="P19" draw:layer="layout" svg:width="0.846cm" svg:height="0.846cm" svg:x="14.182cm" svg:y="15.874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32" draw:style-name="gr208" draw:text-style-name="P19" draw:layer="layout" svg:width="0.846cm" svg:height="0.845cm" svg:x="14.182cm" svg:y="13.758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33" draw:style-name="gr209" draw:text-style-name="P19" draw:layer="layout" svg:width="0.847cm" svg:height="0.846cm" svg:x="11.853cm" svg:y="15.874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34" draw:style-name="gr210" draw:text-style-name="P19" draw:layer="layout" svg:width="0.847cm" svg:height="0.845cm" svg:x="11.853cm" svg:y="13.758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35" draw:style-name="gr211" draw:text-style-name="P19" xml:id="id15" draw:id="id15" draw:layer="layout" svg:width="0.846cm" svg:height="0.846cm" svg:x="9.737cm" svg:y="14.604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136" draw:style-name="gr14" draw:text-style-name="P20" draw:layer="layout" svg:x1="8.89cm" svg:y1="15.028cm" svg:x2="9.737cm" svg:y2="15.031cm">
            <text:p/>
          </draw:line>
          <draw:line draw:name="Line 137" draw:style-name="gr14" draw:text-style-name="P20" draw:layer="layout" svg:x1="10.583cm" svg:y1="14.815cm" svg:x2="11.853cm" svg:y2="14.393cm">
            <text:p/>
          </draw:line>
          <draw:line draw:name="Line 138" draw:style-name="gr14" draw:text-style-name="P20" draw:layer="layout" svg:x1="10.583cm" svg:y1="15.239cm" svg:x2="11.853cm" svg:y2="16.085cm">
            <text:p/>
          </draw:line>
          <draw:line draw:name="Line 139" draw:style-name="gr14" draw:text-style-name="P20" draw:layer="layout" svg:x1="12.7cm" svg:y1="14.181cm" svg:x2="14.182cm" svg:y2="14.184cm">
            <text:p/>
          </draw:line>
          <draw:line draw:name="Line 140" draw:style-name="gr14" draw:text-style-name="P20" draw:layer="layout" svg:x1="12.7cm" svg:y1="16.298cm" svg:x2="14.182cm" svg:y2="16.301cm">
            <text:p/>
          </draw:line>
          <draw:line draw:name="Line 141" draw:style-name="gr14" draw:text-style-name="P20" draw:layer="layout" svg:x1="15.028cm" svg:y1="14.393cm" svg:x2="16.087cm" svg:y2="14.815cm">
            <text:p/>
          </draw:line>
          <draw:line draw:name="Line 142" draw:style-name="gr14" draw:text-style-name="P20" draw:layer="layout" svg:x1="15.028cm" svg:y1="16.297cm" svg:x2="16.087cm" svg:y2="15.663cm">
            <text:p/>
          </draw:line>
          <draw:custom-shape draw:name="Text Box 143" draw:style-name="gr212" draw:text-style-name="P19" draw:layer="layout" svg:width="0.752cm" svg:height="0.853cm" svg:x="12.915cm" svg:y="15.663cm">
            <text:list text:style-name="L1">
              <text:list-header>
                <text:p text:style-name="P21"><text:span text:style-name="T15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4" draw:style-name="gr213" draw:text-style-name="P58" draw:layer="layout" svg:width="0.728cm" svg:height="0.853cm" svg:x="15.028cm" svg:y="15.239cm">
            <text:list text:style-name="L13">
              <text:list-header>
                <text:p text:style-name="P57"><text:span text:style-name="T37">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5" draw:style-name="gr214" draw:text-style-name="P58" draw:layer="layout" svg:width="0.728cm" svg:height="0.853cm" svg:x="15.028cm" svg:y="13.758cm">
            <text:list text:style-name="L13">
              <text:list-header>
                <text:p text:style-name="P57"><text:span text:style-name="T37">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6" draw:style-name="gr215" draw:text-style-name="P58" draw:layer="layout" svg:width="0.728cm" svg:height="0.853cm" svg:x="10.795cm" svg:y="15.028cm">
            <text:list text:style-name="L13">
              <text:list-header>
                <text:p text:style-name="P57"><text:span text:style-name="T37">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7" draw:style-name="gr216" draw:text-style-name="P58" draw:layer="layout" svg:width="0.728cm" svg:height="0.853cm" svg:x="10.583cm" svg:y="13.969cm">
            <text:list text:style-name="L13">
              <text:list-header>
                <text:p text:style-name="P57"><text:span text:style-name="T37">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8" draw:style-name="gr217" draw:text-style-name="P19" draw:layer="layout" svg:width="0.722cm" svg:height="0.853cm" svg:x="12.917cm" svg:y="13.547cm">
            <text:list text:style-name="L1">
              <text:list-header>
                <text:p text:style-name="P21"><text:span text:style-name="T15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149" draw:style-name="gr218" draw:text-style-name="P19" xml:id="id16" draw:id="id16" draw:layer="layout" svg:width="0.847cm" svg:height="0.846cm" svg:x="8.043cm" svg:y="14.604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50" draw:style-name="gr219" draw:text-style-name="P19" xml:id="id14" draw:id="id14" draw:layer="layout" svg:width="0.847cm" svg:height="0.846cm" svg:x="15.875cm" svg:y="14.816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151" draw:style-name="gr14" draw:text-style-name="P20" draw:layer="layout" svg:x1="16.722cm" svg:y1="15.239cm" svg:x2="17.78cm" svg:y2="15.239cm">
            <text:p/>
          </draw:line>
          <draw:custom-shape draw:name="Text Box 153" draw:style-name="gr220" draw:text-style-name="P58" draw:layer="layout" svg:width="0.728cm" svg:height="0.853cm" svg:x="8.89cm" svg:y="14.393cm">
            <text:list text:style-name="L13">
              <text:list-header>
                <text:p text:style-name="P57"><text:span text:style-name="T37">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4" draw:style-name="gr221" draw:text-style-name="P58" draw:layer="layout" svg:width="0.727cm" svg:height="0.853cm" svg:x="16.722cm" svg:y="14.604cm">
            <text:list text:style-name="L13">
              <text:list-header>
                <text:p text:style-name="P57"><text:span text:style-name="T37">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155" draw:style-name="gr63" draw:text-style-name="P20" draw:layer="layout" draw:type="curve" svg:x1="16.299cm" svg:y1="14.816cm" svg:x2="10.16cm" svg:y2="14.604cm" draw:start-shape="id14" draw:start-glue-point="4" draw:end-shape="id15" draw:end-glue-point="4" svg:d="M16299 14816c0-337-6139-231-6139-212" svg:viewBox="0 0 6140 244">
            <text:p/>
          </draw:connector>
          <draw:line draw:name="Line 156" draw:style-name="gr14" draw:text-style-name="P20" draw:layer="layout" svg:x1="7.408cm" svg:y1="15.028cm" svg:x2="8.043cm" svg:y2="15.028cm">
            <text:p/>
          </draw:line>
          <draw:custom-shape draw:name="Text Box 158" draw:style-name="gr222" draw:text-style-name="P58" draw:layer="layout" svg:width="1.151cm" svg:height="0.853cm" svg:x="12.912cm" svg:y="16.721cm">
            <text:list text:style-name="L13">
              <text:list-header>
                <text:p text:style-name="P57"><text:span text:style-name="T37">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160" draw:style-name="gr63" draw:text-style-name="P20" draw:layer="layout" draw:type="curve" svg:x1="8.467cm" svg:y1="15.45cm" svg:x2="18.204cm" svg:y2="15.662cm" draw:start-shape="id16" draw:start-glue-point="8" draw:end-shape="id17" draw:end-glue-point="8" svg:d="M8467 15450c0 337 9737 231 9737 212" svg:viewBox="0 0 9738 244">
            <text:p/>
          </draw:connector>
          <draw:line draw:name="Line 161" draw:style-name="gr14" draw:text-style-name="P20" draw:layer="layout" svg:x1="18.627cm" svg:y1="15.239cm" svg:x2="19.685cm" svg:y2="15.239cm">
            <text:p/>
          </draw:line>
          <draw:custom-shape draw:name="Text Box 162" draw:style-name="gr223" draw:text-style-name="P19" draw:layer="layout" svg:width="0.722cm" svg:height="0.853cm" svg:x="18.632cm" svg:y="14.604cm">
            <text:list text:style-name="L1">
              <text:list-header>
                <text:p text:style-name="P21"><text:span text:style-name="T15">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163" draw:style-name="gr224" draw:text-style-name="P19" draw:layer="layout" svg:width="3.118cm" svg:height="1.277cm" svg:x="3.847cm" svg:y="14.393cm">
          <text:list text:style-name="L1">
            <text:list-header>
              <text:p text:style-name="P21"><text:span text:style-name="T3">(a|b) </text:span><text:span text:style-name="T22">* </text:span><text:span text:style-name="T3">a</text:span><text:span text:style-name="T22">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4.931cm" svg:height="10.337cm" svg:x="1.979cm" svg:y="2.067cm" draw:page-number="37" presentation:class="page"/>
          <draw:frame presentation:style-name="pr9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Converting an NFA into a DFA (subset construction)" draw:style-name="dp1" draw:master-page-name="Title1" presentation:use-date-time-name="dtd1">
        <draw:custom-shape draw:name="Slide Number Placeholder 5" draw:style-name="gr225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Converting an NFA into a DFA (subset construction)</text:span></text:p>
              </text:list-header>
            </text:list>
          </draw:text-box>
        </draw:frame>
        <draw:frame presentation:style-name="pr5" draw:text-style-name="P4" draw:layer="layout" svg:width="26.035cm" svg:height="14.181cm" svg:x="1.057cm" svg:y="3.386cm" presentation:class="outline" presentation:user-transformed="true">
          <draw:text-box>
            <text:list text:style-name="L7">
              <text:list-item>
                <text:list>
                  <text:list-header>
                    <text:p text:style-name="P59"><text:span text:style-name="T3">put <text:s/></text:span><text:span text:style-name="T21"></text:span><text:span text:style-name="T3">-closure({s</text:span><text:span text:style-name="T23">0</text:span><text:span text:style-name="T3">}) as an unmarked <text:s/>state into the set of DFA (DS)</text:span></text:p>
                    <text:p text:style-name="P59"><text:span text:style-name="T3">while (there is one unmarked S</text:span><text:span text:style-name="T23">1</text:span><text:span text:style-name="T3"> in DS) do </text:span></text:p>
                    <text:p text:style-name="P60"><text:span text:style-name="T3"><text:tab/></text:span><text:span text:style-name="T3">begin</text:span></text:p>
                    <text:p text:style-name="P60"><text:span text:style-name="T3"><text:tab/></text:span><text:span text:style-name="T3"><text:tab/></text:span><text:span text:style-name="T3"> <text:s/></text:span><text:span text:style-name="T3">mark S</text:span><text:span text:style-name="T23">1</text:span></text:p>
                    <text:p text:style-name="P60"><text:span text:style-name="T3"><text:tab/></text:span><text:span text:style-name="T3"><text:tab/></text:span><text:span text:style-name="T3"> <text:s/></text:span><text:span text:style-name="T3">for each input symbol a do </text:span></text:p>
                    <text:p text:style-name="P60"><text:span text:style-name="T3"><text:tab/></text:span><text:span text:style-name="T3"><text:tab/></text:span><text:span text:style-name="T3"> <text:s text:c="5"/></text:span><text:span text:style-name="T3">begin</text:span></text:p>
                    <text:p text:style-name="P60"><text:span text:style-name="T3"><text:tab/></text:span><text:span text:style-name="T3"><text:tab/></text:span><text:span text:style-name="T3"> <text:s text:c="9"/></text:span><text:span text:style-name="T3">S</text:span><text:span text:style-name="T23">2</text:span><text:span text:style-name="T3"> </text:span><text:span text:style-name="T34"></text:span><text:span text:style-name="T3"> </text:span><text:span text:style-name="T21"></text:span><text:span text:style-name="T3">-closure(move(S</text:span><text:span text:style-name="T23">1</text:span><text:span text:style-name="T3">,a))</text:span></text:p>
                    <text:p text:style-name="P60"><text:span text:style-name="T3"><text:tab/></text:span><text:span text:style-name="T3"><text:tab/></text:span><text:span text:style-name="T3"> <text:s text:c="9"/></text:span><text:span text:style-name="T3">if (S</text:span><text:span text:style-name="T23">2</text:span><text:span text:style-name="T3"> is not in DS) then</text:span></text:p>
                    <text:p text:style-name="P60"><text:span text:style-name="T3"><text:tab/></text:span><text:span text:style-name="T3"><text:tab/></text:span><text:span text:style-name="T3"><text:tab/></text:span><text:span text:style-name="T3">add S</text:span><text:span text:style-name="T23">2</text:span><text:span text:style-name="T3"> into DS as an unmarked state</text:span></text:p>
                    <text:p text:style-name="P60"><text:span text:style-name="T3"><text:tab/></text:span><text:span text:style-name="T3"><text:tab/></text:span><text:span text:style-name="T3"> <text:s text:c="9"/></text:span><text:span text:style-name="T3">transfunc[S</text:span><text:span text:style-name="T23">1</text:span><text:span text:style-name="T3">,a] </text:span><text:span text:style-name="T34"></text:span><text:span text:style-name="T3"> S</text:span><text:span text:style-name="T23">2</text:span></text:p>
                    <text:p text:style-name="P60"><text:span text:style-name="T3"><text:tab/></text:span><text:span text:style-name="T3"><text:tab/></text:span><text:span text:style-name="T3"> <text:s text:c="5"/></text:span><text:span text:style-name="T3">end</text:span></text:p>
                    <text:p text:style-name="P60"><text:span text:style-name="T3"><text:tab/></text:span><text:span text:style-name="T3"><text:tab/></text:span><text:span text:style-name="T3">end</text:span></text:p>
                  </text:list-header>
                </text:list>
              </text:list-item>
            </text:list>
            <text:list text:style-name="L8">
              <text:list-header>
                <text:p text:style-name="P61"><text:span text:style-name="T8"/></text:p>
              </text:list-header>
            </text:list>
            <text:list text:style-name="L3">
              <text:list-item>
                <text:p text:style-name="P29"><text:span text:style-name="T8">a state S in DS is an accepting state of DFA if <text:s/>a state in S is an accepting state of NFA</text:span></text:p>
              </text:list-item>
              <text:list-item>
                <text:p text:style-name="P23"><text:span text:style-name="T8">the start state of DFA is </text:span><text:span text:style-name="T41"></text:span><text:span text:style-name="T8">-closure({s</text:span><text:span text:style-name="T42">0</text:span><text:span text:style-name="T8">})</text:span><text:span text:style-name="T3"> </text:span></text:p>
              </text:list-item>
            </text:list>
            <text:list text:style-name="L7">
              <text:list-item>
                <text:list>
                  <text:list-header>
                    <text:p text:style-name="P60"><text:span text:style-name="T3"><text:tab/></text:span><text:span text:style-name="T3"><text:tab/></text:span><text:span text:style-name="T3"> <text:s/></text:span><text:span text:style-name="T3"><text:tab/></text:span><text:span text:style-name="T3"><text:tab/></text:span></text:p>
                  </text:list-header>
                </text:list>
              </text:list-item>
            </text:list>
          </draw:text-box>
        </draw:frame>
        <draw:custom-shape draw:name="Text Box 4" draw:style-name="gr226" draw:text-style-name="P19" draw:layer="layout" svg:width="0.512cm" svg:height="1.27cm" svg:x="20.743cm" svg:y="2.328cm">
          <text:list text:style-name="L1">
            <text:list-header>
              <text:p text:style-name="P21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27" draw:text-style-name="P19" draw:layer="layout" svg:width="9.227cm" svg:height="1.526cm" svg:x="13.945cm" svg:y="6.773cm">
          <text:list text:style-name="L1">
            <text:list-header>
              <text:p text:style-name="P21"><text:span text:style-name="T15">set of states to which there is a transition on</text:span></text:p>
              <text:p text:style-name="P21"><text:span text:style-name="T15"><text:s/></text:span><text:span text:style-name="T15">a from a state s in S</text:span><text:span text:style-name="T38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14" draw:text-style-name="P20" draw:layer="layout" svg:x1="13.97cm" svg:y1="7.62cm" svg:x2="11.218cm" svg:y2="8.467cm">
          <text:p/>
        </draw:line>
        <draw:custom-shape draw:name="Text Box 8" draw:style-name="gr228" draw:text-style-name="P58" draw:layer="layout" svg:width="11.361cm" svg:height="1.96cm" svg:x="14.803cm" svg:y="4.445cm">
          <text:list text:style-name="L13">
            <text:list-header>
              <text:p text:style-name="P57"><text:span text:style-name="T37"></text:span><text:span text:style-name="T15">-closure({s</text:span><text:span text:style-name="T38">0</text:span><text:span text:style-name="T15">})</text:span><text:span text:style-name="T3"> </text:span><text:span text:style-name="T15">is the set of all states can be accessible</text:span></text:p>
            </text:list-header>
          </text:list>
          <text:list text:style-name="L1">
            <text:list-header>
              <text:p text:style-name="P21"><text:span text:style-name="T15">from s</text:span><text:span text:style-name="T38">0</text:span><text:span text:style-name="T15"> by </text:span><text:span text:style-name="T37"></text:span><text:span text:style-name="T15">-transi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4.931cm" svg:height="10.337cm" svg:x="1.979cm" svg:y="2.067cm" draw:page-number="38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Converting an NFA into a DFA (Example)" draw:style-name="dp1" draw:master-page-name="Title5" presentation:use-date-time-name="dtd1">
        <draw:custom-shape draw:name="Slide Number Placeholder 4" draw:style-name="gr229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Converting an NFA into a DFA (Example)</text:span></text:p>
              </text:list-header>
            </text:list>
          </draw:text-box>
        </draw:frame>
        <draw:g draw:name="Group 3">
          <draw:custom-shape draw:name="Oval 4" draw:style-name="gr230" draw:text-style-name="P19" xml:id="id21" draw:id="id21" draw:layer="layout" svg:width="0.847cm" svg:height="0.847cm" svg:x="16.722cm" svg:y="4.233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name="Group 5">
            <draw:custom-shape draw:name="Oval 6" draw:style-name="gr231" draw:text-style-name="P19" draw:layer="layout" svg:width="1.27cm" svg:height="1.27cm" svg:x="18.627cm" svg:y="4.021cm">
              <text:list text:style-name="L1">
                <text:list-header>
                  <text:p text:style-name="P21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7" draw:style-name="gr232" draw:text-style-name="P19" draw:layer="layout" svg:width="0.846cm" svg:height="0.847cm" svg:x="18.839cm" svg:y="4.232cm">
              <text:list text:style-name="L1">
                <text:list-header>
                  <text:p text:style-name="P21"/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Oval 8" draw:style-name="gr233" draw:text-style-name="P19" draw:layer="layout" svg:width="0.846cm" svg:height="0.847cm" svg:x="13.124cm" svg:y="5.291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9" draw:style-name="gr234" draw:text-style-name="P19" draw:layer="layout" svg:width="0.846cm" svg:height="0.846cm" svg:x="13.124cm" svg:y="3.175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0" draw:style-name="gr235" draw:text-style-name="P19" draw:layer="layout" svg:width="0.847cm" svg:height="0.847cm" svg:x="10.795cm" svg:y="5.291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" draw:style-name="gr236" draw:text-style-name="P19" draw:layer="layout" svg:width="0.847cm" svg:height="0.846cm" svg:x="10.795cm" svg:y="3.175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2" draw:style-name="gr237" draw:text-style-name="P19" xml:id="id19" draw:id="id19" draw:layer="layout" svg:width="0.846cm" svg:height="0.847cm" svg:x="8.679cm" svg:y="4.021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13" draw:style-name="gr14" draw:text-style-name="P20" draw:layer="layout" svg:x1="7.832cm" svg:y1="4.445cm" svg:x2="8.679cm" svg:y2="4.449cm">
            <text:p/>
          </draw:line>
          <draw:line draw:name="Line 14" draw:style-name="gr14" draw:text-style-name="P20" draw:layer="layout" svg:x1="9.525cm" svg:y1="4.232cm" svg:x2="10.795cm" svg:y2="3.809cm">
            <text:p/>
          </draw:line>
          <draw:line draw:name="Line 15" draw:style-name="gr14" draw:text-style-name="P20" draw:layer="layout" svg:x1="9.525cm" svg:y1="4.656cm" svg:x2="10.795cm" svg:y2="5.503cm">
            <text:p/>
          </draw:line>
          <draw:line draw:name="Line 16" draw:style-name="gr14" draw:text-style-name="P20" draw:layer="layout" svg:x1="11.642cm" svg:y1="3.598cm" svg:x2="13.124cm" svg:y2="3.602cm">
            <text:p/>
          </draw:line>
          <draw:line draw:name="Line 17" draw:style-name="gr14" draw:text-style-name="P20" draw:layer="layout" svg:x1="11.642cm" svg:y1="5.715cm" svg:x2="13.124cm" svg:y2="5.719cm">
            <text:p/>
          </draw:line>
          <draw:line draw:name="Line 18" draw:style-name="gr14" draw:text-style-name="P20" draw:layer="layout" svg:x1="13.97cm" svg:y1="3.81cm" svg:x2="15.029cm" svg:y2="4.233cm">
            <text:p/>
          </draw:line>
          <draw:line draw:name="Line 19" draw:style-name="gr14" draw:text-style-name="P20" draw:layer="layout" svg:x1="13.97cm" svg:y1="5.714cm" svg:x2="15.029cm" svg:y2="5.079cm">
            <text:p/>
          </draw:line>
          <draw:custom-shape draw:name="Text Box 20" draw:style-name="gr238" draw:text-style-name="P19" draw:layer="layout" svg:width="0.752cm" svg:height="0.853cm" svg:x="11.857cm" svg:y="5.08cm">
            <text:list text:style-name="L1">
              <text:list-header>
                <text:p text:style-name="P21"><text:span text:style-name="T15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1" draw:style-name="gr239" draw:text-style-name="P58" draw:layer="layout" svg:width="0.728cm" svg:height="0.853cm" svg:x="13.97cm" svg:y="4.656cm">
            <text:list text:style-name="L13">
              <text:list-header>
                <text:p text:style-name="P57"><text:span text:style-name="T37">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2" draw:style-name="gr240" draw:text-style-name="P58" draw:layer="layout" svg:width="0.728cm" svg:height="0.853cm" svg:x="13.97cm" svg:y="3.175cm">
            <text:list text:style-name="L13">
              <text:list-header>
                <text:p text:style-name="P57"><text:span text:style-name="T37">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241" draw:text-style-name="P58" draw:layer="layout" svg:width="0.728cm" svg:height="0.853cm" svg:x="9.737cm" svg:y="4.445cm">
            <text:list text:style-name="L13">
              <text:list-header>
                <text:p text:style-name="P57"><text:span text:style-name="T37">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4" draw:style-name="gr242" draw:text-style-name="P58" draw:layer="layout" svg:width="0.728cm" svg:height="0.853cm" svg:x="9.525cm" svg:y="3.386cm">
            <text:list text:style-name="L13">
              <text:list-header>
                <text:p text:style-name="P57"><text:span text:style-name="T37">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5" draw:style-name="gr243" draw:text-style-name="P19" draw:layer="layout" svg:width="0.722cm" svg:height="0.853cm" svg:x="11.859cm" svg:y="2.963cm">
            <text:list text:style-name="L1">
              <text:list-header>
                <text:p text:style-name="P21"><text:span text:style-name="T15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26" draw:style-name="gr244" draw:text-style-name="P19" xml:id="id20" draw:id="id20" draw:layer="layout" svg:width="0.847cm" svg:height="0.847cm" svg:x="6.985cm" svg:y="4.021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7" draw:style-name="gr245" draw:text-style-name="P19" xml:id="id18" draw:id="id18" draw:layer="layout" svg:width="0.847cm" svg:height="0.847cm" svg:x="14.817cm" svg:y="4.233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28" draw:style-name="gr14" draw:text-style-name="P20" draw:layer="layout" svg:x1="15.664cm" svg:y1="4.656cm" svg:x2="16.722cm" svg:y2="4.656cm">
            <text:p/>
          </draw:line>
          <draw:custom-shape draw:name="Text Box 29" draw:style-name="gr246" draw:text-style-name="P58" draw:layer="layout" svg:width="0.728cm" svg:height="0.853cm" svg:x="7.832cm" svg:y="3.81cm">
            <text:list text:style-name="L13">
              <text:list-header>
                <text:p text:style-name="P57"><text:span text:style-name="T37">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0" draw:style-name="gr247" draw:text-style-name="P58" draw:layer="layout" svg:width="0.727cm" svg:height="0.853cm" svg:x="15.664cm" svg:y="4.021cm">
            <text:list text:style-name="L13">
              <text:list-header>
                <text:p text:style-name="P57"><text:span text:style-name="T37">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31" draw:style-name="gr63" draw:text-style-name="P20" draw:layer="layout" draw:type="curve" svg:x1="15.241cm" svg:y1="4.233cm" svg:x2="9.102cm" svg:y2="4.021cm" draw:start-shape="id18" draw:start-glue-point="4" draw:end-shape="id19" draw:end-glue-point="4" svg:d="M15241 4233c0-340-6139-234-6139-212" svg:viewBox="0 0 6140 246">
            <text:p/>
          </draw:connector>
          <draw:line draw:name="Line 32" draw:style-name="gr14" draw:text-style-name="P20" draw:layer="layout" svg:x1="6.35cm" svg:y1="4.445cm" svg:x2="6.985cm" svg:y2="4.445cm">
            <text:p/>
          </draw:line>
          <draw:custom-shape draw:name="Text Box 33" draw:style-name="gr248" draw:text-style-name="P58" draw:layer="layout" svg:width="1.151cm" svg:height="0.853cm" svg:x="11.854cm" svg:y="6.138cm">
            <text:list text:style-name="L13">
              <text:list-header>
                <text:p text:style-name="P57"><text:span text:style-name="T37">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34" draw:style-name="gr63" draw:text-style-name="P20" draw:layer="layout" draw:type="curve" svg:x1="7.409cm" svg:y1="4.868cm" svg:x2="17.146cm" svg:y2="5.08cm" draw:start-shape="id20" draw:start-glue-point="8" draw:end-shape="id21" draw:end-glue-point="8" svg:d="M7409 4868c0 336 9737 230 9737 212" svg:viewBox="0 0 9738 243">
            <text:p/>
          </draw:connector>
          <draw:line draw:name="Line 35" draw:style-name="gr14" draw:text-style-name="P20" draw:layer="layout" svg:x1="17.569cm" svg:y1="4.656cm" svg:x2="18.627cm" svg:y2="4.656cm">
            <text:p/>
          </draw:line>
          <draw:custom-shape draw:name="Text Box 36" draw:style-name="gr249" draw:text-style-name="P19" draw:layer="layout" svg:width="0.722cm" svg:height="0.853cm" svg:x="17.574cm" svg:y="4.021cm">
            <text:list text:style-name="L1">
              <text:list-header>
                <text:p text:style-name="P21"><text:span text:style-name="T15">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37" draw:style-name="gr250" draw:text-style-name="P19" draw:layer="layout" svg:width="0.752cm" svg:height="0.853cm" svg:x="6.988cm" svg:y="4.022cm">
          <text:list text:style-name="L1">
            <text:list-header>
              <text:p text:style-name="P21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8" draw:style-name="gr251" draw:text-style-name="P19" draw:layer="layout" svg:width="0.752cm" svg:height="0.853cm" svg:x="8.681cm" svg:y="4.022cm">
          <text:list text:style-name="L1">
            <text:list-header>
              <text:p text:style-name="P21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9" draw:style-name="gr252" draw:text-style-name="P19" draw:layer="layout" svg:width="0.752cm" svg:height="0.853cm" svg:x="13.126cm" svg:y="3.175cm">
          <text:list text:style-name="L1">
            <text:list-header>
              <text:p text:style-name="P21"><text:span text:style-name="T15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0" draw:style-name="gr253" draw:text-style-name="P19" draw:layer="layout" svg:width="0.752cm" svg:height="0.853cm" svg:x="10.798cm" svg:y="5.292cm">
          <text:list text:style-name="L1">
            <text:list-header>
              <text:p text:style-name="P21"><text:span text:style-name="T15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254" draw:text-style-name="P19" draw:layer="layout" svg:width="0.752cm" svg:height="0.853cm" svg:x="13.126cm" svg:y="5.292cm">
          <text:list text:style-name="L1">
            <text:list-header>
              <text:p text:style-name="P21"><text:span text:style-name="T15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255" draw:text-style-name="P19" draw:layer="layout" svg:width="0.752cm" svg:height="0.853cm" svg:x="10.798cm" svg:y="3.175cm">
          <text:list text:style-name="L1">
            <text:list-header>
              <text:p text:style-name="P21"><text:span text:style-name="T15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256" draw:text-style-name="P19" draw:layer="layout" svg:width="0.752cm" svg:height="0.853cm" svg:x="16.725cm" svg:y="4.233cm">
          <text:list text:style-name="L1">
            <text:list-header>
              <text:p text:style-name="P21"><text:span text:style-name="T15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4" draw:style-name="gr257" draw:text-style-name="P19" draw:layer="layout" svg:width="0.752cm" svg:height="0.853cm" svg:x="18.841cm" svg:y="4.233cm">
          <text:list text:style-name="L1">
            <text:list-header>
              <text:p text:style-name="P21"><text:span text:style-name="T15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5" draw:style-name="gr258" draw:text-style-name="P19" draw:layer="layout" svg:width="0.752cm" svg:height="0.853cm" svg:x="14.82cm" svg:y="4.233cm">
          <text:list text:style-name="L1">
            <text:list-header>
              <text:p text:style-name="P21"><text:span text:style-name="T15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" draw:style-name="gr259" draw:text-style-name="P19" draw:layer="layout" svg:width="0.511cm" svg:height="1.018cm" svg:x="1.438cm" svg:y="7.303cm">
          <text:list text:style-name="L1">
            <text:list-header>
              <text:p text:style-name="P21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9" draw:style-name="gr260" draw:text-style-name="P63" draw:layer="layout" svg:width="21.033cm" svg:height="12.385cm" svg:x="1.716cm" svg:y="7.197cm">
          <text:list text:style-name="L1">
            <text:list-header>
              <text:p text:style-name="P49"><text:span text:style-name="T8">S</text:span><text:span text:style-name="T42">0</text:span><text:span text:style-name="T8"> = </text:span><text:span text:style-name="T41"></text:span><text:span text:style-name="T8">-closure({0}) = {0,1,2,4,7} </text:span><text:span text:style-name="T8"><text:tab/></text:span><text:span text:style-name="T8">S</text:span><text:span text:style-name="T42">0</text:span><text:span text:style-name="T8"> into DS as an unmarked state</text:span></text:p>
              <text:p text:style-name="P49"><text:span text:style-name="T8"><text:tab/></text:span><text:span text:style-name="T8"><text:tab/></text:span><text:span text:style-name="T41"></text:span><text:span text:style-name="T8"> </text:span><text:span text:style-name="T8">mark S</text:span><text:span text:style-name="T42">0</text:span></text:p>
            </text:list-header>
          </text:list>
          <text:list text:style-name="L13">
            <text:list-header>
              <text:p text:style-name="P62"><text:span text:style-name="T41"></text:span><text:span text:style-name="T8">-closure(move(S</text:span><text:span text:style-name="T42">0</text:span><text:span text:style-name="T8">,a)) = </text:span><text:span text:style-name="T41"></text:span><text:span text:style-name="T8">-closure({3,8}) = {1,2,3,4,6,7,8} = S</text:span><text:span text:style-name="T42">1</text:span><text:span text:style-name="T8"> <text:s text:c="6"/></text:span><text:span text:style-name="T8"><text:tab/></text:span><text:span text:style-name="T8">S</text:span><text:span text:style-name="T42">1 </text:span><text:span text:style-name="T8"><text:s/>into DS</text:span></text:p>
              <text:p text:style-name="P62"><text:span text:style-name="T41"></text:span><text:span text:style-name="T8">-closure(move(S</text:span><text:span text:style-name="T42">0</text:span><text:span text:style-name="T8">,b)) = </text:span><text:span text:style-name="T41"></text:span><text:span text:style-name="T8">-closure({5}) = {1,2,4,5,6,7} = S</text:span><text:span text:style-name="T42">2</text:span><text:span text:style-name="T8"> <text:s text:c="8"/></text:span><text:span text:style-name="T8"><text:tab/></text:span><text:span text:style-name="T8">S</text:span><text:span text:style-name="T42">2 </text:span><text:span text:style-name="T8"><text:s/>into DS</text:span></text:p>
            </text:list-header>
          </text:list>
          <text:list text:style-name="L1">
            <text:list-header>
              <text:p text:style-name="P49"><text:span text:style-name="T8"><text:tab/></text:span><text:span text:style-name="T8">transfunc[S</text:span><text:span text:style-name="T42">0</text:span><text:span text:style-name="T8">,a] </text:span><text:span text:style-name="T43"></text:span><text:span text:style-name="T8"> S</text:span><text:span text:style-name="T42">1 </text:span><text:span text:style-name="T42"><text:tab/></text:span><text:span text:style-name="T8">transfunc[S</text:span><text:span text:style-name="T42">0</text:span><text:span text:style-name="T8">,b] </text:span><text:span text:style-name="T43"></text:span><text:span text:style-name="T8"> S</text:span><text:span text:style-name="T42">2</text:span></text:p>
              <text:p text:style-name="P49"><text:span text:style-name="T8"><text:tab/></text:span><text:span text:style-name="T8"><text:tab/></text:span><text:span text:style-name="T8"> </text:span><text:span text:style-name="T41"></text:span><text:span text:style-name="T8"> </text:span><text:span text:style-name="T8">mark S</text:span><text:span text:style-name="T42">1</text:span></text:p>
            </text:list-header>
          </text:list>
          <text:list text:style-name="L13">
            <text:list-header>
              <text:p text:style-name="P62"><text:span text:style-name="T41"></text:span><text:span text:style-name="T8">-closure(move(S</text:span><text:span text:style-name="T42">1</text:span><text:span text:style-name="T8">,a)) = </text:span><text:span text:style-name="T41"></text:span><text:span text:style-name="T8">-closure({3,8}) = {1,2,3,4,6,7,8} = S</text:span><text:span text:style-name="T42">1</text:span><text:span text:style-name="T8"> <text:s text:c="6"/></text:span><text:span text:style-name="T8"><text:tab/></text:span></text:p>
              <text:p text:style-name="P62"><text:span text:style-name="T41"></text:span><text:span text:style-name="T8">-closure(move(S</text:span><text:span text:style-name="T42">1</text:span><text:span text:style-name="T8">,b)) = </text:span><text:span text:style-name="T41"></text:span><text:span text:style-name="T8">-closure({5}) = {1,2,4,5,6,7} = S</text:span><text:span text:style-name="T42">2</text:span><text:span text:style-name="T8"> <text:s text:c="8"/></text:span><text:span text:style-name="T8"><text:tab/></text:span></text:p>
            </text:list-header>
          </text:list>
          <text:list text:style-name="L1">
            <text:list-header>
              <text:p text:style-name="P49"><text:span text:style-name="T8"><text:tab/></text:span><text:span text:style-name="T8">transfunc[S</text:span><text:span text:style-name="T42">1</text:span><text:span text:style-name="T8">,a] </text:span><text:span text:style-name="T43"></text:span><text:span text:style-name="T8"> S</text:span><text:span text:style-name="T42">1 </text:span><text:span text:style-name="T42"><text:tab/></text:span><text:span text:style-name="T8">transfunc[S</text:span><text:span text:style-name="T42">1</text:span><text:span text:style-name="T8">,b] </text:span><text:span text:style-name="T43"></text:span><text:span text:style-name="T8"> S</text:span><text:span text:style-name="T42">2</text:span></text:p>
              <text:p text:style-name="P49"><text:span text:style-name="T8"><text:tab/></text:span><text:span text:style-name="T8"><text:tab/></text:span><text:span text:style-name="T8"> </text:span><text:span text:style-name="T41"></text:span><text:span text:style-name="T8"> </text:span><text:span text:style-name="T8">mark S</text:span><text:span text:style-name="T42">2</text:span></text:p>
            </text:list-header>
          </text:list>
          <text:list text:style-name="L13">
            <text:list-header>
              <text:p text:style-name="P62"><text:span text:style-name="T41"></text:span><text:span text:style-name="T8">-closure(move(S</text:span><text:span text:style-name="T42">2</text:span><text:span text:style-name="T8">,a)) = </text:span><text:span text:style-name="T41"></text:span><text:span text:style-name="T8">-closure({3,8}) = {1,2,3,4,6,7,8} = S</text:span><text:span text:style-name="T42">1</text:span><text:span text:style-name="T8"> <text:s text:c="6"/></text:span><text:span text:style-name="T8"><text:tab/></text:span></text:p>
              <text:p text:style-name="P62"><text:span text:style-name="T41"></text:span><text:span text:style-name="T8">-closure(move(S</text:span><text:span text:style-name="T42">2</text:span><text:span text:style-name="T8">,b)) = </text:span><text:span text:style-name="T41"></text:span><text:span text:style-name="T8">-closure({5}) = {1,2,4,5,6,7} = S</text:span><text:span text:style-name="T42">2</text:span><text:span text:style-name="T8"> <text:s text:c="8"/></text:span><text:span text:style-name="T8"><text:tab/></text:span></text:p>
            </text:list-header>
          </text:list>
          <text:list text:style-name="L1">
            <text:list-header>
              <text:p text:style-name="P49"><text:span text:style-name="T8"><text:tab/></text:span><text:span text:style-name="T8">transfunc[S</text:span><text:span text:style-name="T42">2</text:span><text:span text:style-name="T8">,a] </text:span><text:span text:style-name="T43"></text:span><text:span text:style-name="T8"> S</text:span><text:span text:style-name="T42">1 </text:span><text:span text:style-name="T42"><text:tab/></text:span><text:span text:style-name="T8">transfunc[S</text:span><text:span text:style-name="T42">2</text:span><text:span text:style-name="T8">,b] </text:span><text:span text:style-name="T43"></text:span><text:span text:style-name="T8"> S</text:span><text:span text:style-name="T42">2</text:span></text:p>
              <text:p text:style-name="P21"><text:span text:style-name="T4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4.931cm" svg:height="10.337cm" svg:x="1.979cm" svg:y="2.067cm" draw:page-number="39" presentation:class="page"/>
          <draw:frame presentation:style-name="pr9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Converting an NFA into a DFA (Example – cont.)" draw:style-name="dp1" draw:master-page-name="Title5" presentation:use-date-time-name="dtd1">
        <draw:custom-shape draw:name="Slide Number Placeholder 4" draw:style-name="gr261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Converting an NFA into a DFA (Example – cont.)</text:span></text:p>
              </text:list-header>
            </text:list>
          </draw:text-box>
        </draw:frame>
        <draw:custom-shape draw:name="Text Box 3" draw:style-name="gr262" draw:text-style-name="P19" draw:layer="layout" svg:width="19.619cm" svg:height="1.993cm" svg:x="1.018cm" svg:y="4.551cm">
          <text:list text:style-name="L1">
            <text:list-header>
              <text:p text:style-name="P21"><text:span text:style-name="T8">S</text:span><text:span text:style-name="T42">0 </text:span><text:span text:style-name="T8"><text:s/>is the start state of DFA since 0 is a member of S</text:span><text:span text:style-name="T42">0</text:span><text:span text:style-name="T8">={0,1,2,4,7}</text:span></text:p>
              <text:p text:style-name="P21"><text:span text:style-name="T8">S</text:span><text:span text:style-name="T42">1</text:span><text:span text:style-name="T8"> is an accepting state of DFA since 8 is a member of S</text:span><text:span text:style-name="T42">1 </text:span><text:span text:style-name="T8">= {1,2,3,4,6,7,8}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" draw:style-name="gr263" draw:text-style-name="P19" draw:layer="layout" svg:width="0.846cm" svg:height="0.847cm" svg:x="7.197cm" svg:y="11.218cm">
          <text:list text:style-name="L1">
            <text:list-header>
              <text:p text:style-name="P21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5">
          <draw:custom-shape draw:name="Oval 6" draw:style-name="gr264" draw:text-style-name="P19" xml:id="id22" draw:id="id22" draw:layer="layout" svg:width="1.27cm" svg:height="1.27cm" svg:x="11.43cm" svg:y="8.89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7" draw:style-name="gr265" draw:text-style-name="P19" draw:layer="layout" svg:width="0.846cm" svg:height="0.847cm" svg:x="11.642cm" svg:y="9.101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Oval 13" draw:style-name="gr266" draw:text-style-name="P19" xml:id="id23" draw:id="id23" draw:layer="layout" svg:width="0.846cm" svg:height="0.846cm" svg:x="11.642cm" svg:y="13.547cm">
          <text:list text:style-name="L1">
            <text:list-header>
              <text:p text:style-name="P21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4" draw:style-name="gr14" draw:text-style-name="P20" draw:layer="layout" svg:x1="6.138cm" svg:y1="11.642cm" svg:x2="7.197cm" svg:y2="11.642cm">
          <text:p/>
        </draw:line>
        <draw:line draw:name="Line 15" draw:style-name="gr14" draw:text-style-name="P20" draw:layer="layout" svg:x1="8.043cm" svg:y1="11.43cm" svg:x2="11.43cm" svg:y2="9.948cm">
          <text:p/>
        </draw:line>
        <draw:line draw:name="Line 16" draw:style-name="gr14" draw:text-style-name="P20" draw:layer="layout" svg:x1="8.043cm" svg:y1="11.853cm" svg:x2="11.642cm" svg:y2="13.758cm">
          <text:p/>
        </draw:line>
        <draw:line draw:name="Line 17" draw:style-name="gr14" draw:text-style-name="P20" draw:layer="layout" svg:x1="12.065cm" svg:y1="10.16cm" svg:x2="12.065cm" svg:y2="13.547cm">
          <text:p/>
        </draw:line>
        <draw:connector draw:name="AutoShape 18" draw:style-name="gr63" draw:text-style-name="P20" draw:layer="layout" draw:type="curve" svg:x1="12.514cm" svg:y1="9.076cm" svg:x2="11.616cm" svg:y2="9.076cm" draw:start-shape="id22" draw:start-glue-point="11" draw:end-shape="id22" draw:end-glue-point="5" svg:d="M12514 9076c0-298-898-298-898 0" svg:viewBox="0 0 899 224">
          <text:p/>
        </draw:connector>
        <draw:connector draw:name="AutoShape 19" draw:style-name="gr63" draw:text-style-name="P20" draw:layer="layout" draw:type="curve" svg:x1="11.766cm" svg:y1="14.269cm" svg:x2="12.364cm" svg:y2="14.269cm" draw:start-shape="id23" draw:start-glue-point="7" draw:end-shape="id23" draw:end-glue-point="9" svg:d="M11766 14269c0 205 598 205 598 0" svg:viewBox="0 0 599 155">
          <text:p/>
        </draw:connector>
        <draw:connector draw:name="AutoShape 20" draw:style-name="gr63" draw:text-style-name="P20" draw:layer="layout" draw:type="curve" svg:x1="12.364cm" svg:y1="13.671cm" svg:x2="12.7cm" svg:y2="9.525cm" draw:start-shape="id23" draw:start-glue-point="11" draw:end-shape="id22" draw:end-glue-point="10" svg:d="M12364 13671c523 0 355-4146 336-4146" svg:viewBox="0 0 378 4147">
          <text:p/>
        </draw:connector>
        <draw:custom-shape draw:name="Text Box 22" draw:style-name="gr267" draw:text-style-name="P19" draw:layer="layout" svg:width="0.752cm" svg:height="0.853cm" svg:x="9.528cm" svg:y="12.065cm">
          <text:list text:style-name="L1">
            <text:list-header>
              <text:p text:style-name="P21"><text:span text:style-name="T15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268" draw:text-style-name="P19" draw:layer="layout" svg:width="0.722cm" svg:height="0.853cm" svg:x="13.128cm" svg:y="11.007cm">
          <text:list text:style-name="L1">
            <text:list-header>
              <text:p text:style-name="P21"><text:span text:style-name="T15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269" draw:text-style-name="P19" draw:layer="layout" svg:width="0.722cm" svg:height="0.853cm" svg:x="12.07cm" svg:y="7.832cm">
          <text:list text:style-name="L1">
            <text:list-header>
              <text:p text:style-name="P21"><text:span text:style-name="T15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270" draw:text-style-name="P19" draw:layer="layout" svg:width="0.752cm" svg:height="0.853cm" svg:x="11.645cm" svg:y="14.817cm">
          <text:list text:style-name="L1">
            <text:list-header>
              <text:p text:style-name="P21"><text:span text:style-name="T15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271" draw:text-style-name="P19" draw:layer="layout" svg:width="0.752cm" svg:height="0.853cm" svg:x="11.433cm" svg:y="11.218cm">
          <text:list text:style-name="L1">
            <text:list-header>
              <text:p text:style-name="P21"><text:span text:style-name="T15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272" draw:text-style-name="P19" draw:layer="layout" svg:width="0.722cm" svg:height="0.853cm" svg:x="9.107cm" svg:y="10.16cm">
          <text:list text:style-name="L1">
            <text:list-header>
              <text:p text:style-name="P21"><text:span text:style-name="T15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273" draw:text-style-name="P19" draw:layer="layout" svg:width="0.921cm" svg:height="0.934cm" svg:x="11.653cm" svg:y="9.102cm">
          <text:list text:style-name="L1">
            <text:list-header>
              <text:p text:style-name="P21"><text:span text:style-name="T15">S</text:span><text:span text:style-name="T3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274" draw:text-style-name="P19" draw:layer="layout" svg:width="0.921cm" svg:height="0.934cm" svg:x="11.653cm" svg:y="13.547cm">
          <text:list text:style-name="L1">
            <text:list-header>
              <text:p text:style-name="P21"><text:span text:style-name="T15">S</text:span><text:span text:style-name="T38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275" draw:text-style-name="P19" draw:layer="layout" svg:width="0.921cm" svg:height="0.934cm" svg:x="7.208cm" svg:y="11.218cm">
          <text:list text:style-name="L1">
            <text:list-header>
              <text:p text:style-name="P21"><text:span text:style-name="T15">S</text:span><text:span text:style-name="T38">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4.931cm" svg:height="10.337cm" svg:x="1.979cm" svg:y="2.067cm" draw:page-number="40" presentation:class="page"/>
          <draw:frame presentation:style-name="pr9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Minimizing Number of States of a DFA" draw:style-name="dp1" draw:master-page-name="Title1" presentation:use-date-time-name="dtd1">
        <draw:custom-shape draw:name="Slide Number Placeholder 5" draw:style-name="gr276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Minimizing Number of States of a DFA</text:span></text:p>
              </text:list-header>
            </text:list>
          </draw:text-box>
        </draw:frame>
        <draw:frame presentation:style-name="pr5" draw:text-style-name="P4" draw:layer="layout" svg:width="26.035cm" svg:height="14.181cm" svg:x="1.057cm" svg:y="3.386cm" presentation:class="outline" presentation:user-transformed="true">
          <draw:text-box>
            <text:list text:style-name="L3">
              <text:list-item>
                <text:p text:style-name="P5"><text:span text:style-name="T3">partition the set of states into two groups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G</text:span><text:span text:style-name="T23">1</text:span><text:span text:style-name="T3"> : <text:s/>set of accepting states</text:span></text:p>
                  </text:list-item>
                  <text:list-item>
                    <text:p text:style-name="P10"><text:span text:style-name="T3">G</text:span><text:span text:style-name="T23">2</text:span><text:span text:style-name="T3"> : <text:s/>set of non-accepting states</text:span></text:p>
                    <text:p text:style-name="P10"><text:span text:style-name="T3"/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For each new group G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partition G into subgroups such that states s</text:span><text:span text:style-name="T23">1</text:span><text:span text:style-name="T3"> and s</text:span><text:span text:style-name="T23">2</text:span><text:span text:style-name="T3"> are in the same group iff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30"><text:span text:style-name="T3"><text:tab/></text:span><text:span text:style-name="T3">for all input symbols a, states s</text:span><text:span text:style-name="T23">1</text:span><text:span text:style-name="T3"> and s</text:span><text:span text:style-name="T23">2</text:span><text:span text:style-name="T3"> have transitions to states in the same group.</text:span></text:p>
                  </text:list-header>
                </text:list>
              </text:list-item>
            </text:list>
            <text:list text:style-name="L8">
              <text:list-header>
                <text:p text:style-name="P14"><text:span text:style-name="T3"/></text:p>
              </text:list-header>
            </text:list>
            <text:list text:style-name="L3">
              <text:list-item>
                <text:p text:style-name="P5"><text:span text:style-name="T3">Start state of the minimized DFA is the group containing <text:s text:c="20"/>the start state of the original DFA.</text:span></text:p>
              </text:list-item>
              <text:list-item>
                <text:p text:style-name="P5"><text:span text:style-name="T3">Accepting states of the minimized DFA are the groups containing <text:s text:c="6"/>the accepting states of the original DFA.</text:span></text:p>
              </text:list-item>
            </text:list>
            <text:list text:style-name="L4">
              <text:list-item>
                <text:list>
                  <text:list-header>
                    <text:p text:style-name="P10"><text:span text:style-name="T3"/></text:p>
                    <text:p text:style-name="P10"><text:span text:style-name="T3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5" draw:layer="layout" svg:width="14.931cm" svg:height="10.337cm" svg:x="1.979cm" svg:y="2.067cm" draw:page-number="41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Minimizing DFA - Example" draw:style-name="dp1" draw:master-page-name="Title5" presentation:use-date-time-name="dtd1">
        <draw:custom-shape draw:name="Slide Number Placeholder 4" draw:style-name="gr277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Minimizing DFA - Example</text:span></text:p>
              </text:list-header>
            </text:list>
          </draw:text-box>
        </draw:frame>
        <draw:custom-shape draw:name="Oval 3" draw:style-name="gr278" draw:text-style-name="P19" xml:id="id24" draw:id="id24" draw:layer="layout" svg:width="0.847cm" svg:height="0.847cm" svg:x="6.138cm" svg:y="6.985cm">
          <text:list text:style-name="L1">
            <text:list-header>
              <text:p text:style-name="P21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4">
          <draw:custom-shape draw:name="Oval 5" draw:style-name="gr279" draw:text-style-name="P19" xml:id="id25" draw:id="id25" draw:layer="layout" svg:width="1.27cm" svg:height="1.27cm" svg:x="5.927cm" svg:y="4.022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6" draw:style-name="gr280" draw:text-style-name="P19" draw:layer="layout" svg:width="0.846cm" svg:height="0.847cm" svg:x="6.139cm" svg:y="4.233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Oval 7" draw:style-name="gr281" draw:text-style-name="P19" draw:layer="layout" svg:width="0.846cm" svg:height="0.847cm" svg:x="2.752cm" svg:y="5.503cm">
          <text:list text:style-name="L1">
            <text:list-header>
              <text:p text:style-name="P21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8" draw:style-name="gr14" draw:text-style-name="P20" draw:layer="layout" svg:x1="1.905cm" svg:y1="5.927cm" svg:x2="2.752cm" svg:y2="5.927cm">
          <text:p/>
        </draw:line>
        <draw:line draw:name="Line 9" draw:style-name="gr14" draw:text-style-name="P20" draw:layer="layout" svg:x1="3.598cm" svg:y1="5.714cm" svg:x2="5.927cm" svg:y2="4.867cm">
          <text:p/>
        </draw:line>
        <draw:line draw:name="Line 10" draw:style-name="gr14" draw:text-style-name="P20" draw:layer="layout" svg:x1="3.598cm" svg:y1="6.138cm" svg:x2="6.138cm" svg:y2="7.408cm">
          <text:p/>
        </draw:line>
        <draw:line draw:name="Line 11" draw:style-name="gr14" draw:text-style-name="P20" draw:layer="layout" svg:x1="6.562cm" svg:y1="5.292cm" svg:x2="6.562cm" svg:y2="6.985cm">
          <text:p/>
        </draw:line>
        <draw:connector draw:name="AutoShape 12" draw:style-name="gr63" draw:text-style-name="P20" draw:layer="layout" draw:type="curve" svg:x1="6.985cm" svg:y1="7.409cm" svg:x2="7.197cm" svg:y2="4.657cm" draw:start-shape="id24" draw:start-glue-point="10" draw:end-shape="id25" draw:end-glue-point="10" svg:d="M6985 7409c337 0 231-2752 212-2752" svg:viewBox="0 0 244 2753">
          <text:p/>
        </draw:connector>
        <draw:connector draw:name="AutoShape 13" draw:style-name="gr63" draw:text-style-name="P20" draw:layer="layout" draw:type="curve" svg:x1="7.011cm" svg:y1="4.208cm" svg:x2="6.113cm" svg:y2="4.208cm" draw:start-shape="id25" draw:start-glue-point="11" draw:end-shape="id25" draw:end-glue-point="5" svg:d="M7011 4208c0-298-898-298-898 0" svg:viewBox="0 0 899 224">
          <text:p/>
        </draw:connector>
        <draw:connector draw:name="AutoShape 15" draw:style-name="gr63" draw:text-style-name="P20" draw:layer="layout" draw:type="curve" svg:x1="6.262cm" svg:y1="7.708cm" svg:x2="6.861cm" svg:y2="7.708cm" draw:start-shape="id24" draw:start-glue-point="7" draw:end-shape="id24" draw:end-glue-point="9" svg:d="M6262 7708c0 204 599 204 599 0" svg:viewBox="0 0 600 154">
          <text:p/>
        </draw:connector>
        <draw:custom-shape draw:name="Text Box 16" draw:style-name="gr282" draw:text-style-name="P19" draw:layer="layout" svg:width="0.786cm" svg:height="0.937cm" svg:x="6.354cm" svg:y="5.503cm">
          <text:list text:style-name="L1">
            <text:list-header>
              <text:p text:style-name="P21"><text:span text:style-name="T12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283" draw:text-style-name="P19" draw:layer="layout" svg:width="0.752cm" svg:height="0.937cm" svg:x="7.837cm" svg:y="5.503cm">
          <text:list text:style-name="L1">
            <text:list-header>
              <text:p text:style-name="P21"><text:span text:style-name="T12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284" draw:text-style-name="P19" draw:layer="layout" svg:width="0.752cm" svg:height="0.937cm" svg:x="6.143cm" svg:y="2.752cm">
          <text:list text:style-name="L1">
            <text:list-header>
              <text:p text:style-name="P21"><text:span text:style-name="T12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285" draw:text-style-name="P19" draw:layer="layout" svg:width="0.752cm" svg:height="0.937cm" svg:x="4.238cm" svg:y="4.657cm">
          <text:list text:style-name="L1">
            <text:list-header>
              <text:p text:style-name="P21"><text:span text:style-name="T12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286" draw:text-style-name="P19" draw:layer="layout" svg:width="0.786cm" svg:height="0.937cm" svg:x="6.142cm" svg:y="8.255cm">
          <text:list text:style-name="L1">
            <text:list-header>
              <text:p text:style-name="P21"><text:span text:style-name="T12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287" draw:text-style-name="P19" draw:layer="layout" svg:width="0.786cm" svg:height="0.937cm" svg:x="4.66cm" svg:y="5.927cm">
          <text:list text:style-name="L1">
            <text:list-header>
              <text:p text:style-name="P21"><text:span text:style-name="T12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288" draw:text-style-name="P19" draw:layer="layout" svg:width="0.786cm" svg:height="0.937cm" svg:x="6.142cm" svg:y="6.985cm">
          <text:list text:style-name="L1">
            <text:list-header>
              <text:p text:style-name="P21"><text:span text:style-name="T1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289" draw:text-style-name="P19" draw:layer="layout" svg:width="0.786cm" svg:height="0.937cm" svg:x="6.142cm" svg:y="4.233cm">
          <text:list text:style-name="L1">
            <text:list-header>
              <text:p text:style-name="P21"><text:span text:style-name="T1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290" draw:text-style-name="P19" draw:layer="layout" svg:width="0.786cm" svg:height="0.937cm" svg:x="2.755cm" svg:y="5.503cm">
          <text:list text:style-name="L1">
            <text:list-header>
              <text:p text:style-name="P21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291" draw:text-style-name="P19" draw:layer="layout" svg:width="11.813cm" svg:height="6.608cm" svg:x="10.797cm" svg:y="3.501cm">
          <text:list text:style-name="L1">
            <text:list-header>
              <text:p text:style-name="P21"><text:span text:style-name="T3">G</text:span><text:span text:style-name="T23">1</text:span><text:span text:style-name="T3"> = {2}</text:span></text:p>
              <text:p text:style-name="P21"><text:span text:style-name="T3">G</text:span><text:span text:style-name="T23">2</text:span><text:span text:style-name="T3"> = {1,3}</text:span></text:p>
              <text:p text:style-name="P21"><text:span text:style-name="T3"/></text:p>
              <text:p text:style-name="P21"><text:span text:style-name="T3">G</text:span><text:span text:style-name="T23">2 </text:span><text:span text:style-name="T3"><text:s/>cannot be partitioned because</text:span></text:p>
              <text:p text:style-name="P49"><text:span text:style-name="T3"><text:tab/></text:span><text:span text:style-name="T10">move(1,a)=2</text:span><text:span text:style-name="T10"><text:tab/></text:span><text:span text:style-name="T10">move(1,b)=3</text:span></text:p>
              <text:p text:style-name="P49"><text:span text:style-name="T10"><text:tab/></text:span><text:span text:style-name="T10">move(3,a)=2</text:span><text:span text:style-name="T10"><text:tab/></text:span><text:span text:style-name="T10">move(3,b)=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292" draw:text-style-name="P19" draw:layer="layout" svg:width="16.5cm" svg:height="1.277cm" svg:x="1.842cm" svg:y="10.698cm">
          <text:list text:style-name="L1">
            <text:list-header>
              <text:p text:style-name="P21"><text:span text:style-name="T3">So, the minimized DFA (with minimum stat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293" draw:text-style-name="P19" draw:layer="layout" svg:width="1.438cm" svg:height="0.768cm" svg:x="7.201cm" svg:y="14.182cm">
          <text:list text:style-name="L1">
            <text:list-header>
              <text:p text:style-name="P21"><text:span text:style-name="T4">{1,3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28" draw:style-name="gr294" draw:text-style-name="P19" xml:id="id26" draw:id="id26" draw:layer="layout" svg:width="0.847cm" svg:height="0.846cm" svg:x="7.408cm" svg:y="14.182cm">
          <text:list text:style-name="L1">
            <text:list-header>
              <text:p text:style-name="P21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29">
          <draw:custom-shape draw:name="Oval 30" draw:style-name="gr295" draw:text-style-name="P19" xml:id="id27" draw:id="id27" draw:layer="layout" svg:width="1.27cm" svg:height="1.27cm" svg:x="11.218cm" svg:y="13.97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1" draw:style-name="gr296" draw:text-style-name="P19" draw:layer="layout" svg:width="0.846cm" svg:height="0.847cm" svg:x="11.43cm" svg:y="14.181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name="Line 32" draw:style-name="gr14" draw:text-style-name="P20" draw:layer="layout" svg:x1="6.562cm" svg:y1="14.605cm" svg:x2="7.408cm" svg:y2="14.605cm">
          <text:p/>
        </draw:line>
        <draw:line draw:name="Line 33" draw:style-name="gr14" draw:text-style-name="P20" draw:layer="layout" svg:x1="8.255cm" svg:y1="14.605cm" svg:x2="11.218cm" svg:y2="14.605cm">
          <text:p/>
        </draw:line>
        <draw:connector draw:name="AutoShape 34" draw:style-name="gr63" draw:text-style-name="P20" draw:layer="layout" draw:type="curve" svg:x1="7.532cm" svg:y1="14.306cm" svg:x2="8.131cm" svg:y2="14.306cm" draw:start-shape="id26" draw:start-glue-point="5" draw:end-shape="id26" draw:end-glue-point="11" svg:d="M7532 14306c0-205 599-205 599 0" svg:viewBox="0 0 600 155">
          <text:p/>
        </draw:connector>
        <draw:connector draw:name="AutoShape 35" draw:style-name="gr63" draw:text-style-name="P20" draw:layer="layout" draw:type="curve" svg:x1="12.302cm" svg:y1="14.156cm" svg:x2="11.404cm" svg:y2="14.156cm" draw:start-shape="id27" draw:start-glue-point="11" draw:end-shape="id27" draw:end-glue-point="5" svg:d="M12302 14156c0-298-898-298-898 0" svg:viewBox="0 0 899 224">
          <text:p/>
        </draw:connector>
        <draw:connector draw:name="AutoShape 36" draw:style-name="gr63" draw:text-style-name="P20" draw:layer="layout" draw:type="curve" svg:x1="11.853cm" svg:y1="15.24cm" svg:x2="7.832cm" svg:y2="15.028cm" draw:start-shape="id27" draw:start-glue-point="8" draw:end-shape="id26" draw:end-glue-point="8" svg:d="M11853 15240c0 19-4021 125-4021-212" svg:viewBox="0 0 4022 244">
          <text:p/>
        </draw:connector>
        <draw:custom-shape draw:name="Text Box 37" draw:style-name="gr297" draw:text-style-name="P19" draw:layer="layout" svg:width="0.752cm" svg:height="0.937cm" svg:x="11.858cm" svg:y="12.7cm">
          <text:list text:style-name="L1">
            <text:list-header>
              <text:p text:style-name="P21"><text:span text:style-name="T12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8" draw:style-name="gr298" draw:text-style-name="P19" draw:layer="layout" svg:width="0.752cm" svg:height="0.937cm" svg:x="9.318cm" svg:y="13.97cm">
          <text:list text:style-name="L1">
            <text:list-header>
              <text:p text:style-name="P21"><text:span text:style-name="T12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9" draw:style-name="gr299" draw:text-style-name="P19" draw:layer="layout" svg:width="0.786cm" svg:height="0.937cm" svg:x="9.529cm" svg:y="15.028cm">
          <text:list text:style-name="L1">
            <text:list-header>
              <text:p text:style-name="P21"><text:span text:style-name="T12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0" draw:style-name="gr300" draw:text-style-name="P19" draw:layer="layout" svg:width="0.786cm" svg:height="0.937cm" svg:x="7.412cm" svg:y="12.7cm">
          <text:list text:style-name="L1">
            <text:list-header>
              <text:p text:style-name="P21"><text:span text:style-name="T12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301" draw:text-style-name="P19" draw:layer="layout" svg:width="1.12cm" svg:height="0.768cm" svg:x="11.222cm" svg:y="14.182cm">
          <text:list text:style-name="L1">
            <text:list-header>
              <text:p text:style-name="P21"><text:span text:style-name="T4">{2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4.931cm" svg:height="10.337cm" svg:x="1.979cm" svg:y="2.067cm" draw:page-number="42" presentation:class="page"/>
          <draw:frame presentation:style-name="pr9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Minimizing DFA – Another Example" draw:style-name="dp1" draw:master-page-name="Title5" presentation:use-date-time-name="dtd1">
        <draw:custom-shape draw:name="Slide Number Placeholder 4" draw:style-name="gr302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Minimizing DFA – Another Example</text:span></text:p>
              </text:list-header>
            </text:list>
          </draw:text-box>
        </draw:frame>
        <draw:custom-shape draw:name="Oval 3" draw:style-name="gr303" draw:text-style-name="P19" draw:layer="layout" svg:width="0.846cm" svg:height="0.847cm" svg:x="2.752cm" svg:y="5.08cm">
          <text:list text:style-name="L1">
            <text:list-header>
              <text:p text:style-name="P21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304" draw:text-style-name="P19" xml:id="id28" draw:id="id28" draw:layer="layout" svg:width="0.847cm" svg:height="0.846cm" svg:x="5.715cm" svg:y="3.387cm">
          <text:list text:style-name="L1">
            <text:list-header>
              <text:p text:style-name="P21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305" draw:text-style-name="P19" xml:id="id29" draw:id="id29" draw:layer="layout" svg:width="0.847cm" svg:height="0.847cm" svg:x="5.715cm" svg:y="7.408cm">
          <text:list text:style-name="L1">
            <text:list-header>
              <text:p text:style-name="P21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6">
          <draw:custom-shape draw:name="Oval 7" draw:style-name="gr306" draw:text-style-name="P19" xml:id="id32" draw:id="id32" draw:layer="layout" svg:width="1.27cm" svg:height="1.27cm" svg:x="14.605cm" svg:y="15.24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8" draw:style-name="gr307" draw:text-style-name="P19" draw:layer="layout" svg:width="0.846cm" svg:height="0.847cm" svg:x="14.817cm" svg:y="15.451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name="Line 9" draw:style-name="gr14" draw:text-style-name="P20" draw:layer="layout" svg:x1="2.117cm" svg:y1="5.503cm" svg:x2="2.752cm" svg:y2="5.503cm">
          <text:p/>
        </draw:line>
        <draw:line draw:name="Line 10" draw:style-name="gr14" draw:text-style-name="P20" draw:layer="layout" svg:x1="3.387cm" svg:y1="5.08cm" svg:x2="5.715cm" svg:y2="4.022cm">
          <text:p/>
        </draw:line>
        <draw:line draw:name="Line 11" draw:style-name="gr14" draw:text-style-name="P20" draw:layer="layout" svg:x1="3.387cm" svg:y1="5.927cm" svg:x2="5.715cm" svg:y2="7.62cm">
          <text:p/>
        </draw:line>
        <draw:line draw:name="Line 12" draw:style-name="gr14" draw:text-style-name="P20" draw:layer="layout" svg:x1="6.138cm" svg:y1="4.233cm" svg:x2="6.138cm" svg:y2="7.408cm">
          <text:p/>
        </draw:line>
        <draw:line draw:name="Line 13" draw:style-name="gr14" draw:text-style-name="P20" draw:layer="layout" svg:x1="6.562cm" svg:y1="7.619cm" svg:x2="9.313cm" svg:y2="5.926cm">
          <text:p/>
        </draw:line>
        <draw:line draw:name="Line 14" draw:style-name="gr14" draw:text-style-name="P20" draw:layer="layout" svg:x1="9.312cm" svg:y1="5.08cm" svg:x2="6.561cm" svg:y2="4.022cm">
          <text:p/>
        </draw:line>
        <draw:connector draw:name="AutoShape 15" draw:style-name="gr63" draw:text-style-name="P20" draw:layer="layout" draw:type="curve" svg:x1="6.438cm" svg:y1="3.511cm" svg:x2="5.839cm" svg:y2="3.511cm" draw:start-shape="id28" draw:start-glue-point="11" draw:end-shape="id28" draw:end-glue-point="5" svg:d="M6438 3511c0-205-599-205-599 0" svg:viewBox="0 0 600 155">
          <text:p/>
        </draw:connector>
        <draw:connector draw:name="AutoShape 16" draw:style-name="gr63" draw:text-style-name="P20" draw:layer="layout" draw:type="curve" svg:x1="5.839cm" svg:y1="8.131cm" svg:x2="6.438cm" svg:y2="8.131cm" draw:start-shape="id29" draw:start-glue-point="7" draw:end-shape="id29" draw:end-glue-point="9" svg:d="M5839 8131c0 204 599 204 599 0" svg:viewBox="0 0 600 154">
          <text:p/>
        </draw:connector>
        <draw:connector draw:name="AutoShape 17" draw:style-name="gr63" draw:text-style-name="P20" draw:layer="layout" draw:type="curve" svg:x1="9.736cm" svg:y1="6.137cm" svg:x2="6.56cm" svg:y2="8.043cm" svg:d="M9736 6137c0 953-1588 1906-3176 1906" svg:viewBox="0 0 3177 1907">
          <text:p/>
        </draw:connector>
        <draw:custom-shape draw:name="Text Box 18" draw:style-name="gr308" draw:text-style-name="P19" draw:layer="layout" svg:width="0.786cm" svg:height="0.937cm" svg:x="5.719cm" svg:y="8.678cm">
          <text:list text:style-name="L1">
            <text:list-header>
              <text:p text:style-name="P21"><text:span text:style-name="T12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309" draw:text-style-name="P19" draw:layer="layout" svg:width="0.794cm" svg:height="0.937cm" svg:x="4.233cm" svg:y="6.138cm">
          <text:list text:style-name="L1">
            <text:list-header>
              <text:p text:style-name="P21"><text:span text:style-name="T12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310" draw:text-style-name="P19" draw:layer="layout" svg:width="0.786cm" svg:height="0.937cm" svg:x="8.47cm" svg:y="7.197cm">
          <text:list text:style-name="L1">
            <text:list-header>
              <text:p text:style-name="P21"><text:span text:style-name="T12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311" draw:text-style-name="P19" draw:layer="layout" svg:width="0.752cm" svg:height="0.937cm" svg:x="7.413cm" svg:y="5.927cm">
          <text:list text:style-name="L1">
            <text:list-header>
              <text:p text:style-name="P21"><text:span text:style-name="T12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312" draw:text-style-name="P19" draw:layer="layout" svg:width="0.752cm" svg:height="0.937cm" svg:x="7.625cm" svg:y="3.81cm">
          <text:list text:style-name="L1">
            <text:list-header>
              <text:p text:style-name="P21"><text:span text:style-name="T12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313" draw:text-style-name="P19" draw:layer="layout" svg:width="0.752cm" svg:height="0.937cm" svg:x="6.143cm" svg:y="2.54cm">
          <text:list text:style-name="L1">
            <text:list-header>
              <text:p text:style-name="P21"><text:span text:style-name="T12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314" draw:text-style-name="P19" draw:layer="layout" svg:width="0.752cm" svg:height="0.937cm" svg:x="4.027cm" svg:y="3.81cm">
          <text:list text:style-name="L1">
            <text:list-header>
              <text:p text:style-name="P21"><text:span text:style-name="T12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315" draw:text-style-name="P19" draw:layer="layout" svg:width="0.786cm" svg:height="0.937cm" svg:x="5.93cm" svg:y="5.292cm">
          <text:list text:style-name="L1">
            <text:list-header>
              <text:p text:style-name="P21"><text:span text:style-name="T12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316" draw:text-style-name="P19" draw:layer="layout" svg:width="0.786cm" svg:height="0.937cm" svg:x="9.317cm" svg:y="5.08cm">
          <text:list text:style-name="L1">
            <text:list-header>
              <text:p text:style-name="P21"><text:span text:style-name="T1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317" draw:text-style-name="P19" draw:layer="layout" svg:width="0.786cm" svg:height="0.937cm" svg:x="5.719cm" svg:y="7.408cm">
          <text:list text:style-name="L1">
            <text:list-header>
              <text:p text:style-name="P21"><text:span text:style-name="T1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318" draw:text-style-name="P19" draw:layer="layout" svg:width="0.786cm" svg:height="0.937cm" svg:x="5.719cm" svg:y="3.387cm">
          <text:list text:style-name="L1">
            <text:list-header>
              <text:p text:style-name="P21"><text:span text:style-name="T1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319" draw:text-style-name="P19" draw:layer="layout" svg:width="0.786cm" svg:height="0.937cm" svg:x="2.755cm" svg:y="5.08cm">
          <text:list text:style-name="L1">
            <text:list-header>
              <text:p text:style-name="P21"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320" draw:text-style-name="P63" draw:layer="layout" svg:width="9.358cm" svg:height="1.277cm" svg:x="11.857cm" svg:y="4.445cm">
          <text:list text:style-name="L1">
            <text:list-header>
              <text:p text:style-name="P49"><text:span text:style-name="T3">Groups: <text:s text:c="4"/>{1,2,3}</text:span><text:span text:style-name="T3"><text:tab/></text:span><text:span text:style-name="T3">{4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321" draw:text-style-name="P63" draw:layer="layout" svg:width="4.249cm" svg:height="3.563cm" svg:x="22.44cm" svg:y="6.138cm">
          <text:list text:style-name="L1">
            <text:list-header>
              <text:p text:style-name="P49"><text:span text:style-name="T3"><text:s text:c="2"/></text:span><text:span text:style-name="T27">a <text:s text:c="6"/></text:span><text:span text:style-name="T27"><text:tab/></text:span><text:span text:style-name="T27"> <text:s/>b </text:span></text:p>
              <text:p text:style-name="P49"><text:span text:style-name="T8">1-&gt;2</text:span><text:span text:style-name="T8"><text:tab/></text:span><text:span text:style-name="T8">1-&gt;3</text:span></text:p>
              <text:p text:style-name="P49"><text:span text:style-name="T8">2-&gt;2</text:span><text:span text:style-name="T8"><text:tab/></text:span><text:span text:style-name="T8">2-&gt;3</text:span></text:p>
              <text:p text:style-name="P49"><text:span text:style-name="T8">3-&gt;4</text:span><text:span text:style-name="T8"><text:tab/></text:span><text:span text:style-name="T8">3-&gt;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2" draw:style-name="gr14" draw:text-style-name="P20" draw:layer="layout" svg:x1="16.933cm" svg:y1="5.927cm" svg:x2="13.123cm" svg:y2="6.562cm">
          <text:p/>
        </draw:line>
        <draw:line draw:name="Line 33" draw:style-name="gr14" draw:text-style-name="P20" draw:layer="layout" svg:x1="16.933cm" svg:y1="5.927cm" svg:x2="20.108cm" svg:y2="6.562cm">
          <text:p/>
        </draw:line>
        <draw:custom-shape draw:name="Text Box 34" draw:style-name="gr322" draw:text-style-name="P19" draw:layer="layout" svg:width="2.373cm" svg:height="1.277cm" svg:x="12.069cm" svg:y="6.35cm">
          <text:list text:style-name="L1">
            <text:list-header>
              <text:p text:style-name="P21"><text:span text:style-name="T3">{1,2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323" draw:text-style-name="P19" draw:layer="layout" svg:width="1.738cm" svg:height="1.277cm" svg:x="19.054cm" svg:y="6.35cm">
          <text:list text:style-name="L1">
            <text:list-header>
              <text:p text:style-name="P21"><text:span text:style-name="T3">{3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324" draw:text-style-name="P19" draw:layer="layout" svg:width="5.739cm" svg:height="1.023cm" svg:x="10.58cm" svg:y="7.197cm">
          <text:list text:style-name="L1">
            <text:list-header>
              <text:p text:style-name="P21"><text:span text:style-name="T8">no more partitio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7" draw:style-name="gr325" draw:text-style-name="P19" draw:layer="layout" svg:width="8.6cm" svg:height="1.277cm" svg:x="1.268cm" svg:y="11.007cm">
          <text:list text:style-name="L1">
            <text:list-header>
              <text:p text:style-name="P21"><text:span text:style-name="T3">So, the minimized DF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8" draw:style-name="gr326" draw:text-style-name="P19" draw:layer="layout" svg:width="1.438cm" svg:height="0.768cm" svg:x="10.587cm" svg:y="13.97cm">
          <text:list text:style-name="L1">
            <text:list-header>
              <text:p text:style-name="P21"><text:span text:style-name="T4">{1,2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39" draw:style-name="gr327" draw:text-style-name="P19" xml:id="id30" draw:id="id30" draw:layer="layout" svg:width="0.847cm" svg:height="0.847cm" svg:x="10.795cm" svg:y="13.97cm">
          <text:list text:style-name="L1">
            <text:list-header>
              <text:p text:style-name="P21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0" draw:style-name="gr328" draw:text-style-name="P19" xml:id="id31" draw:id="id31" draw:layer="layout" svg:width="0.846cm" svg:height="0.847cm" svg:x="14.817cm" svg:y="12.488cm">
          <text:list text:style-name="L1">
            <text:list-header>
              <text:p text:style-name="P21"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41">
          <draw:custom-shape draw:name="Oval 42" draw:style-name="gr329" draw:text-style-name="P19" draw:layer="layout" svg:width="1.27cm" svg:height="1.27cm" svg:x="9.102cm" svg:y="4.868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43" draw:style-name="gr330" draw:text-style-name="P19" draw:layer="layout" svg:width="0.846cm" svg:height="0.847cm" svg:x="9.314cm" svg:y="5.079cm">
            <text:list text:style-name="L1">
              <text:list-header>
                <text:p text:style-name="P21"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name="Line 44" draw:style-name="gr14" draw:text-style-name="P20" draw:layer="layout" svg:x1="11.642cm" svg:y1="14.181cm" svg:x2="14.817cm" svg:y2="13.122cm">
          <text:p/>
        </draw:line>
        <draw:line draw:name="Line 45" draw:style-name="gr14" draw:text-style-name="P20" draw:layer="layout" svg:x1="14.604cm" svg:y1="15.875cm" svg:x2="11.641cm" svg:y2="14.817cm">
          <text:p/>
        </draw:line>
        <draw:line draw:name="Line 46" draw:style-name="gr14" draw:text-style-name="P20" draw:layer="layout" svg:x1="15.24cm" svg:y1="13.335cm" svg:x2="15.24cm" svg:y2="15.24cm">
          <text:p/>
        </draw:line>
        <draw:connector draw:name="AutoShape 47" draw:style-name="gr63" draw:text-style-name="P20" draw:layer="layout" draw:type="curve" svg:x1="11.518cm" svg:y1="14.094cm" svg:x2="10.919cm" svg:y2="14.094cm" draw:start-shape="id30" draw:start-glue-point="11" draw:end-shape="id30" draw:end-glue-point="5" svg:d="M11518 14094c0-208-599-208-599 0" svg:viewBox="0 0 600 157">
          <text:p/>
        </draw:connector>
        <draw:connector draw:name="AutoShape 48" draw:style-name="gr63" draw:text-style-name="P20" draw:layer="layout" draw:type="curve" svg:x1="15.539cm" svg:y1="12.612cm" svg:x2="14.941cm" svg:y2="12.612cm" draw:start-shape="id31" draw:start-glue-point="11" draw:end-shape="id31" draw:end-glue-point="5" svg:d="M15539 12612c0-208-598-208-598 0" svg:viewBox="0 0 599 157">
          <text:p/>
        </draw:connector>
        <draw:connector draw:name="AutoShape 49" draw:style-name="gr63" draw:text-style-name="P20" draw:layer="layout" draw:type="curve" svg:x1="15.875cm" svg:y1="15.875cm" svg:x2="15.663cm" svg:y2="12.912cm" draw:start-shape="id32" draw:start-glue-point="10" draw:end-shape="id31" draw:end-glue-point="10" svg:d="M15875 15875c19 0 125-2963-212-2963" svg:viewBox="0 0 244 2964">
          <text:p/>
        </draw:connector>
        <draw:line draw:name="Line 50" draw:style-name="gr14" draw:text-style-name="P20" draw:layer="layout" svg:x1="9.737cm" svg:y1="14.393cm" svg:x2="10.795cm" svg:y2="14.393cm">
          <text:p/>
        </draw:line>
        <draw:custom-shape draw:name="Text Box 51" draw:style-name="gr331" draw:text-style-name="P19" draw:layer="layout" svg:width="1.12cm" svg:height="0.768cm" svg:x="14.609cm" svg:y="15.452cm">
          <text:list text:style-name="L1">
            <text:list-header>
              <text:p text:style-name="P21"><text:span text:style-name="T4">{4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2" draw:style-name="gr332" draw:text-style-name="P19" draw:layer="layout" svg:width="1.12cm" svg:height="0.768cm" svg:x="14.609cm" svg:y="12.488cm">
          <text:list text:style-name="L1">
            <text:list-header>
              <text:p text:style-name="P21"><text:span text:style-name="T4">{3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4" draw:style-name="gr333" draw:text-style-name="P19" draw:layer="layout" svg:width="0.786cm" svg:height="0.937cm" svg:x="12.704cm" svg:y="12.912cm">
          <text:list text:style-name="L1">
            <text:list-header>
              <text:p text:style-name="P21"><text:span text:style-name="T12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5" draw:style-name="gr334" draw:text-style-name="P19" draw:layer="layout" svg:width="0.752cm" svg:height="0.937cm" svg:x="15.033cm" svg:y="13.758cm">
          <text:list text:style-name="L1">
            <text:list-header>
              <text:p text:style-name="P21"><text:span text:style-name="T12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335" draw:text-style-name="P19" draw:layer="layout" svg:width="0.752cm" svg:height="0.937cm" svg:x="12.705cm" svg:y="15.24cm">
          <text:list text:style-name="L1">
            <text:list-header>
              <text:p text:style-name="P21"><text:span text:style-name="T12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7" draw:style-name="gr336" draw:text-style-name="P19" draw:layer="layout" svg:width="0.752cm" svg:height="0.937cm" svg:x="10.8cm" svg:y="12.7cm">
          <text:list text:style-name="L1">
            <text:list-header>
              <text:p text:style-name="P21"><text:span text:style-name="T12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8" draw:style-name="gr337" draw:text-style-name="P19" draw:layer="layout" svg:width="0.786cm" svg:height="0.937cm" svg:x="16.302cm" svg:y="13.97cm">
          <text:list text:style-name="L1">
            <text:list-header>
              <text:p text:style-name="P21"><text:span text:style-name="T12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9" draw:style-name="gr338" draw:text-style-name="P19" draw:layer="layout" svg:width="0.786cm" svg:height="0.937cm" svg:x="14.82cm" svg:y="11.218cm">
          <text:list text:style-name="L1">
            <text:list-header>
              <text:p text:style-name="P21"><text:span text:style-name="T12">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5" draw:layer="layout" svg:width="14.931cm" svg:height="10.337cm" svg:x="1.979cm" svg:y="2.067cm" draw:page-number="43" presentation:class="page"/>
          <draw:frame presentation:style-name="pr9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Some Other Issues in Lexical Analyzer" draw:style-name="dp1" draw:master-page-name="Title1" presentation:use-date-time-name="dtd1">
        <draw:custom-shape draw:name="Slide Number Placeholder 5" draw:style-name="gr339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Some Other Issues in Lexical Analyzer</text:span></text:p>
              </text:list-header>
            </text:list>
          </draw:text-box>
        </draw:frame>
        <draw:frame presentation:style-name="pr5" draw:text-style-name="P4" draw:layer="layout" svg:width="26.035cm" svg:height="14.181cm" svg:x="1.057cm" svg:y="3.386cm" presentation:class="outline" presentation:user-transformed="true">
          <draw:text-box>
            <text:list text:style-name="L3">
              <text:list-item>
                <text:p text:style-name="P5"><text:span text:style-name="T3">The lexical analyzer has to recognize the longest possible string.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Ex: <text:s/>identifier </text:span><text:span text:style-name="T44">newval</text:span><text:span text:style-name="T3"> <text:s/>-- <text:s text:c="2"/></text:span><text:span text:style-name="T44">n <text:s text:c="2"/>ne <text:s/>new <text:s/>newv <text:s/>newva <text:s/>newval</text:span></text:p>
                  </text:list-item>
                </text:list>
              </text:list-item>
            </text:list>
            <text:list text:style-name="L16">
              <text:list-header>
                <text:p text:style-name="P48"><text:span text:style-name="T44"/></text:p>
              </text:list-header>
            </text:list>
            <text:list text:style-name="L3">
              <text:list-item>
                <text:p text:style-name="P5"><text:span text:style-name="T3">What is the end of a token? Is there any character which marks the end of a token?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It is normally not defined. </text:span></text:p>
                  </text:list-item>
                  <text:list-item>
                    <text:p text:style-name="P10"><text:span text:style-name="T3">If the number of characters in a token is fixed, in that case no problem: <text:s/>+ - <text:s/></text:span></text:p>
                  </text:list-item>
                  <text:list-item>
                    <text:p text:style-name="P10"><text:span text:style-name="T3">But &lt; <text:s/></text:span><text:span text:style-name="T34"></text:span><text:span text:style-name="T3"> <text:s text:c="4"/>&lt; <text:s text:c="3"/>or <text:s/>&lt;&gt; <text:s/>(in Pascal)</text:span></text:p>
                  </text:list-item>
                  <text:list-item>
                    <text:p text:style-name="P10"><text:span text:style-name="T3">The end of an identifier : the characters cannot be in an identifier can mark the end of token.</text:span></text:p>
                  </text:list-item>
                  <text:list-item>
                    <text:p text:style-name="P10"><text:span text:style-name="T3">We may need a lookhead</text:span></text:p>
                    <text:list>
                      <text:list-item>
                        <text:p text:style-name="P64"><text:span text:style-name="T3">In Prolog: <text:s text:c="2"/></text:span><text:span text:style-name="T3"><text:tab/></text:span><text:span text:style-name="T3">p :- X is 1. <text:s text:c="7"/></text:span><text:span text:style-name="T3"><text:tab/></text:span><text:span text:style-name="T3">p :- X is 1.5.</text:span><text:span text:style-name="T3"><text:tab/></text:span><text:span text:style-name="T3"><text:tab/></text:span><text:span text:style-name="T3"><text:tab/></text:span><text:span text:style-name="T3"><text:tab/></text:span><text:span text:style-name="T3"> <text:s/>The dot <text:s/>followed by a white space character can mark the end of a number. <text:s text:c="30"/>But if that is not the case, the dot must be treated as a part of the numbe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931cm" svg:height="10.337cm" svg:x="1.979cm" svg:y="2.067cm" draw:page-number="44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draw:page draw:name="Some Other Issues in Lexical Analyzer (cont.)" draw:style-name="dp1" draw:master-page-name="Title1" presentation:use-date-time-name="dtd1">
        <draw:custom-shape draw:name="Slide Number Placeholder 5" draw:style-name="gr340" draw:text-style-name="P2" draw:layer="layout" svg:width="5.732cm" svg:height="0.635cm" svg:x="21.167cm" svg:y="17.992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4" draw:layer="layout" svg:width="26.035cm" svg:height="2.54cm" svg:x="1.057cm" svg:y="0.423cm" presentation:class="title" presentation:user-transformed="true">
          <draw:text-box>
            <text:list text:style-name="L2">
              <text:list-header>
                <text:p text:style-name="P3"><text:span text:style-name="T3">Some Other Issues in Lexical Analyzer (cont.)</text:span></text:p>
              </text:list-header>
            </text:list>
          </draw:text-box>
        </draw:frame>
        <draw:frame presentation:style-name="pr5" draw:text-style-name="P4" draw:layer="layout" svg:width="26.035cm" svg:height="14.181cm" svg:x="1.057cm" svg:y="3.386cm" presentation:class="outline" presentation:user-transformed="true">
          <draw:text-box>
            <text:list text:style-name="L3">
              <text:list-item>
                <text:p text:style-name="P5"><text:span text:style-name="T3">Skipping comment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Normally we don’t return a comment as a token.</text:span></text:p>
                  </text:list-item>
                  <text:list-item>
                    <text:p text:style-name="P10"><text:span text:style-name="T3">We skip a comment and return the next token (which is not a comment) to the parser.</text:span></text:p>
                  </text:list-item>
                  <text:list-item>
                    <text:p text:style-name="P10"><text:span text:style-name="T3">So, the comments are only processed by the lexical analyzer, and the don’t complicate <text:s text:c="4"/>the syntax of the language.</text:span></text:p>
                  </text:list-item>
                </text:list>
              </text:list-item>
            </text:list>
            <text:list text:style-name="L3">
              <text:list-header>
                <text:p text:style-name="P5"><text:span text:style-name="T3"/></text:p>
              </text:list-header>
              <text:list-item>
                <text:p text:style-name="P5"><text:span text:style-name="T3">Symbol table interfac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3">symbol table holds information about tokens (at least lexeme of identifiers)</text:span></text:p>
                  </text:list-item>
                  <text:list-item>
                    <text:p text:style-name="P10"><text:span text:style-name="T3">how to implement the symbol table, and what kind of operations.</text:span></text:p>
                    <text:list>
                      <text:list-item>
                        <text:p text:style-name="P22"><text:span text:style-name="T3">hash table – open addressing, chaining</text:span></text:p>
                      </text:list-item>
                      <text:list-item>
                        <text:p text:style-name="P22"><text:span text:style-name="T3">putting into the hash table, finding the position of a token from its lexeme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5"><text:span text:style-name="T3"/></text:p>
              </text:list-header>
              <text:list-item>
                <text:p text:style-name="P5"><text:span text:style-name="T3">Positions of <text:s/>the tokens in the file (for the error handling).</text:span></text:p>
              </text:list-item>
            </text:list>
          </draw:text-box>
        </draw:frame>
        <presentation:notes draw:style-name="dp3">
          <draw:page-thumbnail draw:style-name="gr5" draw:layer="layout" svg:width="14.931cm" svg:height="10.337cm" svg:x="1.979cm" svg:y="2.067cm" draw:page-number="45" presentation:class="page"/>
          <draw:frame presentation:style-name="pr6" draw:text-style-name="P11" draw:layer="layout" svg:width="13.846cm" svg:height="12.4cm" svg:x="2.518cm" svg:y="13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4" draw:display-name="Dashed (var) 4" draw:style="rect" draw:dots1="1" draw:dots1-length="0.026cm" draw:dots2="1" draw:dots2-length="0.105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bold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23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23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23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4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23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5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23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6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23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7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graphic-properties>
        <text:list-style style:name="Title7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23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8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graphic-properties>
        <text:list-style style:name="Title8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23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graphic-properties>
        <text:list-style style:name="Title9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23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05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59cm" fo:min-width="0cm" fo:padding-top="0.124cm" fo:padding-bottom="0.124cm" fo:padding-left="0.249cm" fo:padding-right="0.249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59cm" fo:min-width="0cm" fo:padding-top="0.124cm" fo:padding-bottom="0.124cm" fo:padding-left="0.249cm" fo:padding-right="0.249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0.636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7cm" fo:padding-bottom="0.127cm" fo:padding-left="0.254cm" fo:padding-right="0.254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7cm" fo:padding-bottom="0.127cm" fo:padding-left="0.254cm" fo:padding-right="0.254cm" fo:wrap-option="wrap" draw:shadow-color="#808080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7cm" fo:padding-bottom="0.127cm" fo:padding-left="0.254cm" fo:padding-right="0.254cm" fo:wrap-option="wrap" draw:shadow-color="#808080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7cm" fo:padding-bottom="0.127cm" fo:padding-left="0.254cm" fo:padding-right="0.254cm" fo:wrap-option="wrap" draw:shadow-color="#808080"/>
    </style:style>
    <style:style style:name="Mpr3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7cm" fo:padding-bottom="0.127cm" fo:padding-left="0.254cm" fo:padding-right="0.254cm" fo:wrap-option="wrap" draw:shadow-color="#808080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7cm" fo:padding-bottom="0.127cm" fo:padding-left="0.254cm" fo:padding-right="0.254cm" fo:wrap-option="wrap" draw:shadow-color="#808080"/>
    </style:style>
    <style:style style:name="Mpr5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7cm" fo:padding-bottom="0.127cm" fo:padding-left="0.254cm" fo:padding-right="0.254cm" fo:wrap-option="wrap" draw:shadow-color="#808080"/>
    </style:style>
    <style:style style:name="Mpr6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7cm" fo:padding-bottom="0.127cm" fo:padding-left="0.254cm" fo:padding-right="0.254cm" fo:wrap-option="wrap" draw:shadow-color="#808080"/>
    </style:style>
    <style:style style:name="Mpr7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7cm" fo:padding-bottom="0.127cm" fo:padding-left="0.254cm" fo:padding-right="0.254cm" fo:wrap-option="wrap" draw:shadow-color="#808080"/>
    </style:style>
    <style:style style:name="Mpr8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7cm" fo:padding-bottom="0.127cm" fo:padding-left="0.254cm" fo:padding-right="0.254cm" fo:wrap-option="wrap" draw:shadow-color="#808080"/>
    </style:style>
    <style:style style:name="Mpr9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7cm" fo:padding-bottom="0.127cm" fo:padding-left="0.254cm" fo:padding-right="0.254cm" fo:wrap-option="wrap" draw:shadow-color="#808080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7cm" fo:padding-bottom="0.127cm" fo:padding-left="0.254cm" fo:padding-right="0.254cm" fo:wrap-option="wrap" draw:shadow-color="#808080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7cm" fo:padding-bottom="0.127cm" fo:padding-left="0.254cm" fo:padding-right="0.254cm" fo:wrap-option="wrap" draw:shadow-color="#808080"/>
    </style:style>
    <style:style style:name="Mpr12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7cm" fo:padding-bottom="0.127cm" fo:padding-left="0.254cm" fo:padding-right="0.254cm" fo:wrap-option="wrap" draw:shadow-color="#808080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7cm" fo:padding-bottom="0.127cm" fo:padding-left="0.254cm" fo:padding-right="0.254cm" fo:wrap-option="wrap" draw:shadow-color="#808080"/>
    </style:style>
    <style:style style:name="Mpr14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7cm" fo:padding-bottom="0.127cm" fo:padding-left="0.254cm" fo:padding-right="0.254cm" fo:wrap-option="wrap" draw:shadow-color="#808080"/>
    </style:style>
    <style:style style:name="Mpr15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7cm" fo:padding-bottom="0.127cm" fo:padding-left="0.254cm" fo:padding-right="0.254cm" fo:wrap-option="wrap" draw:shadow-color="#808080"/>
    </style:style>
    <style:style style:name="Mpr16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7cm" fo:padding-bottom="0.127cm" fo:padding-left="0.254cm" fo:padding-right="0.254cm" fo:wrap-option="wrap" draw:shadow-color="#808080"/>
    </style:style>
    <style:style style:name="Mpr17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7cm" fo:padding-bottom="0.127cm" fo:padding-left="0.254cm" fo:padding-right="0.254cm" fo:wrap-option="wrap" draw:shadow-color="#808080"/>
    </style:style>
    <style:style style:name="Mpr18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7cm" fo:padding-bottom="0.127cm" fo:padding-left="0.254cm" fo:padding-right="0.254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8pt" fo:language="en" fo:country="US" style:font-size-asian="8pt" style:language-asian="en" style:country-asian="US" style:font-size-complex="8pt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7cm" svg:x="0cm" svg:y="0cm">
        <text:p/>
      </draw:rect>
      <draw:frame draw:style-name="Mgr2" draw:text-style-name="MP3" draw:layer="backgroundobjects" svg:width="8.18cm" svg:height="1.358cm" svg:x="0cm" svg:y="0cm" presentation:class="header">
        <draw:text-box>
          <text:list text:style-name="ML1">
            <text:list-header>
              <text:p text:style-name="MP2"><text:span text:style-name="MT1">lec00-outline</text:span></text:p>
            </text:list-header>
          </text:list>
        </draw:text-box>
      </draw:frame>
      <draw:frame draw:style-name="Mgr2" draw:text-style-name="MP5" draw:layer="backgroundobjects" svg:width="8.175cm" svg:height="1.358cm" svg:x="10.6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3" draw:text-style-name="MP3" draw:layer="backgroundobjects" svg:width="8.18cm" svg:height="1.358cm" svg:x="0cm" svg:y="26.216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5" draw:layer="backgroundobjects" svg:width="8.175cm" svg:height="1.358cm" svg:x="10.64cm" svg:y="26.21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9cm" svg:height="5.495cm" svg:x="1cm" svg:y="3.099cm"/>
      <draw:page-thumbnail draw:layer="backgroundobjects" svg:width="7.939cm" svg:height="5.495cm" svg:x="1cm" svg:y="11.037cm"/>
      <draw:page-thumbnail draw:layer="backgroundobjects" svg:width="7.939cm" svg:height="5.495cm" svg:x="1cm" svg:y="18.975cm"/>
      <draw:page-thumbnail draw:layer="backgroundobjects" svg:width="7.939cm" svg:height="5.495cm" svg:x="9.94cm" svg:y="3.099cm"/>
      <draw:page-thumbnail draw:layer="backgroundobjects" svg:width="7.939cm" svg:height="5.495cm" svg:x="9.94cm" svg:y="11.037cm"/>
      <draw:page-thumbnail draw:layer="backgroundobjects" svg:width="7.939cm" svg:height="5.495cm" svg:x="9.94cm" svg:y="18.975cm"/>
    </style:handout-master>
    <style:master-page style:name="Default" style:page-layout-name="PM1" draw:style-name="Mdp1">
      <draw:frame presentation:style-name="Default-title" draw:layer="backgroundobjects" svg:width="26.035cm" svg:height="2.54cm" svg:x="1.057cm" svg:y="0.423cm" presentation:class="title" presentation:placeholder="true">
        <draw:text-box/>
      </draw:frame>
      <draw:frame presentation:style-name="Default-outline1" draw:layer="backgroundobjects" svg:width="26.035cm" svg:height="14.181cm" svg:x="1.057cm" svg:y="3.386cm" presentation:class="outline" presentation:placeholder="true">
        <draw:text-box/>
      </draw:frame>
      <draw:frame draw:style-name="Mgr4" draw:text-style-name="MP3" draw:layer="backgroundobjects" svg:width="5.733cm" svg:height="0.635cm" svg:x="1.057cm" svg:y="17.991cm" presentation:class="date-time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draw:style-name="Mgr4" draw:text-style-name="MP7" draw:layer="backgroundobjects" svg:width="10.319cm" svg:height="0.635cm" svg:x="8.483cm" svg:y="17.991cm" presentation:class="footer">
        <draw:text-box>
          <text:list text:style-name="ML1">
            <text:list-header>
              <text:p text:style-name="MP6"><text:span text:style-name="MT2">CS416 Compiler Design</text:span></text:p>
            </text:list-header>
          </text:list>
        </draw:text-box>
      </draw:frame>
      <draw:frame draw:style-name="Mgr4" draw:text-style-name="MP5" draw:layer="backgroundobjects" svg:width="5.732cm" svg:height="0.635cm" svg:x="21.167cm" svg:y="17.991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draw:style-name="Mgr5" draw:text-style-name="MP3" draw:layer="backgroundobjects" svg:width="8.18cm" svg:height="1.38cm" svg:x="0cm" svg:y="0cm" presentation:class="header">
          <draw:text-box>
            <text:list text:style-name="ML1">
              <text:list-header>
                <text:p text:style-name="MP2"><text:span text:style-name="MT3">lec00-outline</text:span></text:p>
              </text:list-header>
            </text:list>
          </draw:text-box>
        </draw:frame>
        <draw:frame draw:style-name="Mgr5" draw:text-style-name="MP5" draw:layer="backgroundobjects" svg:width="8.18cm" svg:height="1.38cm" svg:x="10.702cm" svg:y="0cm" presentation:class="date-time">
          <draw:text-box>
            <text:list text:style-name="ML1">
              <text:list-header>
                <text:p text:style-name="MP4"><text:span text:style-name="MT3"><text:date style:data-style-name="D6" text:date-value="2020-01-24">January 24, 2020</text:date></text:span></text:p>
              </text:list-header>
            </text:list>
          </draw:text-box>
        </draw:frame>
        <draw:page-thumbnail presentation:style-name="Default-title" draw:layer="backgroundobjects" svg:width="14.931cm" svg:height="10.337cm" svg:x="1.979cm" svg:y="2.067cm" presentation:class="page"/>
        <draw:frame presentation:style-name="Default-notes" draw:layer="backgroundobjects" svg:width="13.846cm" svg:height="12.4cm" svg:x="2.518cm" svg:y="13.106cm" presentation:class="notes" presentation:placeholder="true">
          <draw:text-box/>
        </draw:frame>
        <draw:frame draw:style-name="Mgr6" draw:text-style-name="MP3" draw:layer="backgroundobjects" svg:width="8.18cm" svg:height="1.38cm" svg:x="0cm" svg:y="26.194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6" draw:text-style-name="MP5" draw:layer="backgroundobjects" svg:width="8.18cm" svg:height="1.38cm" svg:x="10.702cm" svg:y="26.194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6.035cm" svg:height="2.54cm" svg:x="1.057cm" svg:y="0.423cm" presentation:class="title" presentation:placeholder="true">
        <draw:text-box/>
      </draw:frame>
      <draw:frame presentation:style-name="Title1-outline1" draw:layer="backgroundobjects" svg:width="26.035cm" svg:height="14.181cm" svg:x="1.057cm" svg:y="3.386cm" presentation:class="outline" presentation:placeholder="true">
        <draw:text-box/>
      </draw:frame>
      <draw:frame draw:style-name="Mgr4" draw:text-style-name="MP3" draw:layer="backgroundobjects" svg:width="5.733cm" svg:height="0.635cm" svg:x="1.057cm" svg:y="17.991cm" presentation:class="date-time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draw:style-name="Mgr4" draw:text-style-name="MP5" draw:layer="backgroundobjects" svg:width="5.732cm" svg:height="0.635cm" svg:x="21.167cm" svg:y="17.991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1" draw:text-style-name="MP3" draw:layer="backgroundobjects" svg:width="8.18cm" svg:height="1.38cm" svg:x="0cm" svg:y="0cm" presentation:class="header">
          <draw:text-box>
            <text:list text:style-name="ML2">
              <text:list-header>
                <text:p text:style-name="MP2"><text:span text:style-name="MT3">lec00-outline</text:span></text:p>
              </text:list-header>
            </text:list>
          </draw:text-box>
        </draw:frame>
        <draw:frame presentation:style-name="Mpr1" draw:text-style-name="MP5" draw:layer="backgroundobjects" svg:width="8.18cm" svg:height="1.38cm" svg:x="10.702cm" svg:y="0cm" presentation:class="date-time">
          <draw:text-box>
            <text:list text:style-name="ML2">
              <text:list-header>
                <text:p text:style-name="MP4"><text:span text:style-name="MT3"><text:date style:data-style-name="D6" text:date-value="2020-01-24">January 24, 2020</text:date></text:span></text:p>
              </text:list-header>
            </text:list>
          </draw:text-box>
        </draw:frame>
        <draw:page-thumbnail presentation:style-name="Title1-title" draw:layer="backgroundobjects" svg:width="14.931cm" svg:height="10.337cm" svg:x="1.979cm" svg:y="2.067cm" presentation:class="page"/>
        <draw:frame presentation:style-name="Title1-notes" draw:layer="backgroundobjects" svg:width="13.846cm" svg:height="12.4cm" svg:x="2.518cm" svg:y="13.106cm" presentation:class="notes" presentation:placeholder="true">
          <draw:text-box/>
        </draw:frame>
        <draw:frame presentation:style-name="Mpr2" draw:text-style-name="MP3" draw:layer="backgroundobjects" svg:width="8.18cm" svg:height="1.38cm" svg:x="0cm" svg:y="26.194cm" presentation:class="footer">
          <draw:text-box>
            <text:p/>
          </draw:text-box>
        </draw:frame>
        <draw:frame presentation:style-name="Mpr2" draw:text-style-name="MP5" draw:layer="backgroundobjects" svg:width="8.18cm" svg:height="1.38cm" svg:x="10.702cm" svg:y="26.194cm" presentation:class="page-number">
          <draw:text-box>
            <text:list text:style-name="ML2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6.035cm" svg:height="2.54cm" svg:x="1.057cm" svg:y="0.423cm" presentation:class="title" presentation:placeholder="true">
        <draw:text-box/>
      </draw:frame>
      <draw:frame presentation:style-name="Title2-outline1" draw:layer="backgroundobjects" svg:width="26.035cm" svg:height="14.181cm" svg:x="1.057cm" svg:y="3.386cm" presentation:class="outline" presentation:placeholder="true">
        <draw:text-box/>
      </draw:frame>
      <draw:frame draw:style-name="Mgr4" draw:text-style-name="MP3" draw:layer="backgroundobjects" svg:width="5.733cm" svg:height="0.635cm" svg:x="1.057cm" svg:y="17.991cm" presentation:class="date-time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draw:style-name="Mgr4" draw:text-style-name="MP5" draw:layer="backgroundobjects" svg:width="5.732cm" svg:height="0.635cm" svg:x="21.167cm" svg:y="17.991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3" draw:text-style-name="MP3" draw:layer="backgroundobjects" svg:width="8.18cm" svg:height="1.38cm" svg:x="0cm" svg:y="0cm" presentation:class="header">
          <draw:text-box>
            <text:list text:style-name="ML2">
              <text:list-header>
                <text:p text:style-name="MP2"><text:span text:style-name="MT3">lec00-outline</text:span></text:p>
              </text:list-header>
            </text:list>
          </draw:text-box>
        </draw:frame>
        <draw:frame presentation:style-name="Mpr3" draw:text-style-name="MP5" draw:layer="backgroundobjects" svg:width="8.18cm" svg:height="1.38cm" svg:x="10.702cm" svg:y="0cm" presentation:class="date-time">
          <draw:text-box>
            <text:list text:style-name="ML2">
              <text:list-header>
                <text:p text:style-name="MP4"><text:span text:style-name="MT3"><text:date style:data-style-name="D6" text:date-value="2020-01-24">January 24, 2020</text:date></text:span></text:p>
              </text:list-header>
            </text:list>
          </draw:text-box>
        </draw:frame>
        <draw:page-thumbnail presentation:style-name="Title2-title" draw:layer="backgroundobjects" svg:width="14.931cm" svg:height="10.337cm" svg:x="1.979cm" svg:y="2.067cm" presentation:class="page"/>
        <draw:frame presentation:style-name="Title2-notes" draw:layer="backgroundobjects" svg:width="13.846cm" svg:height="12.4cm" svg:x="2.518cm" svg:y="13.106cm" presentation:class="notes" presentation:placeholder="true">
          <draw:text-box/>
        </draw:frame>
        <draw:frame presentation:style-name="Mpr4" draw:text-style-name="MP3" draw:layer="backgroundobjects" svg:width="8.18cm" svg:height="1.38cm" svg:x="0cm" svg:y="26.194cm" presentation:class="footer">
          <draw:text-box>
            <text:p/>
          </draw:text-box>
        </draw:frame>
        <draw:frame presentation:style-name="Mpr4" draw:text-style-name="MP5" draw:layer="backgroundobjects" svg:width="8.18cm" svg:height="1.38cm" svg:x="10.702cm" svg:y="26.194cm" presentation:class="page-number">
          <draw:text-box>
            <text:list text:style-name="ML2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presentation:style-name="Title3-title" draw:layer="backgroundobjects" svg:width="26.035cm" svg:height="2.54cm" svg:x="1.057cm" svg:y="0.423cm" presentation:class="title" presentation:placeholder="true">
        <draw:text-box/>
      </draw:frame>
      <draw:frame presentation:style-name="Title3-outline1" draw:layer="backgroundobjects" svg:width="26.035cm" svg:height="14.181cm" svg:x="1.057cm" svg:y="3.386cm" presentation:class="outline" presentation:placeholder="true">
        <draw:text-box/>
      </draw:frame>
      <draw:frame draw:style-name="Mgr4" draw:text-style-name="MP3" draw:layer="backgroundobjects" svg:width="5.733cm" svg:height="0.635cm" svg:x="1.057cm" svg:y="17.991cm" presentation:class="date-time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draw:style-name="Mgr4" draw:text-style-name="MP5" draw:layer="backgroundobjects" svg:width="5.732cm" svg:height="0.635cm" svg:x="21.167cm" svg:y="17.991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5" draw:text-style-name="MP3" draw:layer="backgroundobjects" svg:width="8.18cm" svg:height="1.38cm" svg:x="0cm" svg:y="0cm" presentation:class="header">
          <draw:text-box>
            <text:list text:style-name="ML2">
              <text:list-header>
                <text:p text:style-name="MP2"><text:span text:style-name="MT3">lec00-outline</text:span></text:p>
              </text:list-header>
            </text:list>
          </draw:text-box>
        </draw:frame>
        <draw:frame presentation:style-name="Mpr5" draw:text-style-name="MP5" draw:layer="backgroundobjects" svg:width="8.18cm" svg:height="1.38cm" svg:x="10.702cm" svg:y="0cm" presentation:class="date-time">
          <draw:text-box>
            <text:list text:style-name="ML2">
              <text:list-header>
                <text:p text:style-name="MP4"><text:span text:style-name="MT3"><text:date style:data-style-name="D6" text:date-value="2020-01-24">January 24, 2020</text:date></text:span></text:p>
              </text:list-header>
            </text:list>
          </draw:text-box>
        </draw:frame>
        <draw:page-thumbnail presentation:style-name="Title3-title" draw:layer="backgroundobjects" svg:width="14.931cm" svg:height="10.337cm" svg:x="1.979cm" svg:y="2.067cm" presentation:class="page"/>
        <draw:frame presentation:style-name="Title3-notes" draw:layer="backgroundobjects" svg:width="13.846cm" svg:height="12.4cm" svg:x="2.518cm" svg:y="13.106cm" presentation:class="notes" presentation:placeholder="true">
          <draw:text-box/>
        </draw:frame>
        <draw:frame presentation:style-name="Mpr6" draw:text-style-name="MP3" draw:layer="backgroundobjects" svg:width="8.18cm" svg:height="1.38cm" svg:x="0cm" svg:y="26.194cm" presentation:class="footer">
          <draw:text-box>
            <text:p/>
          </draw:text-box>
        </draw:frame>
        <draw:frame presentation:style-name="Mpr6" draw:text-style-name="MP5" draw:layer="backgroundobjects" svg:width="8.18cm" svg:height="1.38cm" svg:x="10.702cm" svg:y="26.194cm" presentation:class="page-number">
          <draw:text-box>
            <text:list text:style-name="ML2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presentation:style-name="Title4-title" draw:layer="backgroundobjects" svg:width="26.035cm" svg:height="2.54cm" svg:x="1.057cm" svg:y="0.423cm" presentation:class="title" presentation:placeholder="true">
        <draw:text-box/>
      </draw:frame>
      <draw:frame presentation:style-name="Title4-outline1" draw:layer="backgroundobjects" svg:width="26.035cm" svg:height="14.181cm" svg:x="1.057cm" svg:y="3.386cm" presentation:class="outline" presentation:placeholder="true">
        <draw:text-box/>
      </draw:frame>
      <draw:frame draw:style-name="Mgr4" draw:text-style-name="MP3" draw:layer="backgroundobjects" svg:width="5.733cm" svg:height="0.635cm" svg:x="1.057cm" svg:y="17.991cm" presentation:class="date-time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draw:style-name="Mgr4" draw:text-style-name="MP5" draw:layer="backgroundobjects" svg:width="5.732cm" svg:height="0.635cm" svg:x="21.167cm" svg:y="17.991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7" draw:text-style-name="MP3" draw:layer="backgroundobjects" svg:width="8.18cm" svg:height="1.38cm" svg:x="0cm" svg:y="0cm" presentation:class="header">
          <draw:text-box>
            <text:list text:style-name="ML2">
              <text:list-header>
                <text:p text:style-name="MP2"><text:span text:style-name="MT3">lec00-outline</text:span></text:p>
              </text:list-header>
            </text:list>
          </draw:text-box>
        </draw:frame>
        <draw:frame presentation:style-name="Mpr7" draw:text-style-name="MP5" draw:layer="backgroundobjects" svg:width="8.18cm" svg:height="1.38cm" svg:x="10.702cm" svg:y="0cm" presentation:class="date-time">
          <draw:text-box>
            <text:list text:style-name="ML2">
              <text:list-header>
                <text:p text:style-name="MP4"><text:span text:style-name="MT3"><text:date style:data-style-name="D6" text:date-value="2020-01-24">January 24, 2020</text:date></text:span></text:p>
              </text:list-header>
            </text:list>
          </draw:text-box>
        </draw:frame>
        <draw:page-thumbnail presentation:style-name="Title4-title" draw:layer="backgroundobjects" svg:width="14.931cm" svg:height="10.337cm" svg:x="1.979cm" svg:y="2.067cm" presentation:class="page"/>
        <draw:frame presentation:style-name="Title4-notes" draw:layer="backgroundobjects" svg:width="13.846cm" svg:height="12.4cm" svg:x="2.518cm" svg:y="13.106cm" presentation:class="notes" presentation:placeholder="true">
          <draw:text-box/>
        </draw:frame>
        <draw:frame presentation:style-name="Mpr8" draw:text-style-name="MP3" draw:layer="backgroundobjects" svg:width="8.18cm" svg:height="1.38cm" svg:x="0cm" svg:y="26.194cm" presentation:class="footer">
          <draw:text-box>
            <text:p/>
          </draw:text-box>
        </draw:frame>
        <draw:frame presentation:style-name="Mpr8" draw:text-style-name="MP5" draw:layer="backgroundobjects" svg:width="8.18cm" svg:height="1.38cm" svg:x="10.702cm" svg:y="26.194cm" presentation:class="page-number">
          <draw:text-box>
            <text:list text:style-name="ML2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presentation:style-name="Title5-title" draw:layer="backgroundobjects" svg:width="26.035cm" svg:height="2.54cm" svg:x="1.057cm" svg:y="0.423cm" presentation:class="title" presentation:placeholder="true">
        <draw:text-box/>
      </draw:frame>
      <draw:frame presentation:style-name="Title5-outline1" draw:layer="backgroundobjects" svg:width="26.035cm" svg:height="14.181cm" svg:x="1.057cm" svg:y="3.386cm" presentation:class="outline" presentation:placeholder="true">
        <draw:text-box/>
      </draw:frame>
      <draw:frame draw:style-name="Mgr4" draw:text-style-name="MP3" draw:layer="backgroundobjects" svg:width="5.733cm" svg:height="0.635cm" svg:x="1.057cm" svg:y="17.991cm" presentation:class="date-time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draw:style-name="Mgr4" draw:text-style-name="MP5" draw:layer="backgroundobjects" svg:width="5.732cm" svg:height="0.635cm" svg:x="21.167cm" svg:y="17.991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9" draw:text-style-name="MP3" draw:layer="backgroundobjects" svg:width="8.18cm" svg:height="1.38cm" svg:x="0cm" svg:y="0cm" presentation:class="header">
          <draw:text-box>
            <text:list text:style-name="ML2">
              <text:list-header>
                <text:p text:style-name="MP2"><text:span text:style-name="MT3">lec00-outline</text:span></text:p>
              </text:list-header>
            </text:list>
          </draw:text-box>
        </draw:frame>
        <draw:frame presentation:style-name="Mpr9" draw:text-style-name="MP5" draw:layer="backgroundobjects" svg:width="8.18cm" svg:height="1.38cm" svg:x="10.702cm" svg:y="0cm" presentation:class="date-time">
          <draw:text-box>
            <text:list text:style-name="ML2">
              <text:list-header>
                <text:p text:style-name="MP4"><text:span text:style-name="MT3"><text:date style:data-style-name="D6" text:date-value="2020-01-24">January 24, 2020</text:date></text:span></text:p>
              </text:list-header>
            </text:list>
          </draw:text-box>
        </draw:frame>
        <draw:page-thumbnail presentation:style-name="Title5-title" draw:layer="backgroundobjects" svg:width="14.931cm" svg:height="10.337cm" svg:x="1.979cm" svg:y="2.067cm" presentation:class="page"/>
        <draw:frame presentation:style-name="Title5-notes" draw:layer="backgroundobjects" svg:width="13.846cm" svg:height="12.4cm" svg:x="2.518cm" svg:y="13.106cm" presentation:class="notes" presentation:placeholder="true">
          <draw:text-box/>
        </draw:frame>
        <draw:frame presentation:style-name="Mpr10" draw:text-style-name="MP3" draw:layer="backgroundobjects" svg:width="8.18cm" svg:height="1.38cm" svg:x="0cm" svg:y="26.194cm" presentation:class="footer">
          <draw:text-box>
            <text:p/>
          </draw:text-box>
        </draw:frame>
        <draw:frame presentation:style-name="Mpr10" draw:text-style-name="MP5" draw:layer="backgroundobjects" svg:width="8.18cm" svg:height="1.38cm" svg:x="10.702cm" svg:y="26.194cm" presentation:class="page-number">
          <draw:text-box>
            <text:list text:style-name="ML2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presentation:style-name="Title6-title" draw:layer="backgroundobjects" svg:width="26.035cm" svg:height="2.54cm" svg:x="1.057cm" svg:y="0.423cm" presentation:class="title" presentation:placeholder="true">
        <draw:text-box/>
      </draw:frame>
      <draw:frame presentation:style-name="Title6-outline1" draw:layer="backgroundobjects" svg:width="26.035cm" svg:height="14.181cm" svg:x="1.057cm" svg:y="3.386cm" presentation:class="outline" presentation:placeholder="true">
        <draw:text-box/>
      </draw:frame>
      <draw:frame draw:style-name="Mgr4" draw:text-style-name="MP3" draw:layer="backgroundobjects" svg:width="5.733cm" svg:height="0.635cm" svg:x="1.057cm" svg:y="17.991cm" presentation:class="date-time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draw:style-name="Mgr4" draw:text-style-name="MP5" draw:layer="backgroundobjects" svg:width="5.732cm" svg:height="0.635cm" svg:x="21.167cm" svg:y="17.991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11" draw:text-style-name="MP3" draw:layer="backgroundobjects" svg:width="8.18cm" svg:height="1.38cm" svg:x="0cm" svg:y="0cm" presentation:class="header">
          <draw:text-box>
            <text:list text:style-name="ML2">
              <text:list-header>
                <text:p text:style-name="MP2"><text:span text:style-name="MT3">lec00-outline</text:span></text:p>
              </text:list-header>
            </text:list>
          </draw:text-box>
        </draw:frame>
        <draw:frame presentation:style-name="Mpr11" draw:text-style-name="MP5" draw:layer="backgroundobjects" svg:width="8.18cm" svg:height="1.38cm" svg:x="10.702cm" svg:y="0cm" presentation:class="date-time">
          <draw:text-box>
            <text:list text:style-name="ML2">
              <text:list-header>
                <text:p text:style-name="MP4"><text:span text:style-name="MT3"><text:date style:data-style-name="D6" text:date-value="2020-01-24">January 24, 2020</text:date></text:span></text:p>
              </text:list-header>
            </text:list>
          </draw:text-box>
        </draw:frame>
        <draw:page-thumbnail presentation:style-name="Title6-title" draw:layer="backgroundobjects" svg:width="14.931cm" svg:height="10.337cm" svg:x="1.979cm" svg:y="2.067cm" presentation:class="page"/>
        <draw:frame presentation:style-name="Title6-notes" draw:layer="backgroundobjects" svg:width="13.846cm" svg:height="12.4cm" svg:x="2.518cm" svg:y="13.106cm" presentation:class="notes" presentation:placeholder="true">
          <draw:text-box/>
        </draw:frame>
        <draw:frame presentation:style-name="Mpr12" draw:text-style-name="MP3" draw:layer="backgroundobjects" svg:width="8.18cm" svg:height="1.38cm" svg:x="0cm" svg:y="26.194cm" presentation:class="footer">
          <draw:text-box>
            <text:p/>
          </draw:text-box>
        </draw:frame>
        <draw:frame presentation:style-name="Mpr12" draw:text-style-name="MP5" draw:layer="backgroundobjects" svg:width="8.18cm" svg:height="1.38cm" svg:x="10.702cm" svg:y="26.194cm" presentation:class="page-number">
          <draw:text-box>
            <text:list text:style-name="ML2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presentation:style-name="Title7-title" draw:layer="backgroundobjects" svg:width="26.035cm" svg:height="2.54cm" svg:x="1.057cm" svg:y="0.423cm" presentation:class="title" presentation:placeholder="true">
        <draw:text-box/>
      </draw:frame>
      <draw:frame presentation:style-name="Title7-outline1" draw:layer="backgroundobjects" svg:width="26.035cm" svg:height="14.181cm" svg:x="1.057cm" svg:y="3.386cm" presentation:class="outline" presentation:placeholder="true">
        <draw:text-box/>
      </draw:frame>
      <draw:frame draw:style-name="Mgr4" draw:text-style-name="MP3" draw:layer="backgroundobjects" svg:width="5.733cm" svg:height="0.635cm" svg:x="1.057cm" svg:y="17.991cm" presentation:class="date-time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draw:style-name="Mgr4" draw:text-style-name="MP5" draw:layer="backgroundobjects" svg:width="5.732cm" svg:height="0.635cm" svg:x="21.167cm" svg:y="17.991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13" draw:text-style-name="MP3" draw:layer="backgroundobjects" svg:width="8.18cm" svg:height="1.38cm" svg:x="0cm" svg:y="0cm" presentation:class="header">
          <draw:text-box>
            <text:list text:style-name="ML2">
              <text:list-header>
                <text:p text:style-name="MP2"><text:span text:style-name="MT3">lec00-outline</text:span></text:p>
              </text:list-header>
            </text:list>
          </draw:text-box>
        </draw:frame>
        <draw:frame presentation:style-name="Mpr13" draw:text-style-name="MP5" draw:layer="backgroundobjects" svg:width="8.18cm" svg:height="1.38cm" svg:x="10.702cm" svg:y="0cm" presentation:class="date-time">
          <draw:text-box>
            <text:list text:style-name="ML2">
              <text:list-header>
                <text:p text:style-name="MP4"><text:span text:style-name="MT3"><text:date style:data-style-name="D6" text:date-value="2020-01-24">January 24, 2020</text:date></text:span></text:p>
              </text:list-header>
            </text:list>
          </draw:text-box>
        </draw:frame>
        <draw:page-thumbnail presentation:style-name="Title7-title" draw:layer="backgroundobjects" svg:width="14.931cm" svg:height="10.337cm" svg:x="1.979cm" svg:y="2.067cm" presentation:class="page"/>
        <draw:frame presentation:style-name="Title7-notes" draw:layer="backgroundobjects" svg:width="13.846cm" svg:height="12.4cm" svg:x="2.518cm" svg:y="13.106cm" presentation:class="notes" presentation:placeholder="true">
          <draw:text-box/>
        </draw:frame>
        <draw:frame presentation:style-name="Mpr14" draw:text-style-name="MP3" draw:layer="backgroundobjects" svg:width="8.18cm" svg:height="1.38cm" svg:x="0cm" svg:y="26.194cm" presentation:class="footer">
          <draw:text-box>
            <text:p/>
          </draw:text-box>
        </draw:frame>
        <draw:frame presentation:style-name="Mpr14" draw:text-style-name="MP5" draw:layer="backgroundobjects" svg:width="8.18cm" svg:height="1.38cm" svg:x="10.702cm" svg:y="26.194cm" presentation:class="page-number">
          <draw:text-box>
            <text:list text:style-name="ML2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presentation:style-name="Title8-title" draw:layer="backgroundobjects" svg:width="26.035cm" svg:height="2.54cm" svg:x="1.057cm" svg:y="0.423cm" presentation:class="title" presentation:placeholder="true">
        <draw:text-box/>
      </draw:frame>
      <draw:frame presentation:style-name="Title8-outline1" draw:layer="backgroundobjects" svg:width="26.035cm" svg:height="14.181cm" svg:x="1.057cm" svg:y="3.386cm" presentation:class="outline" presentation:placeholder="true">
        <draw:text-box/>
      </draw:frame>
      <draw:frame draw:style-name="Mgr4" draw:text-style-name="MP3" draw:layer="backgroundobjects" svg:width="5.733cm" svg:height="0.635cm" svg:x="1.057cm" svg:y="17.991cm" presentation:class="date-time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draw:style-name="Mgr4" draw:text-style-name="MP5" draw:layer="backgroundobjects" svg:width="5.732cm" svg:height="0.635cm" svg:x="21.167cm" svg:y="17.991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15" draw:text-style-name="MP3" draw:layer="backgroundobjects" svg:width="8.18cm" svg:height="1.38cm" svg:x="0cm" svg:y="0cm" presentation:class="header">
          <draw:text-box>
            <text:list text:style-name="ML2">
              <text:list-header>
                <text:p text:style-name="MP2"><text:span text:style-name="MT3">lec00-outline</text:span></text:p>
              </text:list-header>
            </text:list>
          </draw:text-box>
        </draw:frame>
        <draw:frame presentation:style-name="Mpr15" draw:text-style-name="MP5" draw:layer="backgroundobjects" svg:width="8.18cm" svg:height="1.38cm" svg:x="10.702cm" svg:y="0cm" presentation:class="date-time">
          <draw:text-box>
            <text:list text:style-name="ML2">
              <text:list-header>
                <text:p text:style-name="MP4"><text:span text:style-name="MT3"><text:date style:data-style-name="D6" text:date-value="2020-01-24">January 24, 2020</text:date></text:span></text:p>
              </text:list-header>
            </text:list>
          </draw:text-box>
        </draw:frame>
        <draw:page-thumbnail presentation:style-name="Title8-title" draw:layer="backgroundobjects" svg:width="14.931cm" svg:height="10.337cm" svg:x="1.979cm" svg:y="2.067cm" presentation:class="page"/>
        <draw:frame presentation:style-name="Title8-notes" draw:layer="backgroundobjects" svg:width="13.846cm" svg:height="12.4cm" svg:x="2.518cm" svg:y="13.106cm" presentation:class="notes" presentation:placeholder="true">
          <draw:text-box/>
        </draw:frame>
        <draw:frame presentation:style-name="Mpr16" draw:text-style-name="MP3" draw:layer="backgroundobjects" svg:width="8.18cm" svg:height="1.38cm" svg:x="0cm" svg:y="26.194cm" presentation:class="footer">
          <draw:text-box>
            <text:p/>
          </draw:text-box>
        </draw:frame>
        <draw:frame presentation:style-name="Mpr16" draw:text-style-name="MP5" draw:layer="backgroundobjects" svg:width="8.18cm" svg:height="1.38cm" svg:x="10.702cm" svg:y="26.194cm" presentation:class="page-number">
          <draw:text-box>
            <text:list text:style-name="ML2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presentation:style-name="Title9-title" draw:layer="backgroundobjects" svg:width="26.035cm" svg:height="2.54cm" svg:x="1.057cm" svg:y="0.423cm" presentation:class="title" presentation:placeholder="true">
        <draw:text-box/>
      </draw:frame>
      <draw:frame presentation:style-name="Title9-outline1" draw:layer="backgroundobjects" svg:width="26.035cm" svg:height="14.181cm" svg:x="1.057cm" svg:y="3.386cm" presentation:class="outline" presentation:placeholder="true">
        <draw:text-box/>
      </draw:frame>
      <draw:frame draw:style-name="Mgr4" draw:text-style-name="MP3" draw:layer="backgroundobjects" svg:width="5.733cm" svg:height="0.635cm" svg:x="1.057cm" svg:y="17.991cm" presentation:class="date-time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draw:style-name="Mgr4" draw:text-style-name="MP5" draw:layer="backgroundobjects" svg:width="5.732cm" svg:height="0.635cm" svg:x="21.167cm" svg:y="17.991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17" draw:text-style-name="MP3" draw:layer="backgroundobjects" svg:width="8.18cm" svg:height="1.38cm" svg:x="0cm" svg:y="0cm" presentation:class="header">
          <draw:text-box>
            <text:list text:style-name="ML2">
              <text:list-header>
                <text:p text:style-name="MP2"><text:span text:style-name="MT3">lec00-outline</text:span></text:p>
              </text:list-header>
            </text:list>
          </draw:text-box>
        </draw:frame>
        <draw:frame presentation:style-name="Mpr17" draw:text-style-name="MP5" draw:layer="backgroundobjects" svg:width="8.18cm" svg:height="1.38cm" svg:x="10.702cm" svg:y="0cm" presentation:class="date-time">
          <draw:text-box>
            <text:list text:style-name="ML2">
              <text:list-header>
                <text:p text:style-name="MP4"><text:span text:style-name="MT3"><text:date style:data-style-name="D6" text:date-value="2020-01-24">January 24, 2020</text:date></text:span></text:p>
              </text:list-header>
            </text:list>
          </draw:text-box>
        </draw:frame>
        <draw:page-thumbnail presentation:style-name="Title9-title" draw:layer="backgroundobjects" svg:width="14.931cm" svg:height="10.337cm" svg:x="1.979cm" svg:y="2.067cm" presentation:class="page"/>
        <draw:frame presentation:style-name="Title9-notes" draw:layer="backgroundobjects" svg:width="13.846cm" svg:height="12.4cm" svg:x="2.518cm" svg:y="13.106cm" presentation:class="notes" presentation:placeholder="true">
          <draw:text-box/>
        </draw:frame>
        <draw:frame presentation:style-name="Mpr18" draw:text-style-name="MP3" draw:layer="backgroundobjects" svg:width="8.18cm" svg:height="1.38cm" svg:x="0cm" svg:y="26.194cm" presentation:class="footer">
          <draw:text-box>
            <text:p/>
          </draw:text-box>
        </draw:frame>
        <draw:frame presentation:style-name="Mpr18" draw:text-style-name="MP5" draw:layer="backgroundobjects" svg:width="8.18cm" svg:height="1.38cm" svg:x="10.702cm" svg:y="26.194cm" presentation:class="page-number">
          <draw:text-box>
            <text:list text:style-name="ML2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S416 Compiler Design</dc:title>
    <meta:initial-creator>Ilyas Cicekli</meta:initial-creator>
    <meta:creation-date>1999-01-21T01:27:44.710000000</meta:creation-date>
    <dc:date>2020-01-24T18:25:46.543751583</dc:date>
    <meta:print-date>1999-09-09T08:45:50.880000000</meta:print-date>
    <meta:editing-cycles>203</meta:editing-cycles>
    <meta:editing-duration>P1DT23H47M37S</meta:editing-duration>
    <meta:document-statistic meta:object-count="807"/>
    <meta:generator>LibreOffice/6.0.7.3$Linux_X86_64 LibreOffice_project/00m0$Build-3</meta:generator>
    <meta:user-defined meta:name="BackColor" meta:value-type="float">15132390</meta:user-defined>
    <meta:user-defined meta:name="ButtonType" meta:value-type="float">3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omePage" meta:value-type="string">http://www.cs.columbia.edu/~radev/cs4705/</meta:user-defined>
    <meta:user-defined meta:name="LinkColor" meta:value-type="float">16711782</meta:user-defined>
    <meta:user-defined meta:name="MSIP_Label_f2ed062d-8486-4f50-a4f1-3cce0dd00d64_ActionId" meta:value-type="string">2399aa3f-e07b-4719-b3b7-00003d4aa551</meta:user-defined>
    <meta:user-defined meta:name="MSIP_Label_f2ed062d-8486-4f50-a4f1-3cce0dd00d64_ContentBits" meta:value-type="string">0</meta:user-defined>
    <meta:user-defined meta:name="MSIP_Label_f2ed062d-8486-4f50-a4f1-3cce0dd00d64_Enabled" meta:value-type="string">true</meta:user-defined>
    <meta:user-defined meta:name="MSIP_Label_f2ed062d-8486-4f50-a4f1-3cce0dd00d64_Method" meta:value-type="string">Privileged</meta:user-defined>
    <meta:user-defined meta:name="MSIP_Label_f2ed062d-8486-4f50-a4f1-3cce0dd00d64_Name" meta:value-type="string">Non-Business</meta:user-defined>
    <meta:user-defined meta:name="MSIP_Label_f2ed062d-8486-4f50-a4f1-3cce0dd00d64_SetDate" meta:value-type="string">2019-12-26T04:44:43Z</meta:user-defined>
    <meta:user-defined meta:name="MSIP_Label_f2ed062d-8486-4f50-a4f1-3cce0dd00d64_SiteId" meta:value-type="string">3dd8961f-e488-4e60-8e11-a82d994e183d</meta:user-defined>
    <meta:user-defined meta:name="MailAddress" meta:value-type="string">radev@cs.columbia.edu</meta:user-defined>
    <meta:user-defined meta:name="NavBtnPos" meta:value-type="float">1</meta:user-defined>
    <meta:user-defined meta:name="Other" meta:value-type="string"/>
    <meta:user-defined meta:name="OutputDir" meta:value-type="string">F:\html\cs4705</meta:user-defined>
    <meta:user-defined meta:name="ScreenSize" meta:value-type="float">2</meta:user-defined>
    <meta:user-defined meta:name="ScreenUsage" meta:value-type="float">2</meta:user-defined>
    <meta:user-defined meta:name="ShowNotes" meta:value-type="boolean">false</meta:user-defined>
    <meta:user-defined meta:name="TemplateType" meta:value-type="float">2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</office:meta>
</office:document-meta>
</file>

<file path=Object 1/content.xml><?xml version="1.0" encoding="utf-8"?>
<math xmlns="http://www.w3.org/1998/Math/MathML" display="block">
  <semantics>
    <mrow>
      <mstyle mathsize="12pt">
        <mrow>
          <munderover>
            <mrow/>
            <mstyle mathsize="8pt">
              <mrow>
                <mi>i</mi>
                <mo stretchy="false">=</mo>
                <mn>0</mn>
              </mrow>
            </mstyle>
            <mstyle mathsize="8pt">
              <mi mathvariant="normal">∞</mi>
            </mstyle>
          </munderover>
          <msup>
            <mi>L</mi>
            <mstyle mathsize="8pt">
              <mi>i</mi>
            </mstyle>
          </msup>
        </mrow>
      </mstyle>
      <mrow/>
    </mrow>
    <annotation encoding="StarMath 5.0"> size 12{ union cSub { size 8{i=0} }  cSup { size 8{ infinity } }  {L rSup { size 8{i} } } } {}</annotation>
  </semantics>
</math>
</file>

<file path=Object 2/content.xml><?xml version="1.0" encoding="utf-8"?>
<math xmlns="http://www.w3.org/1998/Math/MathML" display="block">
  <semantics>
    <mrow>
      <mstyle mathsize="12pt">
        <mrow>
          <munderover>
            <mrow/>
            <mstyle mathsize="8pt">
              <mrow>
                <mi>i</mi>
                <mo stretchy="false">=</mo>
                <mn>1</mn>
              </mrow>
            </mstyle>
            <mstyle mathsize="8pt">
              <mi mathvariant="normal">∞</mi>
            </mstyle>
          </munderover>
          <msup>
            <mi>L</mi>
            <mstyle mathsize="8pt">
              <mi>i</mi>
            </mstyle>
          </msup>
        </mrow>
      </mstyle>
      <mrow/>
    </mrow>
    <annotation encoding="StarMath 5.0"> size 12{ union cSub { size 8{i=1} }  cSup { size 8{ infinity } }  {L rSup { size 8{i} } } } {}</annotation>
  </semantics>
</math>
</file>